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rlito1" svg:font-family="Carlito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413cm"/>
    </style:style>
    <style:style style:name="co8" style:family="table-column">
      <style:table-column-properties fo:break-before="auto" style:column-width="0.499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0.721cm" fo:break-before="auto" style:use-optimal-row-height="false"/>
    </style:style>
    <style:style style:name="ro5" style:family="table-row">
      <style:table-row-properties style:row-height="1.44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487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8" style:family="table-cell" style:parent-style-name="Default">
      <style:text-properties style:font-name="Carlito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rlito"/>
    </style:style>
    <style:style style:name="ce10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Carlito"/>
    </style:style>
    <style:style style:name="ce15" style:family="table-cell" style:parent-style-name="Default">
      <style:text-properties style:font-name="Carlito" fo:font-size="12pt" style:font-size-asian="12pt" style:font-size-complex="12pt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font-name="Carlito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1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arlit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2">
      <style:text-properties style:font-name="Carlito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1" fo:font-size="12pt" fo:font-weight="bold" style:font-name-asian="Carlito1" style:font-size-asian="12pt" style:font-weight-asian="bold" style:font-name-complex="Carlito1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6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/>
    </style:style>
    <style:style style:name="ce3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rli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text-position="33% 58%"/>
    </style:style>
    <style:style style:name="T4" style:family="text">
      <style:text-properties style:font-name="Carlito" style:font-name-asian="Carlito" style:font-name-complex="Carlito"/>
    </style:style>
    <style:style style:name="T5" style:family="text">
      <style:text-properties style:font-name="Calibri"/>
    </style:style>
    <style:style style:name="T6" style:family="text">
      <style:text-properties style:font-name="Calibri" style:text-position="-33% 58%"/>
    </style:style>
    <style:style style:name="T7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 - Circular Fring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number-columns-repeated="58" table:default-cell-style-name="ce9"/>
        <table:table-column table:style-name="co4" table:number-columns-repeated="960" table:default-cell-style-name="ce8"/>
        <table:table-column table:style-name="co5" table:default-cell-style-name="ce8"/>
        <table:table-row table:style-name="ro1">
          <table:table-cell table:style-name="ce3" office:value-type="string" calcext:value-type="string">
            <text:p>Relative Order (n)</text:p>
          </table:table-cell>
          <table:table-cell table:style-name="ce3" office:value-type="string" calcext:value-type="string">
            <text:p>Left [cm]</text:p>
          </table:table-cell>
          <table:table-cell table:style-name="ce3" office:value-type="string" calcext:value-type="string">
            <text:p>Right [cm]</text:p>
          </table:table-cell>
          <table:table-cell table:style-name="ce3" office:value-type="string" calcext:value-type="string">
            <text:p>Up [cm]</text:p>
          </table:table-cell>
          <table:table-cell table:style-name="ce3" office:value-type="string" calcext:value-type="string">
            <text:p>Down [cm]</text:p>
          </table:table-cell>
          <table:table-cell table:style-name="ce11" office:value-type="string" calcext:value-type="string">
            <text:p>d<text:span text:style-name="T1">lr</text:span></text:p>
          </table:table-cell>
          <table:table-cell table:style-name="ce11" office:value-type="string" calcext:value-type="string">
            <text:p>d<text:span text:style-name="T1">ud</text:span></text:p>
          </table:table-cell>
          <table:table-cell table:style-name="ce11" office:value-type="string" calcext:value-type="string">
            <text:p>d<text:span text:style-name="T1">n</text:span></text:p>
          </table:table-cell>
          <table:table-cell table:style-name="ce11" table:number-columns-repeated="55"/>
          <table:table-cell table:style-name="ce15" table:number-columns-repeated="96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float" office:value="7.81" calcext:value-type="float">
            <text:p>7.81</text:p>
          </table:table-cell>
          <table:table-cell table:style-name="ce10" office:value-type="float" office:value="10.01" calcext:value-type="float">
            <text:p>10.01</text:p>
          </table:table-cell>
          <table:table-cell table:style-name="ce10" office:value-type="float" office:value="10.82" calcext:value-type="float">
            <text:p>10.82</text:p>
          </table:table-cell>
          <table:table-cell table:style-name="ce10" office:value-type="float" office:value="13.07" calcext:value-type="float">
            <text:p>13.07</text:p>
          </table:table-cell>
          <table:table-cell table:style-name="ce13" table:formula="of:=[.C2]-[.B2]" office:value-type="float" office:value="2.2" calcext:value-type="float">
            <text:p>2.20</text:p>
          </table:table-cell>
          <table:table-cell table:style-name="ce13" table:formula="of:=[.E2]-[.D2]" office:value-type="float" office:value="2.25" calcext:value-type="float">
            <text:p>2.25</text:p>
          </table:table-cell>
          <table:table-cell table:style-name="ce13" table:formula="of:=([.F2]+[.G2])/2" office:value-type="float" office:value="2.225" calcext:value-type="float">
            <text:p>2.23</text:p>
          </table:table-cell>
          <table:table-cell table:number-columns-repeated="10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float" office:value="7.73" calcext:value-type="float">
            <text:p>7.73</text:p>
          </table:table-cell>
          <table:table-cell table:style-name="ce10" office:value-type="float" office:value="10.1" calcext:value-type="float">
            <text:p>10.10</text:p>
          </table:table-cell>
          <table:table-cell table:style-name="ce10" office:value-type="float" office:value="10.73" calcext:value-type="float">
            <text:p>10.73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3" table:formula="of:=[.C3]-[.B3]" office:value-type="float" office:value="2.37" calcext:value-type="float">
            <text:p>2.37</text:p>
          </table:table-cell>
          <table:table-cell table:style-name="ce13" table:formula="of:=[.E3]-[.D3]" office:value-type="float" office:value="2.44" calcext:value-type="float">
            <text:p>2.44</text:p>
          </table:table-cell>
          <table:table-cell table:style-name="ce13" table:formula="of:=([.F3]+[.G3])/2" office:value-type="float" office:value="2.405" calcext:value-type="float">
            <text:p>2.41</text:p>
          </table:table-cell>
          <table:table-cell table:number-columns-repeated="101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0" office:value-type="float" office:value="7.63" calcext:value-type="float">
            <text:p>7.63</text:p>
          </table:table-cell>
          <table:table-cell table:style-name="ce10" office:value-type="float" office:value="10.19" calcext:value-type="float">
            <text:p>10.19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3.26" calcext:value-type="float">
            <text:p>13.26</text:p>
          </table:table-cell>
          <table:table-cell table:style-name="ce13" table:formula="of:=[.C4]-[.B4]" office:value-type="float" office:value="2.56" calcext:value-type="float">
            <text:p>2.56</text:p>
          </table:table-cell>
          <table:table-cell table:style-name="ce13" table:formula="of:=[.E4]-[.D4]" office:value-type="float" office:value="2.61" calcext:value-type="float">
            <text:p>2.61</text:p>
          </table:table-cell>
          <table:table-cell table:style-name="ce13" table:formula="of:=([.F4]+[.G4])/2" office:value-type="float" office:value="2.585" calcext:value-type="float">
            <text:p>2.59</text:p>
          </table:table-cell>
          <table:table-cell table:number-columns-repeated="101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0" office:value-type="float" office:value="7.55" calcext:value-type="float">
            <text:p>7.55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0.56" calcext:value-type="float">
            <text:p>10.56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3" table:formula="of:=[.C5]-[.B5]" office:value-type="float" office:value="2.72" calcext:value-type="float">
            <text:p>2.72</text:p>
          </table:table-cell>
          <table:table-cell table:style-name="ce13" table:formula="of:=[.E5]-[.D5]" office:value-type="float" office:value="2.79" calcext:value-type="float">
            <text:p>2.79</text:p>
          </table:table-cell>
          <table:table-cell table:style-name="ce13" table:formula="of:=([.F5]+[.G5])/2" office:value-type="float" office:value="2.755" calcext:value-type="float">
            <text:p>2.76</text:p>
          </table:table-cell>
          <table:table-cell table:number-columns-repeated="101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float" office:value="7.48" calcext:value-type="float">
            <text:p>7.48</text:p>
          </table:table-cell>
          <table:table-cell table:style-name="ce10" office:value-type="float" office:value="10.33" calcext:value-type="float">
            <text:p>10.33</text:p>
          </table:table-cell>
          <table:table-cell table:style-name="ce10" office:value-type="float" office:value="10.49" calcext:value-type="float">
            <text:p>10.49</text:p>
          </table:table-cell>
          <table:table-cell table:style-name="ce10" office:value-type="float" office:value="13.43" calcext:value-type="float">
            <text:p>13.43</text:p>
          </table:table-cell>
          <table:table-cell table:style-name="ce13" table:formula="of:=[.C6]-[.B6]" office:value-type="float" office:value="2.85" calcext:value-type="float">
            <text:p>2.85</text:p>
          </table:table-cell>
          <table:table-cell table:style-name="ce13" table:formula="of:=[.E6]-[.D6]" office:value-type="float" office:value="2.94" calcext:value-type="float">
            <text:p>2.94</text:p>
          </table:table-cell>
          <table:table-cell table:style-name="ce13" table:formula="of:=([.F6]+[.G6])/2" office:value-type="float" office:value="2.895" calcext:value-type="float">
            <text:p>2.90</text:p>
          </table:table-cell>
          <table:table-cell table:number-columns-repeated="1016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0" office:value-type="float" office:value="7.42" calcext:value-type="float">
            <text:p>7.42</text:p>
          </table:table-cell>
          <table:table-cell table:style-name="ce10" office:value-type="float" office:value="10.4" calcext:value-type="float">
            <text:p>10.40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0" office:value-type="float" office:value="13.5" calcext:value-type="float">
            <text:p>13.50</text:p>
          </table:table-cell>
          <table:table-cell table:style-name="ce13" table:formula="of:=[.C7]-[.B7]" office:value-type="float" office:value="2.98" calcext:value-type="float">
            <text:p>2.98</text:p>
          </table:table-cell>
          <table:table-cell table:style-name="ce13" table:formula="of:=[.E7]-[.D7]" office:value-type="float" office:value="3.08" calcext:value-type="float">
            <text:p>3.08</text:p>
          </table:table-cell>
          <table:table-cell table:style-name="ce13" table:formula="of:=([.F7]+[.G7])/2" office:value-type="float" office:value="3.03" calcext:value-type="float">
            <text:p>3.03</text:p>
          </table:table-cell>
          <table:table-cell table:number-columns-repeated="1016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0" office:value-type="float" office:value="7.34" calcext:value-type="float">
            <text:p>7.34</text:p>
          </table:table-cell>
          <table:table-cell table:style-name="ce10" office:value-type="float" office:value="10.46" calcext:value-type="float">
            <text:p>10.46</text:p>
          </table:table-cell>
          <table:table-cell table:style-name="ce10" office:value-type="float" office:value="10.35" calcext:value-type="float">
            <text:p>10.35</text:p>
          </table:table-cell>
          <table:table-cell table:style-name="ce10" office:value-type="float" office:value="13.56" calcext:value-type="float">
            <text:p>13.56</text:p>
          </table:table-cell>
          <table:table-cell table:style-name="ce13" table:formula="of:=[.C8]-[.B8]" office:value-type="float" office:value="3.12" calcext:value-type="float">
            <text:p>3.12</text:p>
          </table:table-cell>
          <table:table-cell table:style-name="ce13" table:formula="of:=[.E8]-[.D8]" office:value-type="float" office:value="3.21" calcext:value-type="float">
            <text:p>3.21</text:p>
          </table:table-cell>
          <table:table-cell table:style-name="ce13" table:formula="of:=([.F8]+[.G8])/2" office:value-type="float" office:value="3.165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float" office:value="7.28" calcext:value-type="float">
            <text:p>7.28</text:p>
          </table:table-cell>
          <table:table-cell table:style-name="ce10" office:value-type="float" office:value="10.52" calcext:value-type="float">
            <text:p>10.52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13.61" calcext:value-type="float">
            <text:p>13.61</text:p>
          </table:table-cell>
          <table:table-cell table:style-name="ce13" table:formula="of:=[.C9]-[.B9]" office:value-type="float" office:value="3.24" calcext:value-type="float">
            <text:p>3.24</text:p>
          </table:table-cell>
          <table:table-cell table:style-name="ce13" table:formula="of:=[.E9]-[.D9]" office:value-type="float" office:value="3.34" calcext:value-type="float">
            <text:p>3.34</text:p>
          </table:table-cell>
          <table:table-cell table:style-name="ce13" table:formula="of:=([.F9]+[.G9])/2" office:value-type="float" office:value="3.29" calcext:value-type="float">
            <text:p>3.29</text:p>
          </table:table-cell>
          <table:table-cell table:number-columns-repeated="1016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float" office:value="7.22" calcext:value-type="float">
            <text:p>7.22</text:p>
          </table:table-cell>
          <table:table-cell table:style-name="ce10" office:value-type="float" office:value="10.59" calcext:value-type="float">
            <text:p>10.59</text:p>
          </table:table-cell>
          <table:table-cell table:style-name="ce10" office:value-type="float" office:value="10.21" calcext:value-type="float">
            <text:p>10.21</text:p>
          </table:table-cell>
          <table:table-cell table:style-name="ce10" office:value-type="float" office:value="13.68" calcext:value-type="float">
            <text:p>13.68</text:p>
          </table:table-cell>
          <table:table-cell table:style-name="ce13" table:formula="of:=[.C10]-[.B10]" office:value-type="float" office:value="3.37" calcext:value-type="float">
            <text:p>3.37</text:p>
          </table:table-cell>
          <table:table-cell table:style-name="ce13" table:formula="of:=[.E10]-[.D10]" office:value-type="float" office:value="3.47" calcext:value-type="float">
            <text:p>3.47</text:p>
          </table:table-cell>
          <table:table-cell table:style-name="ce13" table:formula="of:=([.F10]+[.G10])/2" office:value-type="float" office:value="3.42" calcext:value-type="float">
            <text:p>3.42</text:p>
          </table:table-cell>
          <table:table-cell table:number-columns-repeated="1016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.17" calcext:value-type="float">
            <text:p>7.17</text:p>
          </table:table-cell>
          <table:table-cell table:style-name="ce10" office:value-type="float" office:value="10.65" calcext:value-type="float">
            <text:p>10.65</text:p>
          </table:table-cell>
          <table:table-cell table:style-name="ce10" office:value-type="float" office:value="10.15" calcext:value-type="float">
            <text:p>10.15</text:p>
          </table:table-cell>
          <table:table-cell table:style-name="ce10" office:value-type="float" office:value="13.74" calcext:value-type="float">
            <text:p>13.74</text:p>
          </table:table-cell>
          <table:table-cell table:style-name="ce13" table:formula="of:=[.C11]-[.B11]" office:value-type="float" office:value="3.48" calcext:value-type="float">
            <text:p>3.48</text:p>
          </table:table-cell>
          <table:table-cell table:style-name="ce13" table:formula="of:=[.E11]-[.D11]" office:value-type="float" office:value="3.59" calcext:value-type="float">
            <text:p>3.59</text:p>
          </table:table-cell>
          <table:table-cell table:style-name="ce13" table:formula="of:=([.F11]+[.G11])/2" office:value-type="float" office:value="3.535" calcext:value-type="float">
            <text:p>3.54</text:p>
          </table:table-cell>
          <table:table-cell table:number-columns-repeated="1016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float" office:value="7.1" calcext:value-type="float">
            <text:p>7.10</text:p>
          </table:table-cell>
          <table:table-cell table:style-name="ce10" office:value-type="float" office:value="10.71" calcext:value-type="float">
            <text:p>10.71</text:p>
          </table:table-cell>
          <table:table-cell table:style-name="ce10" office:value-type="float" office:value="10.09" calcext:value-type="float">
            <text:p>10.09</text:p>
          </table:table-cell>
          <table:table-cell table:style-name="ce10" office:value-type="float" office:value="13.8" calcext:value-type="float">
            <text:p>13.80</text:p>
          </table:table-cell>
          <table:table-cell table:style-name="ce13" table:formula="of:=[.C12]-[.B12]" office:value-type="float" office:value="3.61" calcext:value-type="float">
            <text:p>3.61</text:p>
          </table:table-cell>
          <table:table-cell table:style-name="ce13" table:formula="of:=[.E12]-[.D12]" office:value-type="float" office:value="3.71" calcext:value-type="float">
            <text:p>3.71</text:p>
          </table:table-cell>
          <table:table-cell table:style-name="ce13" table:formula="of:=([.F12]+[.G12])/2" office:value-type="float" office:value="3.66" calcext:value-type="float">
            <text:p>3.66</text:p>
          </table:table-cell>
          <table:table-cell table:number-columns-repeated="1016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0" office:value-type="float" office:value="7.05" calcext:value-type="float">
            <text:p>7.05</text:p>
          </table:table-cell>
          <table:table-cell table:style-name="ce10" office:value-type="float" office:value="10.76" calcext:value-type="float">
            <text:p>10.76</text:p>
          </table:table-cell>
          <table:table-cell table:style-name="ce10" office:value-type="float" office:value="10.04" calcext:value-type="float">
            <text:p>10.04</text:p>
          </table:table-cell>
          <table:table-cell table:style-name="ce10" office:value-type="float" office:value="13.85" calcext:value-type="float">
            <text:p>13.85</text:p>
          </table:table-cell>
          <table:table-cell table:style-name="ce13" table:formula="of:=[.C13]-[.B13]" office:value-type="float" office:value="3.71" calcext:value-type="float">
            <text:p>3.71</text:p>
          </table:table-cell>
          <table:table-cell table:style-name="ce13" table:formula="of:=[.E13]-[.D13]" office:value-type="float" office:value="3.81" calcext:value-type="float">
            <text:p>3.81</text:p>
          </table:table-cell>
          <table:table-cell table:style-name="ce13" table:formula="of:=([.F13]+[.G13])/2" office:value-type="float" office:value="3.76" calcext:value-type="float">
            <text:p>3.76</text:p>
          </table:table-cell>
          <table:table-cell table:number-columns-repeated="1016"/>
        </table:table-row>
        <table:table-row table:style-name="ro2" table:number-rows-repeated="50">
          <table:table-cell table:style-name="ce8" table:number-columns-repeated="5"/>
          <table:table-cell table:number-columns-repeated="1019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- Elliptical Fringes" table:style-name="ta2">
        <table:table-column table:style-name="co5" table:number-columns-repeated="64" table:default-cell-style-name="ce8"/>
        <table:table-column table:style-name="co5" table:number-columns-repeated="960" table:default-cell-style-name="Default"/>
        <table:table-row table:style-name="ro3">
          <table:table-cell table:style-name="ce18" office:value-type="string" calcext:value-type="string">
            <text:p>Relative Order (n)</text:p>
          </table:table-cell>
          <table:table-cell table:style-name="ce18" office:value-type="string" calcext:value-type="string">
            <text:p>Mass (m<text:span text:style-name="T2">1</text:span>) [g]</text:p>
          </table:table-cell>
          <table:table-cell table:style-name="ce18" office:value-type="string" calcext:value-type="string">
            <text:p>Left [cm]</text:p>
          </table:table-cell>
          <table:table-cell table:style-name="ce18" office:value-type="string" calcext:value-type="string">
            <text:p>Right [cm]</text:p>
          </table:table-cell>
          <table:table-cell table:style-name="ce18" office:value-type="string" calcext:value-type="string">
            <text:p>Up [cm]</text:p>
          </table:table-cell>
          <table:table-cell table:style-name="ce18" office:value-type="string" calcext:value-type="string">
            <text:p>Down [cm]</text:p>
          </table:table-cell>
          <table:table-cell table:style-name="ce25" office:value-type="string" calcext:value-type="string">
            <text:p>d<text:span text:style-name="T1">n</text:span><text:span text:style-name="T3">’</text:span></text:p>
          </table:table-cell>
          <table:table-cell table:style-name="ce25" office:value-type="string" calcext:value-type="string">
            <text:p>d<text:span text:style-name="T1">n</text:span><text:span text:style-name="T3">”</text:span></text:p>
          </table:table-cell>
          <table:table-cell table:style-name="ce25" table:number-columns-repeated="1016"/>
        </table:table-row>
        <table:table-row table:style-name="ro2">
          <table:table-cell table:style-name="ce19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.2" calcext:value-type="float" table:number-columns-spanned="1" table:number-rows-spanned="12">
            <text:p>50.2</text:p>
          </table:table-cell>
          <table:table-cell table:style-name="ce24" office:value-type="float" office:value="4.87" calcext:value-type="float">
            <text:p>4.87</text:p>
          </table:table-cell>
          <table:table-cell table:style-name="ce24" office:value-type="float" office:value="6.51" calcext:value-type="float">
            <text:p>6.51</text:p>
          </table:table-cell>
          <table:table-cell table:style-name="ce24" office:value-type="float" office:value="8.41" calcext:value-type="float">
            <text:p>8.41</text:p>
          </table:table-cell>
          <table:table-cell table:style-name="ce24" office:value-type="float" office:value="10.8" calcext:value-type="float">
            <text:p>10.80</text:p>
          </table:table-cell>
          <table:table-cell table:style-name="ce30" table:formula="of:=[.D3]-[.C3]" office:value-type="float" office:value="1.64" calcext:value-type="float">
            <text:p>1.64</text:p>
          </table:table-cell>
          <table:table-cell table:style-name="ce30" table:formula="of:=[.F3]-[.E3]" office:value-type="float" office:value="2.39" calcext:value-type="float">
            <text:p>2.39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4.75" calcext:value-type="float">
            <text:p>4.75</text:p>
          </table:table-cell>
          <table:table-cell table:style-name="ce24" office:value-type="float" office:value="6.6" calcext:value-type="float">
            <text:p>6.60</text:p>
          </table:table-cell>
          <table:table-cell table:style-name="ce24" office:value-type="float" office:value="8.32" calcext:value-type="float">
            <text:p>8.32</text:p>
          </table:table-cell>
          <table:table-cell table:style-name="ce24" office:value-type="float" office:value="10.89" calcext:value-type="float">
            <text:p>10.89</text:p>
          </table:table-cell>
          <table:table-cell table:style-name="ce30" table:formula="of:=[.D4]-[.C4]" office:value-type="float" office:value="1.85" calcext:value-type="float">
            <text:p>1.85</text:p>
          </table:table-cell>
          <table:table-cell table:style-name="ce30" table:formula="of:=[.F4]-[.E4]" office:value-type="float" office:value="2.57" calcext:value-type="float">
            <text:p>2.57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4.68" calcext:value-type="float">
            <text:p>4.68</text:p>
          </table:table-cell>
          <table:table-cell table:style-name="ce24" office:value-type="float" office:value="6.68" calcext:value-type="float">
            <text:p>6.68</text:p>
          </table:table-cell>
          <table:table-cell table:style-name="ce24" office:value-type="float" office:value="8.25" calcext:value-type="float">
            <text:p>8.25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30" table:formula="of:=[.D5]-[.C5]" office:value-type="float" office:value="2" calcext:value-type="float">
            <text:p>2.00</text:p>
          </table:table-cell>
          <table:table-cell table:style-name="ce30" table:formula="of:=[.F5]-[.E5]" office:value-type="float" office:value="2.71" calcext:value-type="float">
            <text:p>2.71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4.6" calcext:value-type="float">
            <text:p>4.60</text:p>
          </table:table-cell>
          <table:table-cell table:style-name="ce24" office:value-type="float" office:value="6.75" calcext:value-type="float">
            <text:p>6.75</text:p>
          </table:table-cell>
          <table:table-cell table:style-name="ce24" office:value-type="float" office:value="8.16" calcext:value-type="float">
            <text:p>8.16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0" table:formula="of:=[.D6]-[.C6]" office:value-type="float" office:value="2.15" calcext:value-type="float">
            <text:p>2.15</text:p>
          </table:table-cell>
          <table:table-cell table:style-name="ce30" table:formula="of:=[.F6]-[.E6]" office:value-type="float" office:value="2.89" calcext:value-type="float">
            <text:p>2.89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4.53" calcext:value-type="float">
            <text:p>4.53</text:p>
          </table:table-cell>
          <table:table-cell table:style-name="ce24" office:value-type="float" office:value="6.81" calcext:value-type="float">
            <text:p>6.81</text:p>
          </table:table-cell>
          <table:table-cell table:style-name="ce24" office:value-type="float" office:value="8.09" calcext:value-type="float">
            <text:p>8.09</text:p>
          </table:table-cell>
          <table:table-cell table:style-name="ce24" office:value-type="float" office:value="11.11" calcext:value-type="float">
            <text:p>11.11</text:p>
          </table:table-cell>
          <table:table-cell table:style-name="ce30" table:formula="of:=[.D7]-[.C7]" office:value-type="float" office:value="2.28" calcext:value-type="float">
            <text:p>2.28</text:p>
          </table:table-cell>
          <table:table-cell table:style-name="ce30" table:formula="of:=[.F7]-[.E7]" office:value-type="float" office:value="3.02" calcext:value-type="float">
            <text:p>3.02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4.47" calcext:value-type="float">
            <text:p>4.47</text:p>
          </table:table-cell>
          <table:table-cell table:style-name="ce24" office:value-type="float" office:value="6.88" calcext:value-type="float">
            <text:p>6.88</text:p>
          </table:table-cell>
          <table:table-cell table:style-name="ce24" office:value-type="float" office:value="8.02" calcext:value-type="float">
            <text:p>8.02</text:p>
          </table:table-cell>
          <table:table-cell table:style-name="ce24" office:value-type="float" office:value="11.19" calcext:value-type="float">
            <text:p>11.19</text:p>
          </table:table-cell>
          <table:table-cell table:style-name="ce30" table:formula="of:=[.D8]-[.C8]" office:value-type="float" office:value="2.41" calcext:value-type="float">
            <text:p>2.41</text:p>
          </table:table-cell>
          <table:table-cell table:style-name="ce30" table:formula="of:=[.F8]-[.E8]" office:value-type="float" office:value="3.17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4.4" calcext:value-type="float">
            <text:p>4.40</text:p>
          </table:table-cell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26" calcext:value-type="float">
            <text:p>11.26</text:p>
          </table:table-cell>
          <table:table-cell table:style-name="ce30" table:formula="of:=[.D9]-[.C9]" office:value-type="float" office:value="2.54" calcext:value-type="float">
            <text:p>2.54</text:p>
          </table:table-cell>
          <table:table-cell table:style-name="ce30" table:formula="of:=[.F9]-[.E9]" office:value-type="float" office:value="3.31" calcext:value-type="float">
            <text:p>3.31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4.35" calcext:value-type="float">
            <text:p>4.35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1.33" calcext:value-type="float">
            <text:p>11.33</text:p>
          </table:table-cell>
          <table:table-cell table:style-name="ce30" table:formula="of:=[.D10]-[.C10]" office:value-type="float" office:value="2.65" calcext:value-type="float">
            <text:p>2.65</text:p>
          </table:table-cell>
          <table:table-cell table:style-name="ce30" table:formula="of:=[.F10]-[.E10]" office:value-type="float" office:value="3.45" calcext:value-type="float">
            <text:p>3.45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4.29" calcext:value-type="float">
            <text:p>4.29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7.81" calcext:value-type="float">
            <text:p>7.81</text:p>
          </table:table-cell>
          <table:table-cell table:style-name="ce24" office:value-type="float" office:value="11.39" calcext:value-type="float">
            <text:p>11.39</text:p>
          </table:table-cell>
          <table:table-cell table:style-name="ce30" table:formula="of:=[.D11]-[.C11]" office:value-type="float" office:value="2.76" calcext:value-type="float">
            <text:p>2.76</text:p>
          </table:table-cell>
          <table:table-cell table:style-name="ce30" table:formula="of:=[.F11]-[.E11]" office:value-type="float" office:value="3.58" calcext:value-type="float">
            <text:p>3.58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4.24" calcext:value-type="float">
            <text:p>4.24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7.75" calcext:value-type="float">
            <text:p>7.75</text:p>
          </table:table-cell>
          <table:table-cell table:style-name="ce24" office:value-type="float" office:value="11.45" calcext:value-type="float">
            <text:p>11.45</text:p>
          </table:table-cell>
          <table:table-cell table:style-name="ce30" table:formula="of:=[.D12]-[.C12]" office:value-type="float" office:value="2.87" calcext:value-type="float">
            <text:p>2.87</text:p>
          </table:table-cell>
          <table:table-cell table:style-name="ce30" table:formula="of:=[.F12]-[.E12]" office:value-type="float" office:value="3.7" calcext:value-type="float">
            <text:p>3.70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4.19" calcext:value-type="float">
            <text:p>4.19</text:p>
          </table:table-cell>
          <table:table-cell table:style-name="ce24" office:value-type="float" office:value="7.17" calcext:value-type="float">
            <text:p>7.17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1.5" calcext:value-type="float">
            <text:p>11.50</text:p>
          </table:table-cell>
          <table:table-cell table:style-name="ce30" table:formula="of:=[.D13]-[.C13]" office:value-type="float" office:value="2.98" calcext:value-type="float">
            <text:p>2.98</text:p>
          </table:table-cell>
          <table:table-cell table:style-name="ce30" table:formula="of:=[.F13]-[.E13]" office:value-type="float" office:value="3.8" calcext:value-type="float">
            <text:p>3.80</text:p>
          </table:table-cell>
          <table:table-cell table:number-columns-repeated="1016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covered-table-cell table:style-name="ce9"/>
          <table:table-cell table:style-name="ce24" office:value-type="float" office:value="4.14" calcext:value-type="float">
            <text:p>4.14</text:p>
          </table:table-cell>
          <table:table-cell table:style-name="ce24" office:value-type="float" office:value="7.23" calcext:value-type="float">
            <text:p>7.23</text:p>
          </table:table-cell>
          <table:table-cell table:style-name="ce24" office:value-type="float" office:value="7.64" calcext:value-type="float">
            <text:p>7.64</text:p>
          </table:table-cell>
          <table:table-cell table:style-name="ce24" office:value-type="float" office:value="11.55" calcext:value-type="float">
            <text:p>11.55</text:p>
          </table:table-cell>
          <table:table-cell table:style-name="ce30" table:formula="of:=[.D14]-[.C14]" office:value-type="float" office:value="3.09" calcext:value-type="float">
            <text:p>3.09</text:p>
          </table:table-cell>
          <table:table-cell table:style-name="ce30" table:formula="of:=[.F14]-[.E14]" office:value-type="float" office:value="3.91" calcext:value-type="float">
            <text:p>3.91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.4" calcext:value-type="float" table:number-columns-spanned="1" table:number-rows-spanned="11">
            <text:p>100.4</text:p>
          </table:table-cell>
          <table:table-cell table:style-name="ce24" office:value-type="float" office:value="7.57" calcext:value-type="float">
            <text:p>7.57</text:p>
          </table:table-cell>
          <table:table-cell table:style-name="ce24" office:value-type="float" office:value="9.68" calcext:value-type="float">
            <text:p>9.68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18" calcext:value-type="float">
            <text:p>10.18</text:p>
          </table:table-cell>
          <table:table-cell table:style-name="ce30" table:formula="of:=[.D16]-[.C16]" office:value-type="float" office:value="2.11" calcext:value-type="float">
            <text:p>2.11</text:p>
          </table:table-cell>
          <table:table-cell table:style-name="ce30" table:formula="of:=[.F16]-[.E16]" office:value-type="float" office:value="2.39" calcext:value-type="float">
            <text:p>2.39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9.76" calcext:value-type="float">
            <text:p>9.76</text:p>
          </table:table-cell>
          <table:table-cell table:style-name="ce24" office:value-type="float" office:value="7.7" calcext:value-type="float">
            <text:p>7.70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30" table:formula="of:=[.D17]-[.C17]" office:value-type="float" office:value="2.29" calcext:value-type="float">
            <text:p>2.29</text:p>
          </table:table-cell>
          <table:table-cell table:style-name="ce30" table:formula="of:=[.F17]-[.E17]" office:value-type="float" office:value="2.57" calcext:value-type="float">
            <text:p>2.57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34" calcext:value-type="float">
            <text:p>7.34</text:p>
          </table:table-cell>
          <table:table-cell table:style-name="ce24" office:value-type="float" office:value="9.83" calcext:value-type="float">
            <text:p>9.83</text:p>
          </table:table-cell>
          <table:table-cell table:style-name="ce24" office:value-type="float" office:value="7.61" calcext:value-type="float">
            <text:p>7.61</text:p>
          </table:table-cell>
          <table:table-cell table:style-name="ce24" office:value-type="float" office:value="10.35" calcext:value-type="float">
            <text:p>10.35</text:p>
          </table:table-cell>
          <table:table-cell table:style-name="ce30" table:formula="of:=[.D18]-[.C18]" office:value-type="float" office:value="2.49" calcext:value-type="float">
            <text:p>2.49</text:p>
          </table:table-cell>
          <table:table-cell table:style-name="ce30" table:formula="of:=[.F18]-[.E18]" office:value-type="float" office:value="2.74" calcext:value-type="float">
            <text:p>2.74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26" calcext:value-type="float">
            <text:p>7.26</text:p>
          </table:table-cell>
          <table:table-cell table:style-name="ce24" office:value-type="float" office:value="9.9" calcext:value-type="float">
            <text:p>9.90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30" table:formula="of:=[.D19]-[.C19]" office:value-type="float" office:value="2.64" calcext:value-type="float">
            <text:p>2.64</text:p>
          </table:table-cell>
          <table:table-cell table:style-name="ce30" table:formula="of:=[.F19]-[.E19]" office:value-type="float" office:value="2.91" calcext:value-type="float">
            <text:p>2.91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9.96" calcext:value-type="float">
            <text:p>9.96</text:p>
          </table:table-cell>
          <table:table-cell table:style-name="ce24" office:value-type="float" office:value="7.46" calcext:value-type="float">
            <text:p>7.46</text:p>
          </table:table-cell>
          <table:table-cell table:style-name="ce24" office:value-type="float" office:value="10.52" calcext:value-type="float">
            <text:p>10.52</text:p>
          </table:table-cell>
          <table:table-cell table:style-name="ce30" table:formula="of:=[.D20]-[.C20]" office:value-type="float" office:value="2.76" calcext:value-type="float">
            <text:p>2.76</text:p>
          </table:table-cell>
          <table:table-cell table:style-name="ce30" table:formula="of:=[.F20]-[.E20]" office:value-type="float" office:value="3.06" calcext:value-type="float">
            <text:p>3.06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14" calcext:value-type="float">
            <text:p>7.14</text:p>
          </table:table-cell>
          <table:table-cell table:style-name="ce24" office:value-type="float" office:value="10.03" calcext:value-type="float">
            <text:p>10.03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59" calcext:value-type="float">
            <text:p>10.59</text:p>
          </table:table-cell>
          <table:table-cell table:style-name="ce30" table:formula="of:=[.D21]-[.C21]" office:value-type="float" office:value="2.89" calcext:value-type="float">
            <text:p>2.89</text:p>
          </table:table-cell>
          <table:table-cell table:style-name="ce30" table:formula="of:=[.F21]-[.E21]" office:value-type="float" office:value="3.21" calcext:value-type="float">
            <text:p>3.21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08" calcext:value-type="float">
            <text:p>7.08</text:p>
          </table:table-cell>
          <table:table-cell table:style-name="ce24" office:value-type="float" office:value="10.09" calcext:value-type="float">
            <text:p>10.09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66" calcext:value-type="float">
            <text:p>10.66</text:p>
          </table:table-cell>
          <table:table-cell table:style-name="ce30" table:formula="of:=[.D22]-[.C22]" office:value-type="float" office:value="3.01" calcext:value-type="float">
            <text:p>3.01</text:p>
          </table:table-cell>
          <table:table-cell table:style-name="ce30" table:formula="of:=[.F22]-[.E22]" office:value-type="float" office:value="3.35" calcext:value-type="float">
            <text:p>3.35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02" calcext:value-type="float">
            <text:p>7.02</text:p>
          </table:table-cell>
          <table:table-cell table:style-name="ce24" office:value-type="float" office:value="10.14" calcext:value-type="float">
            <text:p>10.14</text:p>
          </table:table-cell>
          <table:table-cell table:style-name="ce24" office:value-type="float" office:value="7.24" calcext:value-type="float">
            <text:p>7.2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30" table:formula="of:=[.D23]-[.C23]" office:value-type="float" office:value="3.12" calcext:value-type="float">
            <text:p>3.12</text:p>
          </table:table-cell>
          <table:table-cell table:style-name="ce30" table:formula="of:=[.F23]-[.E23]" office:value-type="float" office:value="3.48" calcext:value-type="float">
            <text:p>3.48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6.97" calcext:value-type="float">
            <text:p>6.97</text:p>
          </table:table-cell>
          <table:table-cell table:style-name="ce24" office:value-type="float" office:value="10.2" calcext:value-type="float">
            <text:p>10.20</text:p>
          </table:table-cell>
          <table:table-cell table:style-name="ce24" office:value-type="float" office:value="7.18" calcext:value-type="float">
            <text:p>7.18</text:p>
          </table:table-cell>
          <table:table-cell table:style-name="ce24" office:value-type="float" office:value="10.79" calcext:value-type="float">
            <text:p>10.79</text:p>
          </table:table-cell>
          <table:table-cell table:style-name="ce30" table:formula="of:=[.D24]-[.C24]" office:value-type="float" office:value="3.23" calcext:value-type="float">
            <text:p>3.23</text:p>
          </table:table-cell>
          <table:table-cell table:style-name="ce30" table:formula="of:=[.F24]-[.E24]" office:value-type="float" office:value="3.61" calcext:value-type="float">
            <text:p>3.61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6.92" calcext:value-type="float">
            <text:p>6.92</text:p>
          </table:table-cell>
          <table:table-cell table:style-name="ce24" office:value-type="float" office:value="10.25" calcext:value-type="float">
            <text:p>10.25</text:p>
          </table:table-cell>
          <table:table-cell table:style-name="ce24" office:value-type="float" office:value="7.11" calcext:value-type="float">
            <text:p>7.11</text:p>
          </table:table-cell>
          <table:table-cell table:style-name="ce24" office:value-type="float" office:value="10.85" calcext:value-type="float">
            <text:p>10.85</text:p>
          </table:table-cell>
          <table:table-cell table:style-name="ce30" table:formula="of:=[.D25]-[.C25]" office:value-type="float" office:value="3.33" calcext:value-type="float">
            <text:p>3.33</text:p>
          </table:table-cell>
          <table:table-cell table:style-name="ce30" table:formula="of:=[.F25]-[.E25]" office:value-type="float" office:value="3.74" calcext:value-type="float">
            <text:p>3.74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6.87" calcext:value-type="float">
            <text:p>6.87</text:p>
          </table:table-cell>
          <table:table-cell table:style-name="ce24" office:value-type="float" office:value="10.3" calcext:value-type="float">
            <text:p>10.30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10.91" calcext:value-type="float">
            <text:p>10.91</text:p>
          </table:table-cell>
          <table:table-cell table:style-name="ce30" table:formula="of:=[.D26]-[.C26]" office:value-type="float" office:value="3.43" calcext:value-type="float">
            <text:p>3.43</text:p>
          </table:table-cell>
          <table:table-cell table:style-name="ce30" table:formula="of:=[.F26]-[.E26]" office:value-type="float" office:value="3.86" calcext:value-type="float">
            <text:p>3.86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.6" calcext:value-type="float" table:number-columns-spanned="1" table:number-rows-spanned="12">
            <text:p>150.6</text:p>
          </table:table-cell>
          <table:table-cell table:style-name="ce24" office:value-type="float" office:value="7.54" calcext:value-type="float">
            <text:p>7.54</text:p>
          </table:table-cell>
          <table:table-cell table:style-name="ce24" office:value-type="float" office:value="10.11" calcext:value-type="float">
            <text:p>10.11</text:p>
          </table:table-cell>
          <table:table-cell table:style-name="ce24" office:value-type="float" office:value="7.88" calcext:value-type="float">
            <text:p>7.88</text:p>
          </table:table-cell>
          <table:table-cell table:style-name="ce24" office:value-type="float" office:value="10.31" calcext:value-type="float">
            <text:p>10.31</text:p>
          </table:table-cell>
          <table:table-cell table:style-name="ce30" table:formula="of:=[.D28]-[.C28]" office:value-type="float" office:value="2.57" calcext:value-type="float">
            <text:p>2.57</text:p>
          </table:table-cell>
          <table:table-cell table:style-name="ce30" table:formula="of:=[.F28]-[.E28]" office:value-type="float" office:value="2.43" calcext:value-type="float">
            <text:p>2.43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47" calcext:value-type="float">
            <text:p>7.47</text:p>
          </table:table-cell>
          <table:table-cell table:style-name="ce24" office:value-type="float" office:value="10.19" calcext:value-type="float">
            <text:p>10.19</text:p>
          </table:table-cell>
          <table:table-cell table:style-name="ce24" office:value-type="float" office:value="7.79" calcext:value-type="float">
            <text:p>7.79</text:p>
          </table:table-cell>
          <table:table-cell table:style-name="ce24" office:value-type="float" office:value="10.41" calcext:value-type="float">
            <text:p>10.41</text:p>
          </table:table-cell>
          <table:table-cell table:style-name="ce30" table:formula="of:=[.D29]-[.C29]" office:value-type="float" office:value="2.72" calcext:value-type="float">
            <text:p>2.72</text:p>
          </table:table-cell>
          <table:table-cell table:style-name="ce30" table:formula="of:=[.F29]-[.E29]" office:value-type="float" office:value="2.62" calcext:value-type="float">
            <text:p>2.62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4" calcext:value-type="float">
            <text:p>7.40</text:p>
          </table:table-cell>
          <table:table-cell table:style-name="ce24" office:value-type="float" office:value="10.26" calcext:value-type="float">
            <text:p>10.26</text:p>
          </table:table-cell>
          <table:table-cell table:style-name="ce24" office:value-type="float" office:value="7.69" calcext:value-type="float">
            <text:p>7.69</text:p>
          </table:table-cell>
          <table:table-cell table:style-name="ce24" office:value-type="float" office:value="10.49" calcext:value-type="float">
            <text:p>10.49</text:p>
          </table:table-cell>
          <table:table-cell table:style-name="ce30" table:formula="of:=[.D30]-[.C30]" office:value-type="float" office:value="2.86" calcext:value-type="float">
            <text:p>2.86</text:p>
          </table:table-cell>
          <table:table-cell table:style-name="ce30" table:formula="of:=[.F30]-[.E30]" office:value-type="float" office:value="2.8" calcext:value-type="float">
            <text:p>2.80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33" calcext:value-type="float">
            <text:p>7.33</text:p>
          </table:table-cell>
          <table:table-cell table:style-name="ce24" office:value-type="float" office:value="10.32" calcext:value-type="float">
            <text:p>10.32</text:p>
          </table:table-cell>
          <table:table-cell table:style-name="ce24" office:value-type="float" office:value="7.6" calcext:value-type="float">
            <text:p>7.60</text:p>
          </table:table-cell>
          <table:table-cell table:style-name="ce24" office:value-type="float" office:value="10.58" calcext:value-type="float">
            <text:p>10.58</text:p>
          </table:table-cell>
          <table:table-cell table:style-name="ce30" table:formula="of:=[.D31]-[.C31]" office:value-type="float" office:value="2.99" calcext:value-type="float">
            <text:p>2.99</text:p>
          </table:table-cell>
          <table:table-cell table:style-name="ce30" table:formula="of:=[.F31]-[.E31]" office:value-type="float" office:value="2.98" calcext:value-type="float">
            <text:p>2.98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27" calcext:value-type="float">
            <text:p>7.27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0.66" calcext:value-type="float">
            <text:p>10.66</text:p>
          </table:table-cell>
          <table:table-cell table:style-name="ce30" table:formula="of:=[.D32]-[.C32]" office:value-type="float" office:value="3.12" calcext:value-type="float">
            <text:p>3.12</text:p>
          </table:table-cell>
          <table:table-cell table:style-name="ce30" table:formula="of:=[.F32]-[.E32]" office:value-type="float" office:value="3.13" calcext:value-type="float">
            <text:p>3.13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22" calcext:value-type="float">
            <text:p>7.22</text:p>
          </table:table-cell>
          <table:table-cell table:style-name="ce24" office:value-type="float" office:value="10.45" calcext:value-type="float">
            <text:p>10.45</text:p>
          </table:table-cell>
          <table:table-cell table:style-name="ce24" office:value-type="float" office:value="7.45" calcext:value-type="float">
            <text:p>7.45</text:p>
          </table:table-cell>
          <table:table-cell table:style-name="ce24" office:value-type="float" office:value="10.73" calcext:value-type="float">
            <text:p>10.73</text:p>
          </table:table-cell>
          <table:table-cell table:style-name="ce30" table:formula="of:=[.D33]-[.C33]" office:value-type="float" office:value="3.23" calcext:value-type="float">
            <text:p>3.23</text:p>
          </table:table-cell>
          <table:table-cell table:style-name="ce30" table:formula="of:=[.F33]-[.E33]" office:value-type="float" office:value="3.28" calcext:value-type="float">
            <text:p>3.28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16" calcext:value-type="float">
            <text:p>7.16</text:p>
          </table:table-cell>
          <table:table-cell table:style-name="ce24" office:value-type="float" office:value="10.51" calcext:value-type="float">
            <text:p>10.51</text:p>
          </table:table-cell>
          <table:table-cell table:style-name="ce24" office:value-type="float" office:value="7.38" calcext:value-type="float">
            <text:p>7.38</text:p>
          </table:table-cell>
          <table:table-cell table:style-name="ce24" office:value-type="float" office:value="10.8" calcext:value-type="float">
            <text:p>10.80</text:p>
          </table:table-cell>
          <table:table-cell table:style-name="ce30" table:formula="of:=[.D34]-[.C34]" office:value-type="float" office:value="3.35" calcext:value-type="float">
            <text:p>3.35</text:p>
          </table:table-cell>
          <table:table-cell table:style-name="ce30" table:formula="of:=[.F34]-[.E34]" office:value-type="float" office:value="3.42" calcext:value-type="float">
            <text:p>3.42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1" calcext:value-type="float">
            <text:p>7.10</text:p>
          </table:table-cell>
          <table:table-cell table:style-name="ce24" office:value-type="float" office:value="10.56" calcext:value-type="float">
            <text:p>10.56</text:p>
          </table:table-cell>
          <table:table-cell table:style-name="ce24" office:value-type="float" office:value="7.32" calcext:value-type="float">
            <text:p>7.32</text:p>
          </table:table-cell>
          <table:table-cell table:style-name="ce24" office:value-type="float" office:value="10.86" calcext:value-type="float">
            <text:p>10.86</text:p>
          </table:table-cell>
          <table:table-cell table:style-name="ce30" table:formula="of:=[.D35]-[.C35]" office:value-type="float" office:value="3.46" calcext:value-type="float">
            <text:p>3.46</text:p>
          </table:table-cell>
          <table:table-cell table:style-name="ce30" table:formula="of:=[.F35]-[.E35]" office:value-type="float" office:value="3.54" calcext:value-type="float">
            <text:p>3.54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2" calcext:value-type="float">
            <text:p>10.62</text:p>
          </table:table-cell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92" calcext:value-type="float">
            <text:p>10.92</text:p>
          </table:table-cell>
          <table:table-cell table:style-name="ce30" table:formula="of:=[.D36]-[.C36]" office:value-type="float" office:value="3.58" calcext:value-type="float">
            <text:p>3.58</text:p>
          </table:table-cell>
          <table:table-cell table:style-name="ce30" table:formula="of:=[.F36]-[.E36]" office:value-type="float" office:value="3.67" calcext:value-type="float">
            <text:p>3.67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6.99" calcext:value-type="float">
            <text:p>6.99</text:p>
          </table:table-cell>
          <table:table-cell table:style-name="ce24" office:value-type="float" office:value="10.67" calcext:value-type="float">
            <text:p>10.67</text:p>
          </table:table-cell>
          <table:table-cell table:style-name="ce24" office:value-type="float" office:value="7.19" calcext:value-type="float">
            <text:p>7.19</text:p>
          </table:table-cell>
          <table:table-cell table:style-name="ce24" office:value-type="float" office:value="10.98" calcext:value-type="float">
            <text:p>10.98</text:p>
          </table:table-cell>
          <table:table-cell table:style-name="ce30" table:formula="of:=[.D37]-[.C37]" office:value-type="float" office:value="3.68" calcext:value-type="float">
            <text:p>3.68</text:p>
          </table:table-cell>
          <table:table-cell table:style-name="ce30" table:formula="of:=[.F37]-[.E37]" office:value-type="float" office:value="3.79" calcext:value-type="float">
            <text:p>3.79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6.94" calcext:value-type="float">
            <text:p>6.94</text:p>
          </table:table-cell>
          <table:table-cell table:style-name="ce24" office:value-type="float" office:value="10.72" calcext:value-type="float">
            <text:p>10.72</text:p>
          </table:table-cell>
          <table:table-cell table:style-name="ce24" office:value-type="float" office:value="7.13" calcext:value-type="float">
            <text:p>7.13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0" table:formula="of:=[.D38]-[.C38]" office:value-type="float" office:value="3.78" calcext:value-type="float">
            <text:p>3.78</text:p>
          </table:table-cell>
          <table:table-cell table:style-name="ce30" table:formula="of:=[.F38]-[.E38]" office:value-type="float" office:value="3.92" calcext:value-type="float">
            <text:p>3.92</text:p>
          </table:table-cell>
          <table:table-cell table:number-columns-repeated="1016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covered-table-cell table:style-name="ce9"/>
          <table:table-cell table:style-name="ce24" office:value-type="float" office:value="6.89" calcext:value-type="float">
            <text:p>6.89</text:p>
          </table:table-cell>
          <table:table-cell table:style-name="ce24" office:value-type="float" office:value="10.77" calcext:value-type="float">
            <text:p>10.77</text:p>
          </table:table-cell>
          <table:table-cell table:style-name="ce24" office:value-type="float" office:value="7.06" calcext:value-type="float">
            <text:p>7.06</text:p>
          </table:table-cell>
          <table:table-cell table:style-name="ce24" office:value-type="float" office:value="11.1" calcext:value-type="float">
            <text:p>11.10</text:p>
          </table:table-cell>
          <table:table-cell table:style-name="ce30" table:formula="of:=[.D39]-[.C39]" office:value-type="float" office:value="3.88" calcext:value-type="float">
            <text:p>3.88</text:p>
          </table:table-cell>
          <table:table-cell table:style-name="ce30" table:formula="of:=[.F39]-[.E39]" office:value-type="float" office:value="4.04" calcext:value-type="float">
            <text:p>4.04</text:p>
          </table:table-cell>
          <table:table-cell table:number-columns-repeated="1016"/>
        </table:table-row>
        <table:table-row table:style-name="ro2">
          <table:table-cell table:style-name="ce21" table:number-columns-spanned="6" table:number-rows-spanned="1"/>
          <table:covered-table-cell table:number-columns-repeated="5" table:style-name="ce9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0.4" calcext:value-type="float" table:number-columns-spanned="1" table:number-rows-spanned="11">
            <text:p>200.4</text:p>
          </table:table-cell>
          <table:table-cell table:style-name="ce24" office:value-type="float" office:value="7.56" calcext:value-type="float">
            <text:p>7.56</text:p>
          </table:table-cell>
          <table:table-cell table:style-name="ce24" office:value-type="float" office:value="10.06" calcext:value-type="float">
            <text:p>10.06</text:p>
          </table:table-cell>
          <table:table-cell table:style-name="ce24" office:value-type="float" office:value="8.27" calcext:value-type="float">
            <text:p>8.27</text:p>
          </table:table-cell>
          <table:table-cell table:style-name="ce24" office:value-type="float" office:value="10.79" calcext:value-type="float">
            <text:p>10.79</text:p>
          </table:table-cell>
          <table:table-cell table:style-name="ce30" table:formula="of:=[.D41]-[.C41]" office:value-type="float" office:value="2.5" calcext:value-type="float">
            <text:p>2.50</text:p>
          </table:table-cell>
          <table:table-cell table:style-name="ce30" table:formula="of:=[.F41]-[.E41]" office:value-type="float" office:value="2.52" calcext:value-type="float">
            <text:p>2.52</text:p>
          </table:table-cell>
          <table:table-cell table:number-columns-repeated="1016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covered-table-cell table:style-name="ce9"/>
          <table:table-cell table:style-name="ce24" office:value-type="float" office:value="7.5" calcext:value-type="float">
            <text:p>7.50</text:p>
          </table:table-cell>
          <table:table-cell table:style-name="ce24" office:value-type="float" office:value="10.13" calcext:value-type="float">
            <text:p>10.13</text:p>
          </table:table-cell>
          <table:table-cell table:style-name="ce24" office:value-type="float" office:value="8.19" calcext:value-type="float">
            <text:p>8.19</text:p>
          </table:table-cell>
          <table:table-cell table:style-name="ce24" office:value-type="float" office:value="10.88" calcext:value-type="float">
            <text:p>10.88</text:p>
          </table:table-cell>
          <table:table-cell table:style-name="ce30" table:formula="of:=[.D42]-[.C42]" office:value-type="float" office:value="2.63" calcext:value-type="float">
            <text:p>2.63</text:p>
          </table:table-cell>
          <table:table-cell table:style-name="ce30" table:formula="of:=[.F42]-[.E42]" office:value-type="float" office:value="2.69" calcext:value-type="float">
            <text:p>2.69</text:p>
          </table:table-cell>
          <table:table-cell table:number-columns-repeated="1016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covered-table-cell table:style-name="ce9"/>
          <table:table-cell table:style-name="ce24" office:value-type="float" office:value="7.43" calcext:value-type="float">
            <text:p>7.43</text:p>
          </table:table-cell>
          <table:table-cell table:style-name="ce24" office:value-type="float" office:value="10.21" calcext:value-type="float">
            <text:p>10.21</text:p>
          </table:table-cell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30" table:formula="of:=[.D43]-[.C43]" office:value-type="float" office:value="2.78" calcext:value-type="float">
            <text:p>2.78</text:p>
          </table:table-cell>
          <table:table-cell table:style-name="ce30" table:formula="of:=[.F43]-[.E43]" office:value-type="float" office:value="2.85" calcext:value-type="float">
            <text:p>2.85</text:p>
          </table:table-cell>
          <table:table-cell table:number-columns-repeated="1016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covered-table-cell table:style-name="ce9"/>
          <table:table-cell table:style-name="ce24" office:value-type="float" office:value="7.37" calcext:value-type="float">
            <text:p>7.37</text:p>
          </table:table-cell>
          <table:table-cell table:style-name="ce24" office:value-type="float" office:value="10.27" calcext:value-type="float">
            <text:p>10.27</text:p>
          </table:table-cell>
          <table:table-cell table:style-name="ce24" office:value-type="float" office:value="8.03" calcext:value-type="float">
            <text:p>8.03</text:p>
          </table:table-cell>
          <table:table-cell table:style-name="ce24" office:value-type="float" office:value="11.04" calcext:value-type="float">
            <text:p>11.04</text:p>
          </table:table-cell>
          <table:table-cell table:style-name="ce30" table:formula="of:=[.D44]-[.C44]" office:value-type="float" office:value="2.9" calcext:value-type="float">
            <text:p>2.90</text:p>
          </table:table-cell>
          <table:table-cell table:style-name="ce30" table:formula="of:=[.F44]-[.E44]" office:value-type="float" office:value="3.01" calcext:value-type="float">
            <text:p>3.01</text:p>
          </table:table-cell>
          <table:table-cell table:number-columns-repeated="1016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covered-table-cell table:style-name="ce9"/>
          <table:table-cell table:style-name="ce24" office:value-type="float" office:value="7.31" calcext:value-type="float">
            <text:p>7.31</text:p>
          </table:table-cell>
          <table:table-cell table:style-name="ce24" office:value-type="float" office:value="10.33" calcext:value-type="float">
            <text:p>10.33</text:p>
          </table:table-cell>
          <table:table-cell table:style-name="ce24" office:value-type="float" office:value="7.95" calcext:value-type="float">
            <text:p>7.95</text:p>
          </table:table-cell>
          <table:table-cell table:style-name="ce24" office:value-type="float" office:value="11.12" calcext:value-type="float">
            <text:p>11.12</text:p>
          </table:table-cell>
          <table:table-cell table:style-name="ce30" table:formula="of:=[.D45]-[.C45]" office:value-type="float" office:value="3.02" calcext:value-type="float">
            <text:p>3.02</text:p>
          </table:table-cell>
          <table:table-cell table:style-name="ce30" table:formula="of:=[.F45]-[.E45]" office:value-type="float" office:value="3.17" calcext:value-type="float">
            <text:p>3.17</text:p>
          </table:table-cell>
          <table:table-cell table:number-columns-repeated="1016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covered-table-cell table:style-name="ce9"/>
          <table:table-cell table:style-name="ce24" office:value-type="float" office:value="7.25" calcext:value-type="float">
            <text:p>7.25</text:p>
          </table:table-cell>
          <table:table-cell table:style-name="ce24" office:value-type="float" office:value="10.39" calcext:value-type="float">
            <text:p>10.39</text:p>
          </table:table-cell>
          <table:table-cell table:style-name="ce24" office:value-type="float" office:value="7.87" calcext:value-type="float">
            <text:p>7.87</text:p>
          </table:table-cell>
          <table:table-cell table:style-name="ce24" office:value-type="float" office:value="11.2" calcext:value-type="float">
            <text:p>11.20</text:p>
          </table:table-cell>
          <table:table-cell table:style-name="ce30" table:formula="of:=[.D46]-[.C46]" office:value-type="float" office:value="3.14" calcext:value-type="float">
            <text:p>3.14</text:p>
          </table:table-cell>
          <table:table-cell table:style-name="ce30" table:formula="of:=[.F46]-[.E46]" office:value-type="float" office:value="3.33" calcext:value-type="float">
            <text:p>3.33</text:p>
          </table:table-cell>
          <table:table-cell table:number-columns-repeated="1016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covered-table-cell table:style-name="ce9"/>
          <table:table-cell table:style-name="ce24" office:value-type="float" office:value="7.2" calcext:value-type="float">
            <text:p>7.20</text:p>
          </table:table-cell>
          <table:table-cell table:style-name="ce24" office:value-type="float" office:value="10.44" calcext:value-type="float">
            <text:p>10.44</text:p>
          </table:table-cell>
          <table:table-cell table:style-name="ce24" office:value-type="float" office:value="7.8" calcext:value-type="float">
            <text:p>7.80</text:p>
          </table:table-cell>
          <table:table-cell table:style-name="ce24" office:value-type="float" office:value="11.27" calcext:value-type="float">
            <text:p>11.27</text:p>
          </table:table-cell>
          <table:table-cell table:style-name="ce30" table:formula="of:=[.D47]-[.C47]" office:value-type="float" office:value="3.24" calcext:value-type="float">
            <text:p>3.24</text:p>
          </table:table-cell>
          <table:table-cell table:style-name="ce30" table:formula="of:=[.F47]-[.E47]" office:value-type="float" office:value="3.47" calcext:value-type="float">
            <text:p>3.47</text:p>
          </table:table-cell>
          <table:table-cell table:number-columns-repeated="1016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covered-table-cell table:style-name="ce9"/>
          <table:table-cell table:style-name="ce24" office:value-type="float" office:value="7.15" calcext:value-type="float">
            <text:p>7.15</text:p>
          </table:table-cell>
          <table:table-cell table:style-name="ce24" office:value-type="float" office:value="10.5" calcext:value-type="float">
            <text:p>10.50</text:p>
          </table:table-cell>
          <table:table-cell table:style-name="ce24" office:value-type="float" office:value="7.73" calcext:value-type="float">
            <text:p>7.73</text:p>
          </table:table-cell>
          <table:table-cell table:style-name="ce24" office:value-type="float" office:value="11.34" calcext:value-type="float">
            <text:p>11.34</text:p>
          </table:table-cell>
          <table:table-cell table:style-name="ce30" table:formula="of:=[.D48]-[.C48]" office:value-type="float" office:value="3.35" calcext:value-type="float">
            <text:p>3.35</text:p>
          </table:table-cell>
          <table:table-cell table:style-name="ce30" table:formula="of:=[.F48]-[.E48]" office:value-type="float" office:value="3.61" calcext:value-type="float">
            <text:p>3.61</text:p>
          </table:table-cell>
          <table:table-cell table:number-columns-repeated="1016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covered-table-cell table:style-name="ce9"/>
          <table:table-cell table:style-name="ce24" office:value-type="float" office:value="7.09" calcext:value-type="float">
            <text:p>7.09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24" office:value-type="float" office:value="7.65" calcext:value-type="float">
            <text:p>7.65</text:p>
          </table:table-cell>
          <table:table-cell table:style-name="ce24" office:value-type="float" office:value="11.4" calcext:value-type="float">
            <text:p>11.40</text:p>
          </table:table-cell>
          <table:table-cell table:style-name="ce30" table:formula="of:=[.D49]-[.C49]" office:value-type="float" office:value="3.46" calcext:value-type="float">
            <text:p>3.46</text:p>
          </table:table-cell>
          <table:table-cell table:style-name="ce30" table:formula="of:=[.F49]-[.E49]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covered-table-cell table:style-name="ce9"/>
          <table:table-cell table:style-name="ce24" office:value-type="float" office:value="7.04" calcext:value-type="float">
            <text:p>7.04</text:p>
          </table:table-cell>
          <table:table-cell table:style-name="ce24" office:value-type="float" office:value="10.6" calcext:value-type="float">
            <text:p>10.60</text:p>
          </table:table-cell>
          <table:table-cell table:style-name="ce24" office:value-type="float" office:value="7.59" calcext:value-type="float">
            <text:p>7.59</text:p>
          </table:table-cell>
          <table:table-cell table:style-name="ce24" office:value-type="float" office:value="11.46" calcext:value-type="float">
            <text:p>11.46</text:p>
          </table:table-cell>
          <table:table-cell table:style-name="ce30" table:formula="of:=[.D50]-[.C50]" office:value-type="float" office:value="3.56" calcext:value-type="float">
            <text:p>3.56</text:p>
          </table:table-cell>
          <table:table-cell table:style-name="ce30" table:formula="of:=[.F50]-[.E50]" office:value-type="float" office:value="3.87" calcext:value-type="float">
            <text:p>3.87</text:p>
          </table:table-cell>
          <table:table-cell table:number-columns-repeated="1016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covered-table-cell table:style-name="ce9"/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10.65" calcext:value-type="float">
            <text:p>10.65</text:p>
          </table:table-cell>
          <table:table-cell table:style-name="ce24" office:value-type="float" office:value="7.53" calcext:value-type="float">
            <text:p>7.53</text:p>
          </table:table-cell>
          <table:table-cell table:style-name="ce24" office:value-type="float" office:value="11.51" calcext:value-type="float">
            <text:p>11.51</text:p>
          </table:table-cell>
          <table:table-cell table:style-name="ce30" table:formula="of:=[.D51]-[.C51]" office:value-type="float" office:value="3.65" calcext:value-type="float">
            <text:p>3.65</text:p>
          </table:table-cell>
          <table:table-cell table:style-name="ce30" table:formula="of:=[.F51]-[.E51]" office:value-type="float" office:value="3.98" calcext:value-type="float">
            <text:p>3.98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ations" table:style-name="ta2">
        <table:shapes>
          <draw:frame draw:z-index="0" draw:style-name="gr1" draw:text-style-name="P1" svg:width="13.033cm" svg:height="7.877cm" svg:x="18.193cm" svg:y="0.551cm">
            <draw:object draw:notify-on-update-of-ranges="Calculations.A33:Calculations.A44 Calculations.B33:Calculations.B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944cm" svg:height="7.848cm" svg:x="17.723cm" svg:y="8.849cm">
            <draw:object draw:notify-on-update-of-ranges="Calculations.A33:Calculations.A44 Calculations.D33:Calculations.D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3.972cm" svg:height="7.726cm" svg:x="17.796cm" svg:y="17.443cm">
            <draw:object draw:notify-on-update-of-ranges="Calculations.A33:Calculations.A44 Calculations.E33:Calculations.E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434cm" svg:height="7.287cm" svg:x="0.444cm" svg:y="25.447cm">
            <draw:object draw:notify-on-update-of-ranges="Calculations.A33:Calculations.A43 Calculations.G33:Calculations.G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3.2cm" svg:height="7.485cm" svg:x="15.59cm" svg:y="25.628cm">
            <draw:object draw:notify-on-update-of-ranges="Calculations.A33:Calculations.A43 Calculations.H33:Calculations.H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2.98cm" svg:height="7.304cm" svg:x="1.351cm" svg:y="33.409cm">
            <draw:object draw:notify-on-update-of-ranges="Calculations.A33:Calculations.A44 Calculations.J33:Calculations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2.876cm" svg:height="7.246cm" svg:x="15.676cm" svg:y="33.786cm">
            <draw:object draw:notify-on-update-of-ranges="Calculations.A33:Calculations.A44 Calculations.K33:Calculations.K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2.977cm" svg:height="7.182cm" svg:x="1.18cm" svg:y="41.802cm">
            <draw:object draw:notify-on-update-of-ranges="Calculations.A33:Calculations.A43 Calculations.M33:Calculations.M4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4.015cm" svg:height="8.013cm" svg:x="15.845cm" svg:y="41.804cm">
            <draw:object draw:notify-on-update-of-ranges="Calculations.A33:Calculations.A43 Calculations.N33:Calculations.N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5" table:number-columns-repeated="50" table:default-cell-style-name="ce33"/>
        <table:table-column table:style-name="co5" table:number-columns-repeated="960" table:default-cell-style-name="Default"/>
        <table:table-row table:style-name="ro4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style-name="ce47" table:number-columns-repeated="1010"/>
        </table:table-row>
        <table:table-row table:style-name="ro5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/text:p>
          </table:table-cell>
          <table:covered-table-cell table:style-name="ce18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5" office:value-type="float" office:value="2.225" calcext:value-type="float">
            <text:p>2.23</text:p>
          </table:table-cell>
          <table:covered-table-cell table:style-name="ce35"/>
          <table:table-cell table:style-name="ce40" office:value-type="float" office:value="1.64" calcext:value-type="float">
            <text:p>1.64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11" calcext:value-type="float">
            <text:p>2.11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57" calcext:value-type="float">
            <text:p>2.57</text:p>
          </table:table-cell>
          <table:table-cell table:style-name="ce40" office:value-type="float" office:value="2.43" calcext:value-type="float">
            <text:p>2.43</text:p>
          </table:table-cell>
          <table:covered-table-cell table:style-name="ce40"/>
          <table:table-cell table:style-name="ce40" office:value-type="float" office:value="2.5" calcext:value-type="float">
            <text:p>2.50</text:p>
          </table:table-cell>
          <table:table-cell table:style-name="ce40" office:value-type="float" office:value="2.52" calcext:value-type="float">
            <text:p>2.52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5" office:value-type="float" office:value="2.405" calcext:value-type="float">
            <text:p>2.41</text:p>
          </table:table-cell>
          <table:covered-table-cell table:style-name="ce35"/>
          <table:table-cell table:style-name="ce40" office:value-type="float" office:value="1.85" calcext:value-type="float">
            <text:p>1.85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29" calcext:value-type="float">
            <text:p>2.29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72" calcext:value-type="float">
            <text:p>2.72</text:p>
          </table:table-cell>
          <table:table-cell table:style-name="ce40" office:value-type="float" office:value="2.62" calcext:value-type="float">
            <text:p>2.62</text:p>
          </table:table-cell>
          <table:covered-table-cell table:style-name="ce40"/>
          <table:table-cell table:style-name="ce40" office:value-type="float" office:value="2.63" calcext:value-type="float">
            <text:p>2.63</text:p>
          </table:table-cell>
          <table:table-cell table:style-name="ce40" office:value-type="float" office:value="2.69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5" office:value-type="float" office:value="2.585" calcext:value-type="float">
            <text:p>2.59</text:p>
          </table:table-cell>
          <table:covered-table-cell table:style-name="ce35"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2.71" calcext:value-type="float">
            <text:p>2.71</text:p>
          </table:table-cell>
          <table:covered-table-cell table:style-name="ce40"/>
          <table:table-cell table:style-name="ce40" office:value-type="float" office:value="2.49" calcext:value-type="float">
            <text:p>2.49</text:p>
          </table:table-cell>
          <table:table-cell table:style-name="ce40" office:value-type="float" office:value="2.74" calcext:value-type="float">
            <text:p>2.74</text:p>
          </table:table-cell>
          <table:covered-table-cell table:style-name="ce40"/>
          <table:table-cell table:style-name="ce40" office:value-type="float" office:value="2.86" calcext:value-type="float">
            <text:p>2.86</text:p>
          </table:table-cell>
          <table:table-cell table:style-name="ce40" office:value-type="float" office:value="2.8" calcext:value-type="float">
            <text:p>2.80</text:p>
          </table:table-cell>
          <table:covered-table-cell table:style-name="ce40"/>
          <table:table-cell table:style-name="ce40" office:value-type="float" office:value="2.78" calcext:value-type="float">
            <text:p>2.78</text:p>
          </table:table-cell>
          <table:table-cell table:style-name="ce40" office:value-type="float" office:value="2.85" calcext:value-type="float">
            <text:p>2.85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5" office:value-type="float" office:value="2.755" calcext:value-type="float">
            <text:p>2.76</text:p>
          </table:table-cell>
          <table:covered-table-cell table:style-name="ce35"/>
          <table:table-cell table:style-name="ce40" office:value-type="float" office:value="2.15" calcext:value-type="float">
            <text:p>2.15</text:p>
          </table:table-cell>
          <table:table-cell table:style-name="ce40" office:value-type="float" office:value="2.89" calcext:value-type="float">
            <text:p>2.89</text:p>
          </table:table-cell>
          <table:covered-table-cell table:style-name="ce40"/>
          <table:table-cell table:style-name="ce40" office:value-type="float" office:value="2.64" calcext:value-type="float">
            <text:p>2.64</text:p>
          </table:table-cell>
          <table:table-cell table:style-name="ce40" office:value-type="float" office:value="2.91" calcext:value-type="float">
            <text:p>2.91</text:p>
          </table:table-cell>
          <table:covered-table-cell table:style-name="ce40"/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2.98" calcext:value-type="float">
            <text:p>2.98</text:p>
          </table:table-cell>
          <table:covered-table-cell table:style-name="ce40"/>
          <table:table-cell table:style-name="ce40" office:value-type="float" office:value="2.9" calcext:value-type="float">
            <text:p>2.90</text:p>
          </table:table-cell>
          <table:table-cell table:style-name="ce40" office:value-type="float" office:value="3.01" calcext:value-type="float">
            <text:p>3.01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5" office:value-type="float" office:value="2.895" calcext:value-type="float">
            <text:p>2.90</text:p>
          </table:table-cell>
          <table:covered-table-cell table:style-name="ce35"/>
          <table:table-cell table:style-name="ce40" office:value-type="float" office:value="2.28" calcext:value-type="float">
            <text:p>2.28</text:p>
          </table:table-cell>
          <table:table-cell table:style-name="ce40" office:value-type="float" office:value="3.02" calcext:value-type="float">
            <text:p>3.02</text:p>
          </table:table-cell>
          <table:covered-table-cell table:style-name="ce40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06" calcext:value-type="float">
            <text:p>3.06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13" calcext:value-type="float">
            <text:p>3.13</text:p>
          </table:table-cell>
          <table:covered-table-cell table:style-name="ce40"/>
          <table:table-cell table:style-name="ce40" office:value-type="float" office:value="3.02" calcext:value-type="float">
            <text:p>3.02</text:p>
          </table:table-cell>
          <table:table-cell table:style-name="ce40" office:value-type="float" office:value="3.17" calcext:value-type="float">
            <text:p>3.17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5" office:value-type="float" office:value="3.03" calcext:value-type="float">
            <text:p>3.03</text:p>
          </table:table-cell>
          <table:covered-table-cell table:style-name="ce35"/>
          <table:table-cell table:style-name="ce40" office:value-type="float" office:value="2.41" calcext:value-type="float">
            <text:p>2.41</text:p>
          </table:table-cell>
          <table:table-cell table:style-name="ce40" office:value-type="float" office:value="3.17" calcext:value-type="float">
            <text:p>3.17</text:p>
          </table:table-cell>
          <table:covered-table-cell table:style-name="ce40"/>
          <table:table-cell table:style-name="ce40" office:value-type="float" office:value="2.89" calcext:value-type="float">
            <text:p>2.89</text:p>
          </table:table-cell>
          <table:table-cell table:style-name="ce40" office:value-type="float" office:value="3.21" calcext:value-type="float">
            <text:p>3.21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28" calcext:value-type="float">
            <text:p>3.28</text:p>
          </table:table-cell>
          <table:covered-table-cell table:style-name="ce40"/>
          <table:table-cell table:style-name="ce40" office:value-type="float" office:value="3.14" calcext:value-type="float">
            <text:p>3.14</text:p>
          </table:table-cell>
          <table:table-cell table:style-name="ce40" office:value-type="float" office:value="3.33" calcext:value-type="float">
            <text:p>3.33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5" office:value-type="float" office:value="3.165" calcext:value-type="float">
            <text:p>3.17</text:p>
          </table:table-cell>
          <table:covered-table-cell table:style-name="ce35"/>
          <table:table-cell table:style-name="ce40" office:value-type="float" office:value="2.54" calcext:value-type="float">
            <text:p>2.54</text:p>
          </table:table-cell>
          <table:table-cell table:style-name="ce40" office:value-type="float" office:value="3.31" calcext:value-type="float">
            <text:p>3.31</text:p>
          </table:table-cell>
          <table:covered-table-cell table:style-name="ce40"/>
          <table:table-cell table:style-name="ce40" office:value-type="float" office:value="3.01" calcext:value-type="float">
            <text:p>3.01</text:p>
          </table:table-cell>
          <table:table-cell table:style-name="ce40" office:value-type="float" office:value="3.35" calcext:value-type="float">
            <text:p>3.35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42" calcext:value-type="float">
            <text:p>3.42</text:p>
          </table:table-cell>
          <table:covered-table-cell table:style-name="ce40"/>
          <table:table-cell table:style-name="ce40" office:value-type="float" office:value="3.24" calcext:value-type="float">
            <text:p>3.24</text:p>
          </table:table-cell>
          <table:table-cell table:style-name="ce40" office:value-type="float" office:value="3.47" calcext:value-type="float">
            <text:p>3.47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5" office:value-type="float" office:value="3.29" calcext:value-type="float">
            <text:p>3.29</text:p>
          </table:table-cell>
          <table:covered-table-cell table:style-name="ce35"/>
          <table:table-cell table:style-name="ce40" office:value-type="float" office:value="2.65" calcext:value-type="float">
            <text:p>2.65</text:p>
          </table:table-cell>
          <table:table-cell table:style-name="ce40" office:value-type="float" office:value="3.45" calcext:value-type="float">
            <text:p>3.45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48" calcext:value-type="float">
            <text:p>3.48</text:p>
          </table:table-cell>
          <table:covered-table-cell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54" calcext:value-type="float">
            <text:p>3.54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61" calcext:value-type="float">
            <text:p>3.61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5" office:value-type="float" office:value="3.42" calcext:value-type="float">
            <text:p>3.42</text:p>
          </table:table-cell>
          <table:covered-table-cell table:style-name="ce35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58" calcext:value-type="float">
            <text:p>3.58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61" calcext:value-type="float">
            <text:p>3.61</text:p>
          </table:table-cell>
          <table:covered-table-cell table:style-name="ce40"/>
          <table:table-cell table:style-name="ce40" office:value-type="float" office:value="3.58" calcext:value-type="float">
            <text:p>3.58</text:p>
          </table:table-cell>
          <table:table-cell table:style-name="ce40" office:value-type="float" office:value="3.67" calcext:value-type="float">
            <text:p>3.67</text:p>
          </table:table-cell>
          <table:covered-table-cell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75" calcext:value-type="float">
            <text:p>3.75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3.535" calcext:value-type="float">
            <text:p>3.54</text:p>
          </table:table-cell>
          <table:covered-table-cell table:style-name="ce35"/>
          <table:table-cell table:style-name="ce40" office:value-type="float" office:value="2.87" calcext:value-type="float">
            <text:p>2.87</text:p>
          </table:table-cell>
          <table:table-cell table:style-name="ce40" office:value-type="float" office:value="3.7" calcext:value-type="float">
            <text:p>3.70</text:p>
          </table:table-cell>
          <table:covered-table-cell table:style-name="ce40"/>
          <table:table-cell table:style-name="ce40" office:value-type="float" office:value="3.33" calcext:value-type="float">
            <text:p>3.33</text:p>
          </table:table-cell>
          <table:table-cell table:style-name="ce40" office:value-type="float" office:value="3.74" calcext:value-type="float">
            <text:p>3.74</text:p>
          </table:table-cell>
          <table:covered-table-cell table:style-name="ce40"/>
          <table:table-cell table:style-name="ce40" office:value-type="float" office:value="3.68" calcext:value-type="float">
            <text:p>3.68</text:p>
          </table:table-cell>
          <table:table-cell table:style-name="ce40" office:value-type="float" office:value="3.79" calcext:value-type="float">
            <text:p>3.79</text:p>
          </table:table-cell>
          <table:covered-table-cell table:style-name="ce40"/>
          <table:table-cell table:style-name="ce40" office:value-type="float" office:value="3.56" calcext:value-type="float">
            <text:p>3.56</text:p>
          </table:table-cell>
          <table:table-cell table:style-name="ce40" office:value-type="float" office:value="3.87" calcext:value-type="float">
            <text:p>3.87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3.66" calcext:value-type="float">
            <text:p>3.66</text:p>
          </table:table-cell>
          <table:covered-table-cell table:style-name="ce35"/>
          <table:table-cell table:style-name="ce40" office:value-type="float" office:value="2.98" calcext:value-type="float">
            <text:p>2.98</text:p>
          </table:table-cell>
          <table:table-cell table:style-name="ce40" office:value-type="float" office:value="3.8" calcext:value-type="float">
            <text:p>3.80</text:p>
          </table:table-cell>
          <table:covered-table-cell table:style-name="ce40"/>
          <table:table-cell table:style-name="ce40" office:value-type="float" office:value="3.43" calcext:value-type="float">
            <text:p>3.43</text:p>
          </table:table-cell>
          <table:table-cell table:style-name="ce40" office:value-type="float" office:value="3.86" calcext:value-type="float">
            <text:p>3.86</text:p>
          </table:table-cell>
          <table:covered-table-cell table:style-name="ce40"/>
          <table:table-cell table:style-name="ce40" office:value-type="float" office:value="3.78" calcext:value-type="float">
            <text:p>3.78</text:p>
          </table:table-cell>
          <table:table-cell table:style-name="ce40" office:value-type="float" office:value="3.92" calcext:value-type="float">
            <text:p>3.92</text:p>
          </table:table-cell>
          <table:covered-table-cell table:style-name="ce40"/>
          <table:table-cell table:style-name="ce40" office:value-type="float" office:value="3.65" calcext:value-type="float">
            <text:p>3.65</text:p>
          </table:table-cell>
          <table:table-cell table:style-name="ce40" office:value-type="float" office:value="3.98" calcext:value-type="float">
            <text:p>3.98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5" office:value-type="float" office:value="3.76" calcext:value-type="float">
            <text:p>3.76</text:p>
          </table:table-cell>
          <table:covered-table-cell table:style-name="ce35"/>
          <table:table-cell table:style-name="ce40" office:value-type="float" office:value="3.09" calcext:value-type="float">
            <text:p>3.09</text:p>
          </table:table-cell>
          <table:table-cell table:style-name="ce40" office:value-type="float" office:value="3.91" calcext:value-type="float">
            <text:p>3.91</text:p>
          </table:table-cell>
          <table:covered-table-cell table:style-name="ce40"/>
          <table:table-cell table:style-name="ce43" table:number-columns-spanned="2" table:number-rows-spanned="1"/>
          <table:covered-table-cell table:number-columns-repeated="2" table:style-name="ce40"/>
          <table:table-cell table:style-name="ce40" office:value-type="float" office:value="3.88" calcext:value-type="float">
            <text:p>3.88</text:p>
          </table:table-cell>
          <table:table-cell table:style-name="ce40" office:value-type="float" office:value="4.04" calcext:value-type="float">
            <text:p>4.04</text:p>
          </table:table-cell>
          <table:covered-table-cell table:style-name="ce40"/>
          <table:table-cell table:style-name="ce45" table:number-columns-spanned="2" table:number-rows-spanned="1"/>
          <table:covered-table-cell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7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3]^2" office:value-type="float" office:value="4.950625" calcext:value-type="float">
            <text:p>4.951</text:p>
          </table:table-cell>
          <table:covered-table-cell table:style-name="ce36"/>
          <table:table-cell table:style-name="ce55" table:formula="of:=[.D3]^2" office:value-type="float" office:value="2.6896" calcext:value-type="float">
            <text:p>2.690</text:p>
          </table:table-cell>
          <table:table-cell table:style-name="ce55" table:formula="of:=[.E3]^2" office:value-type="float" office:value="5.7121" calcext:value-type="float">
            <text:p>5.712</text:p>
          </table:table-cell>
          <table:covered-table-cell table:style-name="ce55"/>
          <table:table-cell table:style-name="ce55" table:formula="of:=[.G3]^2" office:value-type="float" office:value="4.4521" calcext:value-type="float">
            <text:p>4.452</text:p>
          </table:table-cell>
          <table:table-cell table:style-name="ce55" table:formula="of:=[.H3]^2" office:value-type="float" office:value="5.7121" calcext:value-type="float">
            <text:p>5.712</text:p>
          </table:table-cell>
          <table:covered-table-cell table:style-name="ce55"/>
          <table:table-cell table:style-name="ce55" table:formula="of:=[.J3]^2" office:value-type="float" office:value="6.6049" calcext:value-type="float">
            <text:p>6.605</text:p>
          </table:table-cell>
          <table:table-cell table:style-name="ce55" table:formula="of:=[.K3]^2" office:value-type="float" office:value="5.9049" calcext:value-type="float">
            <text:p>5.905</text:p>
          </table:table-cell>
          <table:covered-table-cell table:style-name="ce55"/>
          <table:table-cell table:style-name="ce55" table:formula="of:=[.M3]^2" office:value-type="float" office:value="6.25" calcext:value-type="float">
            <text:p>6.250</text:p>
          </table:table-cell>
          <table:table-cell table:style-name="ce55" table:formula="of:=[.N3]^2" office:value-type="float" office:value="6.3504" calcext:value-type="float">
            <text:p>6.35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4]^2" office:value-type="float" office:value="5.784025" calcext:value-type="float">
            <text:p>5.784</text:p>
          </table:table-cell>
          <table:covered-table-cell table:style-name="ce36"/>
          <table:table-cell table:style-name="ce55" table:formula="of:=[.D4]^2" office:value-type="float" office:value="3.4225" calcext:value-type="float">
            <text:p>3.423</text:p>
          </table:table-cell>
          <table:table-cell table:style-name="ce55" table:formula="of:=[.E4]^2" office:value-type="float" office:value="6.6049" calcext:value-type="float">
            <text:p>6.605</text:p>
          </table:table-cell>
          <table:covered-table-cell table:style-name="ce55"/>
          <table:table-cell table:style-name="ce55" table:formula="of:=[.G4]^2" office:value-type="float" office:value="5.2441" calcext:value-type="float">
            <text:p>5.244</text:p>
          </table:table-cell>
          <table:table-cell table:style-name="ce55" table:formula="of:=[.H4]^2" office:value-type="float" office:value="6.6049" calcext:value-type="float">
            <text:p>6.605</text:p>
          </table:table-cell>
          <table:covered-table-cell table:style-name="ce55"/>
          <table:table-cell table:style-name="ce55" table:formula="of:=[.J4]^2" office:value-type="float" office:value="7.3984" calcext:value-type="float">
            <text:p>7.398</text:p>
          </table:table-cell>
          <table:table-cell table:style-name="ce55" table:formula="of:=[.K4]^2" office:value-type="float" office:value="6.8644" calcext:value-type="float">
            <text:p>6.864</text:p>
          </table:table-cell>
          <table:covered-table-cell table:style-name="ce55"/>
          <table:table-cell table:style-name="ce55" table:formula="of:=[.M4]^2" office:value-type="float" office:value="6.9169" calcext:value-type="float">
            <text:p>6.917</text:p>
          </table:table-cell>
          <table:table-cell table:style-name="ce55" table:formula="of:=[.N4]^2" office:value-type="float" office:value="7.2361" calcext:value-type="float">
            <text:p>7.236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5]^2" office:value-type="float" office:value="6.682225" calcext:value-type="float">
            <text:p>6.682</text:p>
          </table:table-cell>
          <table:covered-table-cell table:style-name="ce36"/>
          <table:table-cell table:style-name="ce55" table:formula="of:=[.D5]^2" office:value-type="float" office:value="4" calcext:value-type="float">
            <text:p>4.000</text:p>
          </table:table-cell>
          <table:table-cell table:style-name="ce55" table:formula="of:=[.E5]^2" office:value-type="float" office:value="7.3441" calcext:value-type="float">
            <text:p>7.344</text:p>
          </table:table-cell>
          <table:covered-table-cell table:style-name="ce55"/>
          <table:table-cell table:style-name="ce55" table:formula="of:=[.G5]^2" office:value-type="float" office:value="6.2001" calcext:value-type="float">
            <text:p>6.200</text:p>
          </table:table-cell>
          <table:table-cell table:style-name="ce55" table:formula="of:=[.H5]^2" office:value-type="float" office:value="7.5076" calcext:value-type="float">
            <text:p>7.508</text:p>
          </table:table-cell>
          <table:covered-table-cell table:style-name="ce55"/>
          <table:table-cell table:style-name="ce55" table:formula="of:=[.J5]^2" office:value-type="float" office:value="8.1796" calcext:value-type="float">
            <text:p>8.180</text:p>
          </table:table-cell>
          <table:table-cell table:style-name="ce55" table:formula="of:=[.K5]^2" office:value-type="float" office:value="7.84" calcext:value-type="float">
            <text:p>7.840</text:p>
          </table:table-cell>
          <table:covered-table-cell table:style-name="ce55"/>
          <table:table-cell table:style-name="ce55" table:formula="of:=[.M5]^2" office:value-type="float" office:value="7.7284" calcext:value-type="float">
            <text:p>7.728</text:p>
          </table:table-cell>
          <table:table-cell table:style-name="ce55" table:formula="of:=[.N5]^2" office:value-type="float" office:value="8.1225" calcext:value-type="float">
            <text:p>8.123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6]^2" office:value-type="float" office:value="7.590025" calcext:value-type="float">
            <text:p>7.590</text:p>
          </table:table-cell>
          <table:covered-table-cell table:style-name="ce36"/>
          <table:table-cell table:style-name="ce55" table:formula="of:=[.D6]^2" office:value-type="float" office:value="4.6225" calcext:value-type="float">
            <text:p>4.623</text:p>
          </table:table-cell>
          <table:table-cell table:style-name="ce55" table:formula="of:=[.E6]^2" office:value-type="float" office:value="8.3521" calcext:value-type="float">
            <text:p>8.352</text:p>
          </table:table-cell>
          <table:covered-table-cell table:style-name="ce55"/>
          <table:table-cell table:style-name="ce55" table:formula="of:=[.G6]^2" office:value-type="float" office:value="6.9696" calcext:value-type="float">
            <text:p>6.970</text:p>
          </table:table-cell>
          <table:table-cell table:style-name="ce55" table:formula="of:=[.H6]^2" office:value-type="float" office:value="8.4681" calcext:value-type="float">
            <text:p>8.468</text:p>
          </table:table-cell>
          <table:covered-table-cell table:style-name="ce55"/>
          <table:table-cell table:style-name="ce55" table:formula="of:=[.J6]^2" office:value-type="float" office:value="8.9401" calcext:value-type="float">
            <text:p>8.940</text:p>
          </table:table-cell>
          <table:table-cell table:style-name="ce55" table:formula="of:=[.K6]^2" office:value-type="float" office:value="8.8804" calcext:value-type="float">
            <text:p>8.880</text:p>
          </table:table-cell>
          <table:covered-table-cell table:style-name="ce55"/>
          <table:table-cell table:style-name="ce55" table:formula="of:=[.M6]^2" office:value-type="float" office:value="8.41" calcext:value-type="float">
            <text:p>8.410</text:p>
          </table:table-cell>
          <table:table-cell table:style-name="ce55" table:formula="of:=[.N6]^2" office:value-type="float" office:value="9.0601" calcext:value-type="float">
            <text:p>9.060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7]^2" office:value-type="float" office:value="8.381025" calcext:value-type="float">
            <text:p>8.381</text:p>
          </table:table-cell>
          <table:covered-table-cell table:style-name="ce36"/>
          <table:table-cell table:style-name="ce55" table:formula="of:=[.D7]^2" office:value-type="float" office:value="5.1984" calcext:value-type="float">
            <text:p>5.198</text:p>
          </table:table-cell>
          <table:table-cell table:style-name="ce55" table:formula="of:=[.E7]^2" office:value-type="float" office:value="9.1204" calcext:value-type="float">
            <text:p>9.120</text:p>
          </table:table-cell>
          <table:covered-table-cell table:style-name="ce55"/>
          <table:table-cell table:style-name="ce55" table:formula="of:=[.G7]^2" office:value-type="float" office:value="7.6176" calcext:value-type="float">
            <text:p>7.618</text:p>
          </table:table-cell>
          <table:table-cell table:style-name="ce55" table:formula="of:=[.H7]^2" office:value-type="float" office:value="9.3636" calcext:value-type="float">
            <text:p>9.364</text:p>
          </table:table-cell>
          <table:covered-table-cell table:style-name="ce55"/>
          <table:table-cell table:style-name="ce55" table:formula="of:=[.J7]^2" office:value-type="float" office:value="9.7344" calcext:value-type="float">
            <text:p>9.734</text:p>
          </table:table-cell>
          <table:table-cell table:style-name="ce55" table:formula="of:=[.K7]^2" office:value-type="float" office:value="9.7969" calcext:value-type="float">
            <text:p>9.797</text:p>
          </table:table-cell>
          <table:covered-table-cell table:style-name="ce55"/>
          <table:table-cell table:style-name="ce55" table:formula="of:=[.M7]^2" office:value-type="float" office:value="9.1204" calcext:value-type="float">
            <text:p>9.120</text:p>
          </table:table-cell>
          <table:table-cell table:style-name="ce55" table:formula="of:=[.N7]^2" office:value-type="float" office:value="10.0489" calcext:value-type="float">
            <text:p>10.049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8]^2" office:value-type="float" office:value="9.1809" calcext:value-type="float">
            <text:p>9.181</text:p>
          </table:table-cell>
          <table:covered-table-cell table:style-name="ce36"/>
          <table:table-cell table:style-name="ce55" table:formula="of:=[.D8]^2" office:value-type="float" office:value="5.8081" calcext:value-type="float">
            <text:p>5.808</text:p>
          </table:table-cell>
          <table:table-cell table:style-name="ce55" table:formula="of:=[.E8]^2" office:value-type="float" office:value="10.0489" calcext:value-type="float">
            <text:p>10.049</text:p>
          </table:table-cell>
          <table:covered-table-cell table:style-name="ce55"/>
          <table:table-cell table:style-name="ce55" table:formula="of:=[.G8]^2" office:value-type="float" office:value="8.3521" calcext:value-type="float">
            <text:p>8.352</text:p>
          </table:table-cell>
          <table:table-cell table:style-name="ce55" table:formula="of:=[.H8]^2" office:value-type="float" office:value="10.3041" calcext:value-type="float">
            <text:p>10.304</text:p>
          </table:table-cell>
          <table:covered-table-cell table:style-name="ce55"/>
          <table:table-cell table:style-name="ce55" table:formula="of:=[.J8]^2" office:value-type="float" office:value="10.4329" calcext:value-type="float">
            <text:p>10.433</text:p>
          </table:table-cell>
          <table:table-cell table:style-name="ce55" table:formula="of:=[.K8]^2" office:value-type="float" office:value="10.7584" calcext:value-type="float">
            <text:p>10.758</text:p>
          </table:table-cell>
          <table:covered-table-cell table:style-name="ce55"/>
          <table:table-cell table:style-name="ce55" table:formula="of:=[.M8]^2" office:value-type="float" office:value="9.8596" calcext:value-type="float">
            <text:p>9.860</text:p>
          </table:table-cell>
          <table:table-cell table:style-name="ce55" table:formula="of:=[.N8]^2" office:value-type="float" office:value="11.0889" calcext:value-type="float">
            <text:p>11.089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9]^2" office:value-type="float" office:value="10.017225" calcext:value-type="float">
            <text:p>10.017</text:p>
          </table:table-cell>
          <table:covered-table-cell table:style-name="ce36"/>
          <table:table-cell table:style-name="ce55" table:formula="of:=[.D9]^2" office:value-type="float" office:value="6.4516" calcext:value-type="float">
            <text:p>6.452</text:p>
          </table:table-cell>
          <table:table-cell table:style-name="ce55" table:formula="of:=[.E9]^2" office:value-type="float" office:value="10.9561" calcext:value-type="float">
            <text:p>10.956</text:p>
          </table:table-cell>
          <table:covered-table-cell table:style-name="ce55"/>
          <table:table-cell table:style-name="ce55" table:formula="of:=[.G9]^2" office:value-type="float" office:value="9.0601" calcext:value-type="float">
            <text:p>9.060</text:p>
          </table:table-cell>
          <table:table-cell table:style-name="ce55" table:formula="of:=[.H9]^2" office:value-type="float" office:value="11.2225" calcext:value-type="float">
            <text:p>11.223</text:p>
          </table:table-cell>
          <table:covered-table-cell table:style-name="ce55"/>
          <table:table-cell table:style-name="ce55" table:formula="of:=[.J9]^2" office:value-type="float" office:value="11.2225" calcext:value-type="float">
            <text:p>11.223</text:p>
          </table:table-cell>
          <table:table-cell table:style-name="ce55" table:formula="of:=[.K9]^2" office:value-type="float" office:value="11.6964" calcext:value-type="float">
            <text:p>11.696</text:p>
          </table:table-cell>
          <table:covered-table-cell table:style-name="ce55"/>
          <table:table-cell table:style-name="ce55" table:formula="of:=[.M9]^2" office:value-type="float" office:value="10.4976" calcext:value-type="float">
            <text:p>10.498</text:p>
          </table:table-cell>
          <table:table-cell table:style-name="ce55" table:formula="of:=[.N9]^2" office:value-type="float" office:value="12.0409" calcext:value-type="float">
            <text:p>12.041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10]^2" office:value-type="float" office:value="10.8241" calcext:value-type="float">
            <text:p>10.824</text:p>
          </table:table-cell>
          <table:covered-table-cell table:style-name="ce36"/>
          <table:table-cell table:style-name="ce55" table:formula="of:=[.D10]^2" office:value-type="float" office:value="7.0225" calcext:value-type="float">
            <text:p>7.023</text:p>
          </table:table-cell>
          <table:table-cell table:style-name="ce55" table:formula="of:=[.E10]^2" office:value-type="float" office:value="11.9025" calcext:value-type="float">
            <text:p>11.903</text:p>
          </table:table-cell>
          <table:covered-table-cell table:style-name="ce55"/>
          <table:table-cell table:style-name="ce55" table:formula="of:=[.G10]^2" office:value-type="float" office:value="9.7344" calcext:value-type="float">
            <text:p>9.734</text:p>
          </table:table-cell>
          <table:table-cell table:style-name="ce55" table:formula="of:=[.H10]^2" office:value-type="float" office:value="12.1104" calcext:value-type="float">
            <text:p>12.110</text:p>
          </table:table-cell>
          <table:covered-table-cell table:style-name="ce55"/>
          <table:table-cell table:style-name="ce55" table:formula="of:=[.J10]^2" office:value-type="float" office:value="11.9716" calcext:value-type="float">
            <text:p>11.972</text:p>
          </table:table-cell>
          <table:table-cell table:style-name="ce55" table:formula="of:=[.K10]^2" office:value-type="float" office:value="12.5316" calcext:value-type="float">
            <text:p>12.532</text:p>
          </table:table-cell>
          <table:covered-table-cell table:style-name="ce55"/>
          <table:table-cell table:style-name="ce55" table:formula="of:=[.M10]^2" office:value-type="float" office:value="11.2225" calcext:value-type="float">
            <text:p>11.223</text:p>
          </table:table-cell>
          <table:table-cell table:style-name="ce55" table:formula="of:=[.N10]^2" office:value-type="float" office:value="13.0321" calcext:value-type="float">
            <text:p>13.032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11]^2" office:value-type="float" office:value="11.6964" calcext:value-type="float">
            <text:p>11.696</text:p>
          </table:table-cell>
          <table:covered-table-cell table:style-name="ce36"/>
          <table:table-cell table:style-name="ce55" table:formula="of:=[.D11]^2" office:value-type="float" office:value="7.6176" calcext:value-type="float">
            <text:p>7.618</text:p>
          </table:table-cell>
          <table:table-cell table:style-name="ce55" table:formula="of:=[.E11]^2" office:value-type="float" office:value="12.8164" calcext:value-type="float">
            <text:p>12.816</text:p>
          </table:table-cell>
          <table:covered-table-cell table:style-name="ce55"/>
          <table:table-cell table:style-name="ce55" table:formula="of:=[.G11]^2" office:value-type="float" office:value="10.4329" calcext:value-type="float">
            <text:p>10.433</text:p>
          </table:table-cell>
          <table:table-cell table:style-name="ce55" table:formula="of:=[.H11]^2" office:value-type="float" office:value="13.0321" calcext:value-type="float">
            <text:p>13.032</text:p>
          </table:table-cell>
          <table:covered-table-cell table:style-name="ce55"/>
          <table:table-cell table:style-name="ce55" table:formula="of:=[.J11]^2" office:value-type="float" office:value="12.8164" calcext:value-type="float">
            <text:p>12.816</text:p>
          </table:table-cell>
          <table:table-cell table:style-name="ce55" table:formula="of:=[.K11]^2" office:value-type="float" office:value="13.4689" calcext:value-type="float">
            <text:p>13.469</text:p>
          </table:table-cell>
          <table:covered-table-cell table:style-name="ce55"/>
          <table:table-cell table:style-name="ce55" table:formula="of:=[.M11]^2" office:value-type="float" office:value="11.9716" calcext:value-type="float">
            <text:p>11.972</text:p>
          </table:table-cell>
          <table:table-cell table:style-name="ce55" table:formula="of:=[.N11]^2" office:value-type="float" office:value="14.0625" calcext:value-type="float">
            <text:p>14.063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12]^2" office:value-type="float" office:value="12.496225" calcext:value-type="float">
            <text:p>12.496</text:p>
          </table:table-cell>
          <table:covered-table-cell table:style-name="ce36"/>
          <table:table-cell table:style-name="ce55" table:formula="of:=[.D12]^2" office:value-type="float" office:value="8.2369" calcext:value-type="float">
            <text:p>8.237</text:p>
          </table:table-cell>
          <table:table-cell table:style-name="ce55" table:formula="of:=[.E12]^2" office:value-type="float" office:value="13.69" calcext:value-type="float">
            <text:p>13.690</text:p>
          </table:table-cell>
          <table:covered-table-cell table:style-name="ce55"/>
          <table:table-cell table:style-name="ce55" table:formula="of:=[.G12]^2" office:value-type="float" office:value="11.0889" calcext:value-type="float">
            <text:p>11.089</text:p>
          </table:table-cell>
          <table:table-cell table:style-name="ce55" table:formula="of:=[.H12]^2" office:value-type="float" office:value="13.9876" calcext:value-type="float">
            <text:p>13.988</text:p>
          </table:table-cell>
          <table:covered-table-cell table:style-name="ce55"/>
          <table:table-cell table:style-name="ce55" table:formula="of:=[.J12]^2" office:value-type="float" office:value="13.5424" calcext:value-type="float">
            <text:p>13.542</text:p>
          </table:table-cell>
          <table:table-cell table:style-name="ce55" table:formula="of:=[.K12]^2" office:value-type="float" office:value="14.3641" calcext:value-type="float">
            <text:p>14.364</text:p>
          </table:table-cell>
          <table:covered-table-cell table:style-name="ce55"/>
          <table:table-cell table:style-name="ce55" table:formula="of:=[.M12]^2" office:value-type="float" office:value="12.6736" calcext:value-type="float">
            <text:p>12.674</text:p>
          </table:table-cell>
          <table:table-cell table:style-name="ce55" table:formula="of:=[.N12]^2" office:value-type="float" office:value="14.9769" calcext:value-type="float">
            <text:p>14.977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13]^2" office:value-type="float" office:value="13.3956" calcext:value-type="float">
            <text:p>13.396</text:p>
          </table:table-cell>
          <table:covered-table-cell table:style-name="ce36"/>
          <table:table-cell table:style-name="ce55" table:formula="of:=[.D13]^2" office:value-type="float" office:value="8.8804" calcext:value-type="float">
            <text:p>8.880</text:p>
          </table:table-cell>
          <table:table-cell table:style-name="ce55" table:formula="of:=[.E13]^2" office:value-type="float" office:value="14.44" calcext:value-type="float">
            <text:p>14.440</text:p>
          </table:table-cell>
          <table:covered-table-cell table:style-name="ce55"/>
          <table:table-cell table:style-name="ce55" table:formula="of:=[.G13]^2" office:value-type="float" office:value="11.7649" calcext:value-type="float">
            <text:p>11.765</text:p>
          </table:table-cell>
          <table:table-cell table:style-name="ce55" table:formula="of:=[.H13]^2" office:value-type="float" office:value="14.8996" calcext:value-type="float">
            <text:p>14.900</text:p>
          </table:table-cell>
          <table:covered-table-cell table:style-name="ce55"/>
          <table:table-cell table:style-name="ce55" table:formula="of:=[.J13]^2" office:value-type="float" office:value="14.2884" calcext:value-type="float">
            <text:p>14.288</text:p>
          </table:table-cell>
          <table:table-cell table:style-name="ce55" table:formula="of:=[.K13]^2" office:value-type="float" office:value="15.3664" calcext:value-type="float">
            <text:p>15.366</text:p>
          </table:table-cell>
          <table:covered-table-cell table:style-name="ce55"/>
          <table:table-cell table:style-name="ce55" table:formula="of:=[.M13]^2" office:value-type="float" office:value="13.3225" calcext:value-type="float">
            <text:p>13.323</text:p>
          </table:table-cell>
          <table:table-cell table:style-name="ce55" table:formula="of:=[.N13]^2" office:value-type="float" office:value="15.8404" calcext:value-type="float">
            <text:p>15.840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14]^2" office:value-type="float" office:value="14.1376" calcext:value-type="float">
            <text:p>14.138</text:p>
          </table:table-cell>
          <table:covered-table-cell table:style-name="ce36"/>
          <table:table-cell table:style-name="ce55" table:formula="of:=[.D14]^2" office:value-type="float" office:value="9.5481" calcext:value-type="float">
            <text:p>9.548</text:p>
          </table:table-cell>
          <table:table-cell table:style-name="ce55" table:formula="of:=[.E14]^2" office:value-type="float" office:value="15.2881" calcext:value-type="float">
            <text:p>15.288</text:p>
          </table:table-cell>
          <table:covered-table-cell table:style-name="ce55"/>
          <table:table-cell table:style-name="ce44" table:number-columns-spanned="2" table:number-rows-spanned="1"/>
          <table:covered-table-cell table:number-columns-repeated="2" table:style-name="ce55"/>
          <table:table-cell table:style-name="ce55" table:formula="of:=[.J14]^2" office:value-type="float" office:value="15.0544" calcext:value-type="float">
            <text:p>15.054</text:p>
          </table:table-cell>
          <table:table-cell table:style-name="ce55" table:formula="of:=[.K14]^2" office:value-type="float" office:value="16.3216" calcext:value-type="float">
            <text:p>16.322</text:p>
          </table:table-cell>
          <table:covered-table-cell table:style-name="ce55"/>
          <table:table-cell table:style-name="ce46" table:number-columns-spanned="2" table:number-rows-spanned="1"/>
          <table:covered-table-cell table:style-name="ce5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8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3" office:value-type="string" calcext:value-type="string">
            <text:p>diff1</text:p>
          </table:table-cell>
          <table:table-cell table:style-name="ce53" office:value-type="string" calcext:value-type="string">
            <text:p>diff1’</text:p>
          </table:table-cell>
          <table:covered-table-cell table:style-name="ce53"/>
          <table:table-cell table:style-name="ce53" office:value-type="string" calcext:value-type="string">
            <text:p>diff2</text:p>
          </table:table-cell>
          <table:table-cell table:style-name="ce53" office:value-type="string" calcext:value-type="string">
            <text:p>diff2’</text:p>
          </table:table-cell>
          <table:covered-table-cell table:style-name="ce53"/>
          <table:table-cell table:style-name="ce53" office:value-type="string" calcext:value-type="string">
            <text:p>diff3</text:p>
          </table:table-cell>
          <table:table-cell table:style-name="ce53" office:value-type="string" calcext:value-type="string">
            <text:p>diff3’</text:p>
          </table:table-cell>
          <table:covered-table-cell table:style-name="ce53"/>
          <table:table-cell table:style-name="ce53" office:value-type="string" calcext:value-type="string">
            <text:p>diff4</text:p>
          </table:table-cell>
          <table:table-cell table:style-name="ce53" office:value-type="string" calcext:value-type="string">
            <text:p>diff4’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18]^2" office:value-type="float" office:value="24.508687890625" calcext:value-type="float">
            <text:p>24.509</text:p>
          </table:table-cell>
          <table:covered-table-cell table:style-name="ce36"/>
          <table:table-cell table:style-name="ce55" table:formula="of:=([.$B18]*[.D18])/([.$B18]-[.D18])" office:value-type="float" office:value="5.88901095741976" calcext:value-type="float">
            <text:p>5.889</text:p>
          </table:table-cell>
          <table:table-cell table:style-name="ce55" table:formula="of:=([.E18]*[.$B18])/([.E18]-[.$B18])" office:value-type="float" office:value="37.1364326635806" calcext:value-type="float">
            <text:p>37.136</text:p>
          </table:table-cell>
          <table:covered-table-cell table:style-name="ce55"/>
          <table:table-cell table:style-name="ce55" table:formula="of:=([.$B18]*[.G18])/([.$B18]-[.G18])" office:value-type="float" office:value="44.2117798756331" calcext:value-type="float">
            <text:p>44.212</text:p>
          </table:table-cell>
          <table:table-cell table:style-name="ce55" table:formula="of:=([.H18]*[.$B18])/([.H18]-[.$B18])" office:value-type="float" office:value="37.1364326635806" calcext:value-type="float">
            <text:p>37.136</text:p>
          </table:table-cell>
          <table:covered-table-cell table:style-name="ce55"/>
          <table:table-cell table:style-name="ce55" table:formula="of:=([.$B18]*[.J18])/([.$B18]-[.J18])" office:value-type="float" office:value="-19.7659899729489" calcext:value-type="float">
            <text:p>-19.766</text:p>
          </table:table-cell>
          <table:table-cell table:style-name="ce55" table:formula="of:=([.K18]*[.$B18])/([.K18]-[.$B18])" office:value-type="float" office:value="30.6336701291556" calcext:value-type="float">
            <text:p>30.634</text:p>
          </table:table-cell>
          <table:covered-table-cell table:style-name="ce55"/>
          <table:table-cell table:style-name="ce55" table:formula="of:=([.$B18]*[.M18])/([.$B18]-[.M18])" office:value-type="float" office:value="-23.8125300625301" calcext:value-type="float">
            <text:p>-23.813</text:p>
          </table:table-cell>
          <table:table-cell table:style-name="ce55" table:formula="of:=([.N18]*[.$B18])/([.N18]-[.$B18])" office:value-type="float" office:value="22.459644585737" calcext:value-type="float">
            <text:p>22.46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19]^2" office:value-type="float" office:value="33.454945200625" calcext:value-type="float">
            <text:p>33.455</text:p>
          </table:table-cell>
          <table:covered-table-cell table:style-name="ce36"/>
          <table:table-cell table:style-name="ce55" table:formula="of:=([.$B19]*[.D19])/([.$B19]-[.D19])" office:value-type="float" office:value="8.38264492753623" calcext:value-type="float">
            <text:p>8.383</text:p>
          </table:table-cell>
          <table:table-cell table:style-name="ce55" table:formula="of:=([.E19]*[.$B19])/([.E19]-[.$B19])" office:value-type="float" office:value="46.5392498522918" calcext:value-type="float">
            <text:p>46.539</text:p>
          </table:table-cell>
          <table:covered-table-cell table:style-name="ce55"/>
          <table:table-cell table:style-name="ce55" table:formula="of:=([.$B19]*[.G19])/([.$B19]-[.G19])" office:value-type="float" office:value="56.1781830856136" calcext:value-type="float">
            <text:p>56.178</text:p>
          </table:table-cell>
          <table:table-cell table:style-name="ce55" table:formula="of:=([.H19]*[.$B19])/([.H19]-[.$B19])" office:value-type="float" office:value="46.5392498522918" calcext:value-type="float">
            <text:p>46.539</text:p>
          </table:table-cell>
          <table:covered-table-cell table:style-name="ce55"/>
          <table:table-cell table:style-name="ce55" table:formula="of:=([.$B19]*[.J19])/([.$B19]-[.J19])" office:value-type="float" office:value="-26.5071811444058" calcext:value-type="float">
            <text:p>-26.507</text:p>
          </table:table-cell>
          <table:table-cell table:style-name="ce55" table:formula="of:=([.K19]*[.$B19])/([.K19]-[.$B19])" office:value-type="float" office:value="36.7500740113387" calcext:value-type="float">
            <text:p>36.750</text:p>
          </table:table-cell>
          <table:covered-table-cell table:style-name="ce55"/>
          <table:table-cell table:style-name="ce55" table:formula="of:=([.$B19]*[.M19])/([.$B19]-[.M19])" office:value-type="float" office:value="-35.3150369833389" calcext:value-type="float">
            <text:p>-35.315</text:p>
          </table:table-cell>
          <table:table-cell table:style-name="ce55" table:formula="of:=([.N19]*[.$B19])/([.N19]-[.$B19])" office:value-type="float" office:value="28.8234308162458" calcext:value-type="float">
            <text:p>28.823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20]^2" office:value-type="float" office:value="44.652130950625" calcext:value-type="float">
            <text:p>44.652</text:p>
          </table:table-cell>
          <table:covered-table-cell table:style-name="ce36"/>
          <table:table-cell table:style-name="ce55" table:formula="of:=([.$B20]*[.D20])/([.$B20]-[.D20])" office:value-type="float" office:value="9.96519680489146" calcext:value-type="float">
            <text:p>9.965</text:p>
          </table:table-cell>
          <table:table-cell table:style-name="ce55" table:formula="of:=([.E20]*[.$B20])/([.E20]-[.$B20])" office:value-type="float" office:value="74.1453123663834" calcext:value-type="float">
            <text:p>74.145</text:p>
          </table:table-cell>
          <table:covered-table-cell table:style-name="ce55"/>
          <table:table-cell table:style-name="ce55" table:formula="of:=([.$B20]*[.G20])/([.$B20]-[.G20])" office:value-type="float" office:value="85.9330323515688" calcext:value-type="float">
            <text:p>85.933</text:p>
          </table:table-cell>
          <table:table-cell table:style-name="ce55" table:formula="of:=([.H20]*[.$B20])/([.H20]-[.$B20])" office:value-type="float" office:value="60.7814295441465" calcext:value-type="float">
            <text:p>60.781</text:p>
          </table:table-cell>
          <table:covered-table-cell table:style-name="ce55"/>
          <table:table-cell table:style-name="ce55" table:formula="of:=([.$B20]*[.J20])/([.$B20]-[.J20])" office:value-type="float" office:value="-36.5024977777778" calcext:value-type="float">
            <text:p>-36.502</text:p>
          </table:table-cell>
          <table:table-cell table:style-name="ce55" table:formula="of:=([.K20]*[.$B20])/([.K20]-[.$B20])" office:value-type="float" office:value="45.249417201097" calcext:value-type="float">
            <text:p>45.249</text:p>
          </table:table-cell>
          <table:covered-table-cell table:style-name="ce55"/>
          <table:table-cell table:style-name="ce55" table:formula="of:=([.$B20]*[.M20])/([.$B20]-[.M20])" office:value-type="float" office:value="-49.3635459555045" calcext:value-type="float">
            <text:p>-49.364</text:p>
          </table:table-cell>
          <table:table-cell table:style-name="ce55" table:formula="of:=([.N20]*[.$B20])/([.N20]-[.$B20])" office:value-type="float" office:value="37.68472865425" calcext:value-type="float">
            <text:p>37.685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21]^2" office:value-type="float" office:value="57.608479500625" calcext:value-type="float">
            <text:p>57.608</text:p>
          </table:table-cell>
          <table:covered-table-cell table:style-name="ce36"/>
          <table:table-cell table:style-name="ce55" table:formula="of:=([.$B21]*[.D21])/([.$B21]-[.D21])" office:value-type="float" office:value="11.8229469212559" calcext:value-type="float">
            <text:p>11.823</text:p>
          </table:table-cell>
          <table:table-cell table:style-name="ce55" table:formula="of:=([.E21]*[.$B21])/([.E21]-[.$B21])" office:value-type="float" office:value="83.1842637568481" calcext:value-type="float">
            <text:p>83.184</text:p>
          </table:table-cell>
          <table:covered-table-cell table:style-name="ce55"/>
          <table:table-cell table:style-name="ce55" table:formula="of:=([.$B21]*[.G21])/([.$B21]-[.G21])" office:value-type="float" office:value="85.2632280130557" calcext:value-type="float">
            <text:p>85.263</text:p>
          </table:table-cell>
          <table:table-cell table:style-name="ce55" table:formula="of:=([.H21]*[.$B21])/([.H21]-[.$B21])" office:value-type="float" office:value="73.1977230902826" calcext:value-type="float">
            <text:p>73.198</text:p>
          </table:table-cell>
          <table:covered-table-cell table:style-name="ce55"/>
          <table:table-cell table:style-name="ce55" table:formula="of:=([.$B21]*[.J21])/([.$B21]-[.J21])" office:value-type="float" office:value="-50.260602190619" calcext:value-type="float">
            <text:p>-50.261</text:p>
          </table:table-cell>
          <table:table-cell table:style-name="ce55" table:formula="of:=([.K21]*[.$B21])/([.K21]-[.$B21])" office:value-type="float" office:value="52.2347829196939" calcext:value-type="float">
            <text:p>52.235</text:p>
          </table:table-cell>
          <table:covered-table-cell table:style-name="ce55"/>
          <table:table-cell table:style-name="ce55" table:formula="of:=([.$B21]*[.M21])/([.$B21]-[.M21])" office:value-type="float" office:value="-77.8464102564102" calcext:value-type="float">
            <text:p>-77.846</text:p>
          </table:table-cell>
          <table:table-cell table:style-name="ce55" table:formula="of:=([.N21]*[.$B21])/([.N21]-[.$B21])" office:value-type="float" office:value="46.7774674778498" calcext:value-type="float">
            <text:p>46.777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22]^2" office:value-type="float" office:value="70.241580050625" calcext:value-type="float">
            <text:p>70.242</text:p>
          </table:table-cell>
          <table:covered-table-cell table:style-name="ce36"/>
          <table:table-cell table:style-name="ce55" table:formula="of:=([.$B22]*[.D22])/([.$B22]-[.D22])" office:value-type="float" office:value="13.6893037539767" calcext:value-type="float">
            <text:p>13.689</text:p>
          </table:table-cell>
          <table:table-cell table:style-name="ce55" table:formula="of:=([.E22]*[.$B22])/([.E22]-[.$B22])" office:value-type="float" office:value="103.382316699915" calcext:value-type="float">
            <text:p>103.382</text:p>
          </table:table-cell>
          <table:covered-table-cell table:style-name="ce55"/>
          <table:table-cell table:style-name="ce55" table:formula="of:=([.$B22]*[.G22])/([.$B22]-[.G22])" office:value-type="float" office:value="83.6274631299734" calcext:value-type="float">
            <text:p>83.627</text:p>
          </table:table-cell>
          <table:table-cell table:style-name="ce55" table:formula="of:=([.H22]*[.$B22])/([.H22]-[.$B22])" office:value-type="float" office:value="79.868270299977" calcext:value-type="float">
            <text:p>79.868</text:p>
          </table:table-cell>
          <table:covered-table-cell table:style-name="ce55"/>
          <table:table-cell table:style-name="ce55" table:formula="of:=([.$B22]*[.J22])/([.$B22]-[.J22])" office:value-type="float" office:value="-60.2820724189526" calcext:value-type="float">
            <text:p>-60.282</text:p>
          </table:table-cell>
          <table:table-cell table:style-name="ce55" table:formula="of:=([.K22]*[.$B22])/([.K22]-[.$B22])" office:value-type="float" office:value="57.9910400441423" calcext:value-type="float">
            <text:p>57.991</text:p>
          </table:table-cell>
          <table:covered-table-cell table:style-name="ce55"/>
          <table:table-cell table:style-name="ce40" table:formula="of:=([.$B22]*[.M22])/([.$B22]-[.M22])" office:value-type="float" office:value="-103.382316699915" calcext:value-type="float">
            <text:p>-103.38</text:p>
          </table:table-cell>
          <table:table-cell table:style-name="ce55" table:formula="of:=([.N22]*[.$B22])/([.N22]-[.$B22])" office:value-type="float" office:value="50.4954400794424" calcext:value-type="float">
            <text:p>50.495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23]^2" office:value-type="float" office:value="84.28892481" calcext:value-type="float">
            <text:p>84.289</text:p>
          </table:table-cell>
          <table:covered-table-cell table:style-name="ce36"/>
          <table:table-cell table:style-name="ce55" table:formula="of:=([.$B23]*[.D23])/([.$B23]-[.D23])" office:value-type="float" office:value="15.8098865304791" calcext:value-type="float">
            <text:p>15.810</text:p>
          </table:table-cell>
          <table:table-cell table:style-name="ce55" table:formula="of:=([.E23]*[.$B23])/([.E23]-[.$B23])" office:value-type="float" office:value="106.287956232719" calcext:value-type="float">
            <text:p>106.288</text:p>
          </table:table-cell>
          <table:covered-table-cell table:style-name="ce55"/>
          <table:table-cell table:style-name="ce55" table:formula="of:=([.$B23]*[.G23])/([.$B23]-[.G23])" office:value-type="float" office:value="92.5190575410232" calcext:value-type="float">
            <text:p>92.519</text:p>
          </table:table-cell>
          <table:table-cell table:style-name="ce55" table:formula="of:=([.H23]*[.$B23])/([.H23]-[.$B23])" office:value-type="float" office:value="84.2244584134615" calcext:value-type="float">
            <text:p>84.224</text:p>
          </table:table-cell>
          <table:covered-table-cell table:style-name="ce55"/>
          <table:table-cell table:style-name="ce55" table:formula="of:=([.$B23]*[.J23])/([.$B23]-[.J23])" office:value-type="float" office:value="-76.5043223722044" calcext:value-type="float">
            <text:p>-76.504</text:p>
          </table:table-cell>
          <table:table-cell table:style-name="ce55" table:formula="of:=([.K23]*[.$B23])/([.K23]-[.$B23])" office:value-type="float" office:value="62.612865014263" calcext:value-type="float">
            <text:p>62.613</text:p>
          </table:table-cell>
          <table:covered-table-cell table:style-name="ce55"/>
          <table:table-cell table:style-name="ce40" table:formula="of:=([.$B23]*[.M23])/([.$B23]-[.M23])" office:value-type="float" office:value="-133.372626550759" calcext:value-type="float">
            <text:p>-133.37</text:p>
          </table:table-cell>
          <table:table-cell table:style-name="ce55" table:formula="of:=([.N23]*[.$B23])/([.N23]-[.$B23])" office:value-type="float" office:value="53.3574853301886" calcext:value-type="float">
            <text:p>53.357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24]^2" office:value-type="float" office:value="100.344796700625" calcext:value-type="float">
            <text:p>100.345</text:p>
          </table:table-cell>
          <table:covered-table-cell table:style-name="ce36"/>
          <table:table-cell table:style-name="ce55" table:formula="of:=([.$B24]*[.D24])/([.$B24]-[.D24])" office:value-type="float" office:value="18.1250492718668" calcext:value-type="float">
            <text:p>18.125</text:p>
          </table:table-cell>
          <table:table-cell table:style-name="ce55" table:formula="of:=([.E24]*[.$B24])/([.E24]-[.$B24])" office:value-type="float" office:value="116.894920860072" calcext:value-type="float">
            <text:p>116.895</text:p>
          </table:table-cell>
          <table:covered-table-cell table:style-name="ce55"/>
          <table:table-cell table:style-name="ce55" table:formula="of:=([.$B24]*[.G24])/([.$B24]-[.G24])" office:value-type="float" office:value="94.8225782656391" calcext:value-type="float">
            <text:p>94.823</text:p>
          </table:table-cell>
          <table:table-cell table:style-name="ce55" table:formula="of:=([.H24]*[.$B24])/([.H24]-[.$B24])" office:value-type="float" office:value="93.2719151749601" calcext:value-type="float">
            <text:p>93.272</text:p>
          </table:table-cell>
          <table:covered-table-cell table:style-name="ce55"/>
          <table:table-cell table:style-name="ce55" table:formula="of:=([.$B24]*[.J24])/([.$B24]-[.J24])" office:value-type="float" office:value="-93.2719151749601" calcext:value-type="float">
            <text:p>-93.272</text:p>
          </table:table-cell>
          <table:table-cell table:style-name="ce55" table:formula="of:=([.K24]*[.$B24])/([.K24]-[.$B24])" office:value-type="float" office:value="69.7756162937157" calcext:value-type="float">
            <text:p>69.776</text:p>
          </table:table-cell>
          <table:covered-table-cell table:style-name="ce55"/>
          <table:table-cell table:style-name="ce40" table:formula="of:=([.$B24]*[.M24])/([.$B24]-[.M24])" office:value-type="float" office:value="-218.905690679156" calcext:value-type="float">
            <text:p>-218.91</text:p>
          </table:table-cell>
          <table:table-cell table:style-name="ce55" table:formula="of:=([.N24]*[.$B24])/([.N24]-[.$B24])" office:value-type="float" office:value="59.6026558130628" calcext:value-type="float">
            <text:p>59.60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25]^2" office:value-type="float" office:value="117.16114081" calcext:value-type="float">
            <text:p>117.161</text:p>
          </table:table-cell>
          <table:covered-table-cell table:style-name="ce36"/>
          <table:table-cell table:style-name="ce55" table:formula="of:=([.$B25]*[.D25])/([.$B25]-[.D25])" office:value-type="float" office:value="19.9948027804082" calcext:value-type="float">
            <text:p>19.995</text:p>
          </table:table-cell>
          <table:table-cell table:style-name="ce55" table:formula="of:=([.E25]*[.$B25])/([.E25]-[.$B25])" office:value-type="float" office:value="119.467591107196" calcext:value-type="float">
            <text:p>119.468</text:p>
          </table:table-cell>
          <table:covered-table-cell table:style-name="ce55"/>
          <table:table-cell table:style-name="ce55" table:formula="of:=([.$B25]*[.G25])/([.$B25]-[.G25])" office:value-type="float" office:value="96.6927769477839" calcext:value-type="float">
            <text:p>96.693</text:p>
          </table:table-cell>
          <table:table-cell table:style-name="ce55" table:formula="of:=([.H25]*[.$B25])/([.H25]-[.$B25])" office:value-type="float" office:value="101.907937992692" calcext:value-type="float">
            <text:p>101.908</text:p>
          </table:table-cell>
          <table:covered-table-cell table:style-name="ce55"/>
          <table:table-cell table:style-name="ce40" table:formula="of:=([.$B25]*[.J25])/([.$B25]-[.J25])" office:value-type="float" office:value="-112.925312034858" calcext:value-type="float">
            <text:p>-112.93</text:p>
          </table:table-cell>
          <table:table-cell table:style-name="ce55" table:formula="of:=([.K25]*[.$B25])/([.K25]-[.$B25])" office:value-type="float" office:value="79.4397022313323" calcext:value-type="float">
            <text:p>79.440</text:p>
          </table:table-cell>
          <table:covered-table-cell table:style-name="ce55"/>
          <table:table-cell table:style-name="ce40" table:formula="of:=([.$B25]*[.M25])/([.$B25]-[.M25])" office:value-type="float" office:value="-304.903268699799" calcext:value-type="float">
            <text:p>-304.90</text:p>
          </table:table-cell>
          <table:table-cell table:style-name="ce55" table:formula="of:=([.N25]*[.$B25])/([.N25]-[.$B25])" office:value-type="float" office:value="63.8862108740942" calcext:value-type="float">
            <text:p>63.886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26]^2" office:value-type="float" office:value="136.80577296" calcext:value-type="float">
            <text:p>136.806</text:p>
          </table:table-cell>
          <table:covered-table-cell table:style-name="ce36"/>
          <table:table-cell table:style-name="ce55" table:formula="of:=([.$B26]*[.D26])/([.$B26]-[.D26])" office:value-type="float" office:value="21.8442916151809" calcext:value-type="float">
            <text:p>21.844</text:p>
          </table:table-cell>
          <table:table-cell table:style-name="ce55" table:formula="of:=([.E26]*[.$B26])/([.E26]-[.$B26])" office:value-type="float" office:value="133.844411571428" calcext:value-type="float">
            <text:p>133.844</text:p>
          </table:table-cell>
          <table:covered-table-cell table:style-name="ce55"/>
          <table:table-cell table:style-name="ce55" table:formula="of:=([.$B26]*[.G26])/([.$B26]-[.G26])" office:value-type="float" office:value="96.5788457142858" calcext:value-type="float">
            <text:p>96.579</text:p>
          </table:table-cell>
          <table:table-cell table:style-name="ce55" table:formula="of:=([.H26]*[.$B26])/([.H26]-[.$B26])" office:value-type="float" office:value="114.11892972973" calcext:value-type="float">
            <text:p>114.119</text:p>
          </table:table-cell>
          <table:covered-table-cell table:style-name="ce55"/>
          <table:table-cell table:style-name="ce40" table:formula="of:=([.$B26]*[.J26])/([.$B26]-[.J26])" office:value-type="float" office:value="-133.844411571428" calcext:value-type="float">
            <text:p>-133.84</text:p>
          </table:table-cell>
          <table:table-cell table:style-name="ce55" table:formula="of:=([.K26]*[.$B26])/([.K26]-[.$B26])" office:value-type="float" office:value="88.8787824880112" calcext:value-type="float">
            <text:p>88.879</text:p>
          </table:table-cell>
          <table:covered-table-cell table:style-name="ce55"/>
          <table:table-cell table:style-name="ce40" table:formula="of:=([.$B26]*[.M26])/([.$B26]-[.M26])" office:value-type="float" office:value="-508.810400581392" calcext:value-type="float">
            <text:p>-508.81</text:p>
          </table:table-cell>
          <table:table-cell table:style-name="ce55" table:formula="of:=([.N26]*[.$B26])/([.N26]-[.$B26])" office:value-type="float" office:value="69.5155001901863" calcext:value-type="float">
            <text:p>69.516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27]^2" office:value-type="float" office:value="156.155639250625" calcext:value-type="float">
            <text:p>156.156</text:p>
          </table:table-cell>
          <table:covered-table-cell table:style-name="ce36"/>
          <table:table-cell table:style-name="ce55" table:formula="of:=([.$B27]*[.D27])/([.$B27]-[.D27])" office:value-type="float" office:value="24.1658374748346" calcext:value-type="float">
            <text:p>24.166</text:p>
          </table:table-cell>
          <table:table-cell table:style-name="ce55" table:formula="of:=([.E27]*[.$B27])/([.E27]-[.$B27])" office:value-type="float" office:value="143.304492261942" calcext:value-type="float">
            <text:p>143.304</text:p>
          </table:table-cell>
          <table:covered-table-cell table:style-name="ce55"/>
          <table:table-cell table:style-name="ce55" table:formula="of:=([.$B27]*[.G27])/([.$B27]-[.G27])" office:value-type="float" office:value="98.4629629989519" calcext:value-type="float">
            <text:p>98.463</text:p>
          </table:table-cell>
          <table:table-cell table:style-name="ce55" table:formula="of:=([.H27]*[.$B27])/([.H27]-[.$B27])" office:value-type="float" office:value="117.20204295365" calcext:value-type="float">
            <text:p>117.202</text:p>
          </table:table-cell>
          <table:covered-table-cell table:style-name="ce55"/>
          <table:table-cell table:style-name="ce40" table:formula="of:=([.$B27]*[.J27])/([.$B27]-[.J27])" office:value-type="float" office:value="-161.759626678137" calcext:value-type="float">
            <text:p>-161.76</text:p>
          </table:table-cell>
          <table:table-cell table:style-name="ce55" table:formula="of:=([.K27]*[.$B27])/([.K27]-[.$B27])" office:value-type="float" office:value="96.0969152231815" calcext:value-type="float">
            <text:p>96.097</text:p>
          </table:table-cell>
          <table:covered-table-cell table:style-name="ce55"/>
          <table:table-cell table:style-name="ce40" table:formula="of:=([.$B27]*[.M27])/([.$B27]-[.M27])" office:value-type="float" office:value="-892.866284200143" calcext:value-type="float">
            <text:p>-892.87</text:p>
          </table:table-cell>
          <table:table-cell table:style-name="ce55" table:formula="of:=([.N27]*[.$B27])/([.N27]-[.$B27])" office:value-type="float" office:value="75.4450753131708" calcext:value-type="float">
            <text:p>75.445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28]^2" office:value-type="float" office:value="179.44209936" calcext:value-type="float">
            <text:p>179.442</text:p>
          </table:table-cell>
          <table:covered-table-cell table:style-name="ce36"/>
          <table:table-cell table:style-name="ce55" table:formula="of:=([.$B28]*[.D28])/([.$B28]-[.D28])" office:value-type="float" office:value="26.346183167966" calcext:value-type="float">
            <text:p>26.346</text:p>
          </table:table-cell>
          <table:table-cell table:style-name="ce55" table:formula="of:=([.E28]*[.$B28])/([.E28]-[.$B28])" office:value-type="float" office:value="185.209176560705" calcext:value-type="float">
            <text:p>185.209</text:p>
          </table:table-cell>
          <table:covered-table-cell table:style-name="ce55"/>
          <table:table-cell table:style-name="ce55" table:formula="of:=([.$B28]*[.G28])/([.$B28]-[.G28])" office:value-type="float" office:value="96.6443211136322" calcext:value-type="float">
            <text:p>96.644</text:p>
          </table:table-cell>
          <table:table-cell table:style-name="ce55" table:formula="of:=([.H28]*[.$B28])/([.H28]-[.$B28])" office:value-type="float" office:value="132.705506489362" calcext:value-type="float">
            <text:p>132.706</text:p>
          </table:table-cell>
          <table:covered-table-cell table:style-name="ce55"/>
          <table:table-cell table:style-name="ce40" table:formula="of:=([.$B28]*[.J28])/([.$B28]-[.J28])" office:value-type="float" office:value="-214.383614516129" calcext:value-type="float">
            <text:p>-214.38</text:p>
          </table:table-cell>
          <table:table-cell table:style-name="ce55" table:formula="of:=([.K28]*[.$B28])/([.K28]-[.$B28])" office:value-type="float" office:value="104.44598530546" calcext:value-type="float">
            <text:p>104.446</text:p>
          </table:table-cell>
          <table:covered-table-cell table:style-name="ce55"/>
          <table:table-cell table:style-name="ce40" table:formula="of:=([.$B28]*[.M28])/([.$B28]-[.M28])" office:value-type="float" office:value="2441.35268125848" calcext:value-type="float">
            <text:p>2441.35</text:p>
          </table:table-cell>
          <table:table-cell table:style-name="ce55" table:formula="of:=([.N28]*[.$B28])/([.N28]-[.$B28])" office:value-type="float" office:value="86.7930555628273" calcext:value-type="float">
            <text:p>86.793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29]^2" office:value-type="float" office:value="199.87173376" calcext:value-type="float">
            <text:p>199.872</text:p>
          </table:table-cell>
          <table:covered-table-cell table:style-name="ce36"/>
          <table:table-cell table:style-name="ce55" table:formula="of:=([.$B29]*[.D29])/([.$B29]-[.D29])" office:value-type="float" office:value="29.4121840200458" calcext:value-type="float">
            <text:p>29.412</text:p>
          </table:table-cell>
          <table:table-cell table:style-name="ce55" table:formula="of:=([.E29]*[.$B29])/([.E29]-[.$B29])" office:value-type="float" office:value="187.863574584963" calcext:value-type="float">
            <text:p>187.864</text:p>
          </table:table-cell>
          <table:covered-table-cell table:style-name="ce55"/>
          <table:table-cell table:style-name="ce44" table:number-columns-spanned="2" table:number-rows-spanned="1"/>
          <table:covered-table-cell table:style-name="ce55" table:formula="of:=([.H29]*[.$B29])/([.H29]-[.$B29])" office:value-type="float" office:value="-0" calcext:value-type="float">
            <text:p>0.000</text:p>
          </table:covered-table-cell>
          <table:covered-table-cell table:style-name="ce55"/>
          <table:table-cell table:style-name="ce40" table:formula="of:=([.$B29]*[.J29])/([.$B29]-[.J29])" office:value-type="float" office:value="-232.147780802792" calcext:value-type="float">
            <text:p>-232.15</text:p>
          </table:table-cell>
          <table:table-cell table:style-name="ce55" table:formula="of:=([.K29]*[.$B29])/([.K29]-[.$B29])" office:value-type="float" office:value="105.653961611722" calcext:value-type="float">
            <text:p>105.654</text:p>
          </table:table-cell>
          <table:covered-table-cell table:style-name="ce55"/>
          <table:table-cell table:style-name="ce46" table:number-columns-spanned="2" table:number-rows-spanned="1"/>
          <table:covered-table-cell table:style-name="ce55" table:formula="of:=([.N29]*[.$B29])/([.N29]-[.$B29])" office:value-type="float" office:value="-0" calcext:value-type="float">
            <text:p>0.000</text:p>
          </table:covered-table-cell>
          <table:table-cell table:number-columns-repeated="101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ied Data Calculations" table:style-name="ta2">
        <table:shapes>
          <draw:frame draw:z-index="0" draw:style-name="gr1" draw:text-style-name="P1" svg:width="13.033cm" svg:height="7.877cm" svg:x="18.193cm" svg:y="0.551cm">
            <draw:object draw:notify-on-update-of-ranges="'Modified Data Calculations'.A33:'Modified Data Calculations'.A44 'Modified Data Calculations'.B33:'Modified Data Calculation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944cm" svg:height="7.848cm" svg:x="17.723cm" svg:y="8.849cm">
            <draw:object draw:notify-on-update-of-ranges="'Modified Data Calculations'.A33:'Modified Data Calculations'.A44 'Modified Data Calculations'.D33:'Modified Data Calculations'.D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3.972cm" svg:height="7.726cm" svg:x="17.796cm" svg:y="17.443cm">
            <draw:object draw:notify-on-update-of-ranges="'Modified Data Calculations'.A33:'Modified Data Calculations'.A44 'Modified Data Calculations'.E33:'Modified Data Calculations'.E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4.434cm" svg:height="7.287cm" svg:x="0.444cm" svg:y="25.447cm">
            <draw:object draw:notify-on-update-of-ranges="'Modified Data Calculations'.A33:'Modified Data Calculations'.A43 'Modified Data Calculations'.G33:'Modified Data Calculations'.G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3.2cm" svg:height="7.485cm" svg:x="15.59cm" svg:y="25.628cm">
            <draw:object draw:notify-on-update-of-ranges="'Modified Data Calculations'.A33:'Modified Data Calculations'.A43 'Modified Data Calculations'.H33:'Modified Data Calculations'.H4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2.98cm" svg:height="7.304cm" svg:x="1.351cm" svg:y="33.409cm">
            <draw:object draw:notify-on-update-of-ranges="'Modified Data Calculations'.A33:'Modified Data Calculations'.A44 'Modified Data Calculations'.J33:'Modified Data Calculations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2.876cm" svg:height="7.246cm" svg:x="15.676cm" svg:y="33.786cm">
            <draw:object draw:notify-on-update-of-ranges="'Modified Data Calculations'.A33:'Modified Data Calculations'.A44 'Modified Data Calculations'.K33:'Modified Data Calculations'.K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7" draw:style-name="gr1" draw:text-style-name="P1" svg:width="12.977cm" svg:height="7.182cm" svg:x="1.18cm" svg:y="41.802cm">
            <draw:object draw:notify-on-update-of-ranges="'Modified Data Calculations'.A33:'Modified Data Calculations'.A43 'Modified Data Calculations'.M33:'Modified Data Calculations'.M4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8" draw:style-name="gr1" draw:text-style-name="P1" svg:width="14.015cm" svg:height="8.013cm" svg:x="15.845cm" svg:y="41.804cm">
            <draw:object draw:notify-on-update-of-ranges="'Modified Data Calculations'.A33:'Modified Data Calculations'.A43 'Modified Data Calculations'.N33:'Modified Data Calculations'.N4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5" table:number-columns-repeated="50" table:default-cell-style-name="ce33"/>
        <table:table-column table:style-name="co5" table:number-columns-repeated="960" table:default-cell-style-name="Default"/>
        <table:table-row table:style-name="ro4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style-name="ce47" table:number-columns-repeated="1010"/>
        </table:table-row>
        <table:table-row table:style-name="ro5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/text:p>
          </table:table-cell>
          <table:covered-table-cell table:style-name="ce18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covered-table-cell table:style-name="ce53"/>
          <table:table-cell table:style-name="ce53" office:value-type="string" calcext:value-type="string">
            <text:p>d<text:span text:style-name="T1">n</text:span><text:span text:style-name="T3">’</text:span></text:p>
          </table:table-cell>
          <table:table-cell table:style-name="ce53" office:value-type="string" calcext:value-type="string">
            <text:p>d<text:span text:style-name="T1">n</text:span><text:span text:style-name="T3">”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5" office:value-type="float" office:value="2.225" calcext:value-type="float">
            <text:p>2.23</text:p>
          </table:table-cell>
          <table:covered-table-cell table:style-name="ce35"/>
          <table:table-cell table:style-name="ce40" office:value-type="float" office:value="1.64" calcext:value-type="float">
            <text:p>1.64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ce40" office:value-type="float" office:value="2.11" calcext:value-type="float">
            <text:p>2.11</text:p>
          </table:table-cell>
          <table:table-cell table:style-name="ce40" office:value-type="float" office:value="2.39" calcext:value-type="float">
            <text:p>2.39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5" office:value-type="float" office:value="2.405" calcext:value-type="float">
            <text:p>2.41</text:p>
          </table:table-cell>
          <table:covered-table-cell table:style-name="ce35"/>
          <table:table-cell table:style-name="ce40" office:value-type="float" office:value="1.85" calcext:value-type="float">
            <text:p>1.85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ce40" office:value-type="float" office:value="2.29" calcext:value-type="float">
            <text:p>2.29</text:p>
          </table:table-cell>
          <table:table-cell table:style-name="ce40" office:value-type="float" office:value="2.57" calcext:value-type="float">
            <text:p>2.57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5" office:value-type="float" office:value="2.585" calcext:value-type="float">
            <text:p>2.59</text:p>
          </table:table-cell>
          <table:covered-table-cell table:style-name="ce35"/>
          <table:table-cell table:style-name="ce40" office:value-type="float" office:value="2" calcext:value-type="float">
            <text:p>2.00</text:p>
          </table:table-cell>
          <table:table-cell table:style-name="ce40" office:value-type="float" office:value="2.71" calcext:value-type="float">
            <text:p>2.71</text:p>
          </table:table-cell>
          <table:covered-table-cell table:style-name="ce40"/>
          <table:table-cell table:style-name="ce40" office:value-type="float" office:value="2.49" calcext:value-type="float">
            <text:p>2.49</text:p>
          </table:table-cell>
          <table:table-cell table:style-name="ce40" office:value-type="float" office:value="2.74" calcext:value-type="float">
            <text:p>2.74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5" office:value-type="float" office:value="2.755" calcext:value-type="float">
            <text:p>2.76</text:p>
          </table:table-cell>
          <table:covered-table-cell table:style-name="ce35"/>
          <table:table-cell table:style-name="ce40" office:value-type="float" office:value="2.15" calcext:value-type="float">
            <text:p>2.15</text:p>
          </table:table-cell>
          <table:table-cell table:style-name="ce40" office:value-type="float" office:value="2.89" calcext:value-type="float">
            <text:p>2.89</text:p>
          </table:table-cell>
          <table:covered-table-cell table:style-name="ce40"/>
          <table:table-cell table:style-name="ce40" office:value-type="float" office:value="2.64" calcext:value-type="float">
            <text:p>2.64</text:p>
          </table:table-cell>
          <table:table-cell table:style-name="ce40" office:value-type="float" office:value="2.91" calcext:value-type="float">
            <text:p>2.91</text:p>
          </table:table-cell>
          <table:covered-table-cell table:style-name="ce40"/>
          <table:table-cell table:style-name="Default" table:number-columns-repeated="2"/>
          <table:covered-table-cell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5" office:value-type="float" office:value="2.895" calcext:value-type="float">
            <text:p>2.90</text:p>
          </table:table-cell>
          <table:covered-table-cell table:style-name="ce35"/>
          <table:table-cell table:style-name="ce40" office:value-type="float" office:value="2.28" calcext:value-type="float">
            <text:p>2.28</text:p>
          </table:table-cell>
          <table:table-cell table:style-name="ce40" office:value-type="float" office:value="3.02" calcext:value-type="float">
            <text:p>3.02</text:p>
          </table:table-cell>
          <table:covered-table-cell table:style-name="ce40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06" calcext:value-type="float">
            <text:p>3.06</text:p>
          </table:table-cell>
          <table:covered-table-cell table:style-name="ce40"/>
          <table:table-cell table:style-name="ce40" office:value-type="float" office:value="2.57" calcext:value-type="float">
            <text:p>2.57</text:p>
          </table:table-cell>
          <table:table-cell table:style-name="ce40" office:value-type="float" office:value="2.43" calcext:value-type="float">
            <text:p>2.43</text:p>
          </table:table-cell>
          <table:covered-table-cell table:style-name="ce40"/>
          <table:table-cell table:style-name="ce40" office:value-type="float" office:value="2.5" calcext:value-type="float">
            <text:p>2.50</text:p>
          </table:table-cell>
          <table:table-cell table:style-name="ce40" office:value-type="float" office:value="2.52" calcext:value-type="float">
            <text:p>2.52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5" office:value-type="float" office:value="3.03" calcext:value-type="float">
            <text:p>3.03</text:p>
          </table:table-cell>
          <table:covered-table-cell table:style-name="ce35"/>
          <table:table-cell table:style-name="ce40" office:value-type="float" office:value="2.41" calcext:value-type="float">
            <text:p>2.41</text:p>
          </table:table-cell>
          <table:table-cell table:style-name="ce40" office:value-type="float" office:value="3.17" calcext:value-type="float">
            <text:p>3.17</text:p>
          </table:table-cell>
          <table:covered-table-cell table:style-name="ce40"/>
          <table:table-cell table:style-name="ce40" office:value-type="float" office:value="2.89" calcext:value-type="float">
            <text:p>2.89</text:p>
          </table:table-cell>
          <table:table-cell table:style-name="ce40" office:value-type="float" office:value="3.21" calcext:value-type="float">
            <text:p>3.21</text:p>
          </table:table-cell>
          <table:covered-table-cell table:style-name="ce40"/>
          <table:table-cell table:style-name="ce40" office:value-type="float" office:value="2.72" calcext:value-type="float">
            <text:p>2.72</text:p>
          </table:table-cell>
          <table:table-cell table:style-name="ce40" office:value-type="float" office:value="2.62" calcext:value-type="float">
            <text:p>2.62</text:p>
          </table:table-cell>
          <table:covered-table-cell table:style-name="ce40"/>
          <table:table-cell table:style-name="ce40" office:value-type="float" office:value="2.63" calcext:value-type="float">
            <text:p>2.63</text:p>
          </table:table-cell>
          <table:table-cell table:style-name="ce40" office:value-type="float" office:value="2.69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5" office:value-type="float" office:value="3.165" calcext:value-type="float">
            <text:p>3.17</text:p>
          </table:table-cell>
          <table:covered-table-cell table:style-name="ce35"/>
          <table:table-cell table:style-name="ce40" office:value-type="float" office:value="2.54" calcext:value-type="float">
            <text:p>2.54</text:p>
          </table:table-cell>
          <table:table-cell table:style-name="ce40" office:value-type="float" office:value="3.31" calcext:value-type="float">
            <text:p>3.31</text:p>
          </table:table-cell>
          <table:covered-table-cell table:style-name="ce40"/>
          <table:table-cell table:style-name="ce40" office:value-type="float" office:value="3.01" calcext:value-type="float">
            <text:p>3.01</text:p>
          </table:table-cell>
          <table:table-cell table:style-name="ce40" office:value-type="float" office:value="3.35" calcext:value-type="float">
            <text:p>3.35</text:p>
          </table:table-cell>
          <table:covered-table-cell table:style-name="ce40"/>
          <table:table-cell table:style-name="ce40" office:value-type="float" office:value="2.86" calcext:value-type="float">
            <text:p>2.86</text:p>
          </table:table-cell>
          <table:table-cell table:style-name="ce40" office:value-type="float" office:value="2.8" calcext:value-type="float">
            <text:p>2.80</text:p>
          </table:table-cell>
          <table:covered-table-cell table:style-name="ce40"/>
          <table:table-cell table:style-name="ce40" office:value-type="float" office:value="2.78" calcext:value-type="float">
            <text:p>2.78</text:p>
          </table:table-cell>
          <table:table-cell table:style-name="ce40" office:value-type="float" office:value="2.85" calcext:value-type="float">
            <text:p>2.85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5" office:value-type="float" office:value="3.29" calcext:value-type="float">
            <text:p>3.29</text:p>
          </table:table-cell>
          <table:covered-table-cell table:style-name="ce35"/>
          <table:table-cell table:style-name="ce40" office:value-type="float" office:value="2.65" calcext:value-type="float">
            <text:p>2.65</text:p>
          </table:table-cell>
          <table:table-cell table:style-name="ce40" office:value-type="float" office:value="3.45" calcext:value-type="float">
            <text:p>3.45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48" calcext:value-type="float">
            <text:p>3.48</text:p>
          </table:table-cell>
          <table:covered-table-cell table:style-name="ce40"/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2.98" calcext:value-type="float">
            <text:p>2.98</text:p>
          </table:table-cell>
          <table:covered-table-cell table:style-name="ce40"/>
          <table:table-cell table:style-name="ce40" office:value-type="float" office:value="2.9" calcext:value-type="float">
            <text:p>2.90</text:p>
          </table:table-cell>
          <table:table-cell table:style-name="ce40" office:value-type="float" office:value="3.01" calcext:value-type="float">
            <text:p>3.01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5" office:value-type="float" office:value="3.42" calcext:value-type="float">
            <text:p>3.42</text:p>
          </table:table-cell>
          <table:covered-table-cell table:style-name="ce35"/>
          <table:table-cell table:style-name="ce40" office:value-type="float" office:value="2.76" calcext:value-type="float">
            <text:p>2.76</text:p>
          </table:table-cell>
          <table:table-cell table:style-name="ce40" office:value-type="float" office:value="3.58" calcext:value-type="float">
            <text:p>3.58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61" calcext:value-type="float">
            <text:p>3.61</text:p>
          </table:table-cell>
          <table:covered-table-cell table:style-name="ce40"/>
          <table:table-cell table:style-name="ce40" office:value-type="float" office:value="3.12" calcext:value-type="float">
            <text:p>3.12</text:p>
          </table:table-cell>
          <table:table-cell table:style-name="ce40" office:value-type="float" office:value="3.13" calcext:value-type="float">
            <text:p>3.13</text:p>
          </table:table-cell>
          <table:covered-table-cell table:style-name="ce40"/>
          <table:table-cell table:style-name="ce40" office:value-type="float" office:value="3.02" calcext:value-type="float">
            <text:p>3.02</text:p>
          </table:table-cell>
          <table:table-cell table:style-name="ce40" office:value-type="float" office:value="3.17" calcext:value-type="float">
            <text:p>3.17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3.535" calcext:value-type="float">
            <text:p>3.54</text:p>
          </table:table-cell>
          <table:covered-table-cell table:style-name="ce35"/>
          <table:table-cell table:style-name="ce40" office:value-type="float" office:value="2.87" calcext:value-type="float">
            <text:p>2.87</text:p>
          </table:table-cell>
          <table:table-cell table:style-name="ce40" office:value-type="float" office:value="3.7" calcext:value-type="float">
            <text:p>3.70</text:p>
          </table:table-cell>
          <table:covered-table-cell table:style-name="ce40"/>
          <table:table-cell table:style-name="ce40" office:value-type="float" office:value="3.33" calcext:value-type="float">
            <text:p>3.33</text:p>
          </table:table-cell>
          <table:table-cell table:style-name="ce40" office:value-type="float" office:value="3.74" calcext:value-type="float">
            <text:p>3.74</text:p>
          </table:table-cell>
          <table:covered-table-cell table:style-name="ce40"/>
          <table:table-cell table:style-name="ce40" office:value-type="float" office:value="3.23" calcext:value-type="float">
            <text:p>3.23</text:p>
          </table:table-cell>
          <table:table-cell table:style-name="ce40" office:value-type="float" office:value="3.28" calcext:value-type="float">
            <text:p>3.28</text:p>
          </table:table-cell>
          <table:covered-table-cell table:style-name="ce40"/>
          <table:table-cell table:style-name="ce40" office:value-type="float" office:value="3.14" calcext:value-type="float">
            <text:p>3.14</text:p>
          </table:table-cell>
          <table:table-cell table:style-name="ce40" office:value-type="float" office:value="3.33" calcext:value-type="float">
            <text:p>3.33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3.66" calcext:value-type="float">
            <text:p>3.66</text:p>
          </table:table-cell>
          <table:covered-table-cell table:style-name="ce35"/>
          <table:table-cell table:style-name="ce40" office:value-type="float" office:value="2.98" calcext:value-type="float">
            <text:p>2.98</text:p>
          </table:table-cell>
          <table:table-cell table:style-name="ce40" office:value-type="float" office:value="3.8" calcext:value-type="float">
            <text:p>3.80</text:p>
          </table:table-cell>
          <table:covered-table-cell table:style-name="ce40"/>
          <table:table-cell table:style-name="ce40" office:value-type="float" office:value="3.43" calcext:value-type="float">
            <text:p>3.43</text:p>
          </table:table-cell>
          <table:table-cell table:style-name="ce40" office:value-type="float" office:value="3.86" calcext:value-type="float">
            <text:p>3.86</text:p>
          </table:table-cell>
          <table:covered-table-cell table:style-name="ce40"/>
          <table:table-cell table:style-name="ce40" office:value-type="float" office:value="3.35" calcext:value-type="float">
            <text:p>3.35</text:p>
          </table:table-cell>
          <table:table-cell table:style-name="ce40" office:value-type="float" office:value="3.42" calcext:value-type="float">
            <text:p>3.42</text:p>
          </table:table-cell>
          <table:covered-table-cell table:style-name="ce40"/>
          <table:table-cell table:style-name="ce40" office:value-type="float" office:value="3.24" calcext:value-type="float">
            <text:p>3.24</text:p>
          </table:table-cell>
          <table:table-cell table:style-name="ce40" office:value-type="float" office:value="3.47" calcext:value-type="float">
            <text:p>3.47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5" office:value-type="float" office:value="3.76" calcext:value-type="float">
            <text:p>3.76</text:p>
          </table:table-cell>
          <table:covered-table-cell table:style-name="ce35"/>
          <table:table-cell table:style-name="ce40" office:value-type="float" office:value="3.09" calcext:value-type="float">
            <text:p>3.09</text:p>
          </table:table-cell>
          <table:table-cell table:style-name="ce40" office:value-type="float" office:value="3.91" calcext:value-type="float">
            <text:p>3.91</text:p>
          </table:table-cell>
          <table:covered-table-cell table:style-name="ce40"/>
          <table:table-cell table:style-name="ce43" table:number-columns-spanned="2" table:number-rows-spanned="1"/>
          <table:covered-table-cell table:number-columns-repeated="2" table:style-name="ce40"/>
          <table:table-cell table:style-name="ce40" office:value-type="float" office:value="3.46" calcext:value-type="float">
            <text:p>3.46</text:p>
          </table:table-cell>
          <table:table-cell table:style-name="ce40" office:value-type="float" office:value="3.54" calcext:value-type="float">
            <text:p>3.54</text:p>
          </table:table-cell>
          <table:covered-table-cell table:style-name="ce40"/>
          <table:table-cell table:style-name="ce45" table:number-columns-spanned="2" table:number-rows-spanned="1"/>
          <table:covered-table-cell table:style-name="ce40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7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covered-table-cell table:style-name="ce53"/>
          <table:table-cell table:style-name="ce53" office:value-type="string" calcext:value-type="string">
            <text:p><text:span text:style-name="T1">dn</text:span><text:span text:style-name="T3">’2</text:span></text:p>
          </table:table-cell>
          <table:table-cell table:style-name="ce53" office:value-type="string" calcext:value-type="string">
            <text:p>d<text:span text:style-name="T1">n</text:span><text:span text:style-name="T3">”2</text:span>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3]^2" office:value-type="float" office:value="4.950625" calcext:value-type="float">
            <text:p>4.951</text:p>
          </table:table-cell>
          <table:covered-table-cell table:style-name="ce36"/>
          <table:table-cell table:style-name="ce55" table:formula="of:=[.D3]^2" office:value-type="float" office:value="2.6896" calcext:value-type="float">
            <text:p>2.690</text:p>
          </table:table-cell>
          <table:table-cell table:style-name="ce55" table:formula="of:=[.E3]^2" office:value-type="float" office:value="5.7121" calcext:value-type="float">
            <text:p>5.712</text:p>
          </table:table-cell>
          <table:covered-table-cell table:style-name="ce55"/>
          <table:table-cell table:style-name="ce55" table:formula="of:=[.G3]^2" office:value-type="float" office:value="4.4521" calcext:value-type="float">
            <text:p>4.452</text:p>
          </table:table-cell>
          <table:table-cell table:style-name="ce55" table:formula="of:=[.H3]^2" office:value-type="float" office:value="5.7121" calcext:value-type="float">
            <text:p>5.712</text:p>
          </table:table-cell>
          <table:covered-table-cell table:style-name="ce55"/>
          <table:table-cell table:style-name="ce55" table:formula="of:=[.J3]^2" office:value-type="float" office:value="0" calcext:value-type="float">
            <text:p>0.000</text:p>
          </table:table-cell>
          <table:table-cell table:style-name="ce55" table:formula="of:=[.K3]^2" office:value-type="float" office:value="0" calcext:value-type="float">
            <text:p>0.000</text:p>
          </table:table-cell>
          <table:covered-table-cell table:style-name="ce55"/>
          <table:table-cell table:style-name="ce55" table:formula="of:=[.M3]^2" office:value-type="float" office:value="0" calcext:value-type="float">
            <text:p>0.000</text:p>
          </table:table-cell>
          <table:table-cell table:style-name="ce55" table:formula="of:=[.N3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4]^2" office:value-type="float" office:value="5.784025" calcext:value-type="float">
            <text:p>5.784</text:p>
          </table:table-cell>
          <table:covered-table-cell table:style-name="ce36"/>
          <table:table-cell table:style-name="ce55" table:formula="of:=[.D4]^2" office:value-type="float" office:value="3.4225" calcext:value-type="float">
            <text:p>3.423</text:p>
          </table:table-cell>
          <table:table-cell table:style-name="ce55" table:formula="of:=[.E4]^2" office:value-type="float" office:value="6.6049" calcext:value-type="float">
            <text:p>6.605</text:p>
          </table:table-cell>
          <table:covered-table-cell table:style-name="ce55"/>
          <table:table-cell table:style-name="ce55" table:formula="of:=[.G4]^2" office:value-type="float" office:value="5.2441" calcext:value-type="float">
            <text:p>5.244</text:p>
          </table:table-cell>
          <table:table-cell table:style-name="ce55" table:formula="of:=[.H4]^2" office:value-type="float" office:value="6.6049" calcext:value-type="float">
            <text:p>6.605</text:p>
          </table:table-cell>
          <table:covered-table-cell table:style-name="ce55"/>
          <table:table-cell table:style-name="ce55" table:formula="of:=[.J4]^2" office:value-type="float" office:value="0" calcext:value-type="float">
            <text:p>0.000</text:p>
          </table:table-cell>
          <table:table-cell table:style-name="ce55" table:formula="of:=[.K4]^2" office:value-type="float" office:value="0" calcext:value-type="float">
            <text:p>0.000</text:p>
          </table:table-cell>
          <table:covered-table-cell table:style-name="ce55"/>
          <table:table-cell table:style-name="ce55" table:formula="of:=[.M4]^2" office:value-type="float" office:value="0" calcext:value-type="float">
            <text:p>0.000</text:p>
          </table:table-cell>
          <table:table-cell table:style-name="ce55" table:formula="of:=[.N4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5]^2" office:value-type="float" office:value="6.682225" calcext:value-type="float">
            <text:p>6.682</text:p>
          </table:table-cell>
          <table:covered-table-cell table:style-name="ce36"/>
          <table:table-cell table:style-name="ce55" table:formula="of:=[.D5]^2" office:value-type="float" office:value="4" calcext:value-type="float">
            <text:p>4.000</text:p>
          </table:table-cell>
          <table:table-cell table:style-name="ce55" table:formula="of:=[.E5]^2" office:value-type="float" office:value="7.3441" calcext:value-type="float">
            <text:p>7.344</text:p>
          </table:table-cell>
          <table:covered-table-cell table:style-name="ce55"/>
          <table:table-cell table:style-name="ce55" table:formula="of:=[.G5]^2" office:value-type="float" office:value="6.2001" calcext:value-type="float">
            <text:p>6.200</text:p>
          </table:table-cell>
          <table:table-cell table:style-name="ce55" table:formula="of:=[.H5]^2" office:value-type="float" office:value="7.5076" calcext:value-type="float">
            <text:p>7.508</text:p>
          </table:table-cell>
          <table:covered-table-cell table:style-name="ce55"/>
          <table:table-cell table:style-name="ce55" table:formula="of:=[.J5]^2" office:value-type="float" office:value="0" calcext:value-type="float">
            <text:p>0.000</text:p>
          </table:table-cell>
          <table:table-cell table:style-name="ce55" table:formula="of:=[.K5]^2" office:value-type="float" office:value="0" calcext:value-type="float">
            <text:p>0.000</text:p>
          </table:table-cell>
          <table:covered-table-cell table:style-name="ce55"/>
          <table:table-cell table:style-name="ce55" table:formula="of:=[.M5]^2" office:value-type="float" office:value="0" calcext:value-type="float">
            <text:p>0.000</text:p>
          </table:table-cell>
          <table:table-cell table:style-name="ce55" table:formula="of:=[.N5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6]^2" office:value-type="float" office:value="7.590025" calcext:value-type="float">
            <text:p>7.590</text:p>
          </table:table-cell>
          <table:covered-table-cell table:style-name="ce36"/>
          <table:table-cell table:style-name="ce55" table:formula="of:=[.D6]^2" office:value-type="float" office:value="4.6225" calcext:value-type="float">
            <text:p>4.623</text:p>
          </table:table-cell>
          <table:table-cell table:style-name="ce55" table:formula="of:=[.E6]^2" office:value-type="float" office:value="8.3521" calcext:value-type="float">
            <text:p>8.352</text:p>
          </table:table-cell>
          <table:covered-table-cell table:style-name="ce55"/>
          <table:table-cell table:style-name="ce55" table:formula="of:=[.G6]^2" office:value-type="float" office:value="6.9696" calcext:value-type="float">
            <text:p>6.970</text:p>
          </table:table-cell>
          <table:table-cell table:style-name="ce55" table:formula="of:=[.H6]^2" office:value-type="float" office:value="8.4681" calcext:value-type="float">
            <text:p>8.468</text:p>
          </table:table-cell>
          <table:covered-table-cell table:style-name="ce55"/>
          <table:table-cell table:style-name="ce55" table:formula="of:=[.J6]^2" office:value-type="float" office:value="0" calcext:value-type="float">
            <text:p>0.000</text:p>
          </table:table-cell>
          <table:table-cell table:style-name="ce55" table:formula="of:=[.K6]^2" office:value-type="float" office:value="0" calcext:value-type="float">
            <text:p>0.000</text:p>
          </table:table-cell>
          <table:covered-table-cell table:style-name="ce55"/>
          <table:table-cell table:style-name="ce55" table:formula="of:=[.M6]^2" office:value-type="float" office:value="0" calcext:value-type="float">
            <text:p>0.000</text:p>
          </table:table-cell>
          <table:table-cell table:style-name="ce55" table:formula="of:=[.N6]^2" office:value-type="float" office:value="0" calcext:value-type="float">
            <text:p>0.000</text:p>
          </table:table-cell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7]^2" office:value-type="float" office:value="8.381025" calcext:value-type="float">
            <text:p>8.381</text:p>
          </table:table-cell>
          <table:covered-table-cell table:style-name="ce36"/>
          <table:table-cell table:style-name="ce55" table:formula="of:=[.D7]^2" office:value-type="float" office:value="5.1984" calcext:value-type="float">
            <text:p>5.198</text:p>
          </table:table-cell>
          <table:table-cell table:style-name="ce55" table:formula="of:=[.E7]^2" office:value-type="float" office:value="9.1204" calcext:value-type="float">
            <text:p>9.120</text:p>
          </table:table-cell>
          <table:covered-table-cell table:style-name="ce55"/>
          <table:table-cell table:style-name="ce55" table:formula="of:=[.G7]^2" office:value-type="float" office:value="7.6176" calcext:value-type="float">
            <text:p>7.618</text:p>
          </table:table-cell>
          <table:table-cell table:style-name="ce55" table:formula="of:=[.H7]^2" office:value-type="float" office:value="9.3636" calcext:value-type="float">
            <text:p>9.364</text:p>
          </table:table-cell>
          <table:covered-table-cell table:style-name="ce55"/>
          <table:table-cell table:style-name="ce55" table:formula="of:=[.J7]^2" office:value-type="float" office:value="6.6049" calcext:value-type="float">
            <text:p>6.605</text:p>
          </table:table-cell>
          <table:table-cell table:style-name="ce55" table:formula="of:=[.K7]^2" office:value-type="float" office:value="5.9049" calcext:value-type="float">
            <text:p>5.905</text:p>
          </table:table-cell>
          <table:covered-table-cell table:style-name="ce55"/>
          <table:table-cell table:style-name="ce55" table:formula="of:=[.M7]^2" office:value-type="float" office:value="6.25" calcext:value-type="float">
            <text:p>6.250</text:p>
          </table:table-cell>
          <table:table-cell table:style-name="ce55" table:formula="of:=[.N7]^2" office:value-type="float" office:value="6.3504" calcext:value-type="float">
            <text:p>6.350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8]^2" office:value-type="float" office:value="9.1809" calcext:value-type="float">
            <text:p>9.181</text:p>
          </table:table-cell>
          <table:covered-table-cell table:style-name="ce36"/>
          <table:table-cell table:style-name="ce55" table:formula="of:=[.D8]^2" office:value-type="float" office:value="5.8081" calcext:value-type="float">
            <text:p>5.808</text:p>
          </table:table-cell>
          <table:table-cell table:style-name="ce55" table:formula="of:=[.E8]^2" office:value-type="float" office:value="10.0489" calcext:value-type="float">
            <text:p>10.049</text:p>
          </table:table-cell>
          <table:covered-table-cell table:style-name="ce55"/>
          <table:table-cell table:style-name="ce55" table:formula="of:=[.G8]^2" office:value-type="float" office:value="8.3521" calcext:value-type="float">
            <text:p>8.352</text:p>
          </table:table-cell>
          <table:table-cell table:style-name="ce55" table:formula="of:=[.H8]^2" office:value-type="float" office:value="10.3041" calcext:value-type="float">
            <text:p>10.304</text:p>
          </table:table-cell>
          <table:covered-table-cell table:style-name="ce55"/>
          <table:table-cell table:style-name="ce55" table:formula="of:=[.J8]^2" office:value-type="float" office:value="7.3984" calcext:value-type="float">
            <text:p>7.398</text:p>
          </table:table-cell>
          <table:table-cell table:style-name="ce55" table:formula="of:=[.K8]^2" office:value-type="float" office:value="6.8644" calcext:value-type="float">
            <text:p>6.864</text:p>
          </table:table-cell>
          <table:covered-table-cell table:style-name="ce55"/>
          <table:table-cell table:style-name="ce55" table:formula="of:=[.M8]^2" office:value-type="float" office:value="6.9169" calcext:value-type="float">
            <text:p>6.917</text:p>
          </table:table-cell>
          <table:table-cell table:style-name="ce55" table:formula="of:=[.N8]^2" office:value-type="float" office:value="7.2361" calcext:value-type="float">
            <text:p>7.236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9]^2" office:value-type="float" office:value="10.017225" calcext:value-type="float">
            <text:p>10.017</text:p>
          </table:table-cell>
          <table:covered-table-cell table:style-name="ce36"/>
          <table:table-cell table:style-name="ce55" table:formula="of:=[.D9]^2" office:value-type="float" office:value="6.4516" calcext:value-type="float">
            <text:p>6.452</text:p>
          </table:table-cell>
          <table:table-cell table:style-name="ce55" table:formula="of:=[.E9]^2" office:value-type="float" office:value="10.9561" calcext:value-type="float">
            <text:p>10.956</text:p>
          </table:table-cell>
          <table:covered-table-cell table:style-name="ce55"/>
          <table:table-cell table:style-name="ce55" table:formula="of:=[.G9]^2" office:value-type="float" office:value="9.0601" calcext:value-type="float">
            <text:p>9.060</text:p>
          </table:table-cell>
          <table:table-cell table:style-name="ce55" table:formula="of:=[.H9]^2" office:value-type="float" office:value="11.2225" calcext:value-type="float">
            <text:p>11.223</text:p>
          </table:table-cell>
          <table:covered-table-cell table:style-name="ce55"/>
          <table:table-cell table:style-name="ce55" table:formula="of:=[.J9]^2" office:value-type="float" office:value="8.1796" calcext:value-type="float">
            <text:p>8.180</text:p>
          </table:table-cell>
          <table:table-cell table:style-name="ce55" table:formula="of:=[.K9]^2" office:value-type="float" office:value="7.84" calcext:value-type="float">
            <text:p>7.840</text:p>
          </table:table-cell>
          <table:covered-table-cell table:style-name="ce55"/>
          <table:table-cell table:style-name="ce55" table:formula="of:=[.M9]^2" office:value-type="float" office:value="7.7284" calcext:value-type="float">
            <text:p>7.728</text:p>
          </table:table-cell>
          <table:table-cell table:style-name="ce55" table:formula="of:=[.N9]^2" office:value-type="float" office:value="8.1225" calcext:value-type="float">
            <text:p>8.12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10]^2" office:value-type="float" office:value="10.8241" calcext:value-type="float">
            <text:p>10.824</text:p>
          </table:table-cell>
          <table:covered-table-cell table:style-name="ce36"/>
          <table:table-cell table:style-name="ce55" table:formula="of:=[.D10]^2" office:value-type="float" office:value="7.0225" calcext:value-type="float">
            <text:p>7.023</text:p>
          </table:table-cell>
          <table:table-cell table:style-name="ce55" table:formula="of:=[.E10]^2" office:value-type="float" office:value="11.9025" calcext:value-type="float">
            <text:p>11.903</text:p>
          </table:table-cell>
          <table:covered-table-cell table:style-name="ce55"/>
          <table:table-cell table:style-name="ce55" table:formula="of:=[.G10]^2" office:value-type="float" office:value="9.7344" calcext:value-type="float">
            <text:p>9.734</text:p>
          </table:table-cell>
          <table:table-cell table:style-name="ce55" table:formula="of:=[.H10]^2" office:value-type="float" office:value="12.1104" calcext:value-type="float">
            <text:p>12.110</text:p>
          </table:table-cell>
          <table:covered-table-cell table:style-name="ce55"/>
          <table:table-cell table:style-name="ce55" table:formula="of:=[.J10]^2" office:value-type="float" office:value="8.9401" calcext:value-type="float">
            <text:p>8.940</text:p>
          </table:table-cell>
          <table:table-cell table:style-name="ce55" table:formula="of:=[.K10]^2" office:value-type="float" office:value="8.8804" calcext:value-type="float">
            <text:p>8.880</text:p>
          </table:table-cell>
          <table:covered-table-cell table:style-name="ce55"/>
          <table:table-cell table:style-name="ce55" table:formula="of:=[.M10]^2" office:value-type="float" office:value="8.41" calcext:value-type="float">
            <text:p>8.410</text:p>
          </table:table-cell>
          <table:table-cell table:style-name="ce55" table:formula="of:=[.N10]^2" office:value-type="float" office:value="9.0601" calcext:value-type="float">
            <text:p>9.060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11]^2" office:value-type="float" office:value="11.6964" calcext:value-type="float">
            <text:p>11.696</text:p>
          </table:table-cell>
          <table:covered-table-cell table:style-name="ce36"/>
          <table:table-cell table:style-name="ce55" table:formula="of:=[.D11]^2" office:value-type="float" office:value="7.6176" calcext:value-type="float">
            <text:p>7.618</text:p>
          </table:table-cell>
          <table:table-cell table:style-name="ce55" table:formula="of:=[.E11]^2" office:value-type="float" office:value="12.8164" calcext:value-type="float">
            <text:p>12.816</text:p>
          </table:table-cell>
          <table:covered-table-cell table:style-name="ce55"/>
          <table:table-cell table:style-name="ce55" table:formula="of:=[.G11]^2" office:value-type="float" office:value="10.4329" calcext:value-type="float">
            <text:p>10.433</text:p>
          </table:table-cell>
          <table:table-cell table:style-name="ce55" table:formula="of:=[.H11]^2" office:value-type="float" office:value="13.0321" calcext:value-type="float">
            <text:p>13.032</text:p>
          </table:table-cell>
          <table:covered-table-cell table:style-name="ce55"/>
          <table:table-cell table:style-name="ce55" table:formula="of:=[.J11]^2" office:value-type="float" office:value="9.7344" calcext:value-type="float">
            <text:p>9.734</text:p>
          </table:table-cell>
          <table:table-cell table:style-name="ce55" table:formula="of:=[.K11]^2" office:value-type="float" office:value="9.7969" calcext:value-type="float">
            <text:p>9.797</text:p>
          </table:table-cell>
          <table:covered-table-cell table:style-name="ce55"/>
          <table:table-cell table:style-name="ce55" table:formula="of:=[.M11]^2" office:value-type="float" office:value="9.1204" calcext:value-type="float">
            <text:p>9.120</text:p>
          </table:table-cell>
          <table:table-cell table:style-name="ce55" table:formula="of:=[.N11]^2" office:value-type="float" office:value="10.0489" calcext:value-type="float">
            <text:p>10.049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12]^2" office:value-type="float" office:value="12.496225" calcext:value-type="float">
            <text:p>12.496</text:p>
          </table:table-cell>
          <table:covered-table-cell table:style-name="ce36"/>
          <table:table-cell table:style-name="ce55" table:formula="of:=[.D12]^2" office:value-type="float" office:value="8.2369" calcext:value-type="float">
            <text:p>8.237</text:p>
          </table:table-cell>
          <table:table-cell table:style-name="ce55" table:formula="of:=[.E12]^2" office:value-type="float" office:value="13.69" calcext:value-type="float">
            <text:p>13.690</text:p>
          </table:table-cell>
          <table:covered-table-cell table:style-name="ce55"/>
          <table:table-cell table:style-name="ce55" table:formula="of:=[.G12]^2" office:value-type="float" office:value="11.0889" calcext:value-type="float">
            <text:p>11.089</text:p>
          </table:table-cell>
          <table:table-cell table:style-name="ce55" table:formula="of:=[.H12]^2" office:value-type="float" office:value="13.9876" calcext:value-type="float">
            <text:p>13.988</text:p>
          </table:table-cell>
          <table:covered-table-cell table:style-name="ce55"/>
          <table:table-cell table:style-name="ce55" table:formula="of:=[.J12]^2" office:value-type="float" office:value="10.4329" calcext:value-type="float">
            <text:p>10.433</text:p>
          </table:table-cell>
          <table:table-cell table:style-name="ce55" table:formula="of:=[.K12]^2" office:value-type="float" office:value="10.7584" calcext:value-type="float">
            <text:p>10.758</text:p>
          </table:table-cell>
          <table:covered-table-cell table:style-name="ce55"/>
          <table:table-cell table:style-name="ce55" table:formula="of:=[.M12]^2" office:value-type="float" office:value="9.8596" calcext:value-type="float">
            <text:p>9.860</text:p>
          </table:table-cell>
          <table:table-cell table:style-name="ce55" table:formula="of:=[.N12]^2" office:value-type="float" office:value="11.0889" calcext:value-type="float">
            <text:p>11.089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13]^2" office:value-type="float" office:value="13.3956" calcext:value-type="float">
            <text:p>13.396</text:p>
          </table:table-cell>
          <table:covered-table-cell table:style-name="ce36"/>
          <table:table-cell table:style-name="ce55" table:formula="of:=[.D13]^2" office:value-type="float" office:value="8.8804" calcext:value-type="float">
            <text:p>8.880</text:p>
          </table:table-cell>
          <table:table-cell table:style-name="ce55" table:formula="of:=[.E13]^2" office:value-type="float" office:value="14.44" calcext:value-type="float">
            <text:p>14.440</text:p>
          </table:table-cell>
          <table:covered-table-cell table:style-name="ce55"/>
          <table:table-cell table:style-name="ce55" table:formula="of:=[.G13]^2" office:value-type="float" office:value="11.7649" calcext:value-type="float">
            <text:p>11.765</text:p>
          </table:table-cell>
          <table:table-cell table:style-name="ce55" table:formula="of:=[.H13]^2" office:value-type="float" office:value="14.8996" calcext:value-type="float">
            <text:p>14.900</text:p>
          </table:table-cell>
          <table:covered-table-cell table:style-name="ce55"/>
          <table:table-cell table:style-name="ce55" table:formula="of:=[.J13]^2" office:value-type="float" office:value="11.2225" calcext:value-type="float">
            <text:p>11.223</text:p>
          </table:table-cell>
          <table:table-cell table:style-name="ce55" table:formula="of:=[.K13]^2" office:value-type="float" office:value="11.6964" calcext:value-type="float">
            <text:p>11.696</text:p>
          </table:table-cell>
          <table:covered-table-cell table:style-name="ce55"/>
          <table:table-cell table:style-name="ce55" table:formula="of:=[.M13]^2" office:value-type="float" office:value="10.4976" calcext:value-type="float">
            <text:p>10.498</text:p>
          </table:table-cell>
          <table:table-cell table:style-name="ce55" table:formula="of:=[.N13]^2" office:value-type="float" office:value="12.0409" calcext:value-type="float">
            <text:p>12.041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14]^2" office:value-type="float" office:value="14.1376" calcext:value-type="float">
            <text:p>14.138</text:p>
          </table:table-cell>
          <table:covered-table-cell table:style-name="ce36"/>
          <table:table-cell table:style-name="ce55" table:formula="of:=[.D14]^2" office:value-type="float" office:value="9.5481" calcext:value-type="float">
            <text:p>9.548</text:p>
          </table:table-cell>
          <table:table-cell table:style-name="ce55" table:formula="of:=[.E14]^2" office:value-type="float" office:value="15.2881" calcext:value-type="float">
            <text:p>15.288</text:p>
          </table:table-cell>
          <table:covered-table-cell table:style-name="ce55"/>
          <table:table-cell table:style-name="ce44" table:number-columns-spanned="2" table:number-rows-spanned="1"/>
          <table:covered-table-cell table:number-columns-repeated="2" table:style-name="ce55"/>
          <table:table-cell table:style-name="ce55" table:formula="of:=[.J14]^2" office:value-type="float" office:value="11.9716" calcext:value-type="float">
            <text:p>11.972</text:p>
          </table:table-cell>
          <table:table-cell table:style-name="ce55" table:formula="of:=[.K14]^2" office:value-type="float" office:value="12.5316" calcext:value-type="float">
            <text:p>12.532</text:p>
          </table:table-cell>
          <table:covered-table-cell table:style-name="ce55"/>
          <table:table-cell table:style-name="ce46" table:number-columns-spanned="2" table:number-rows-spanned="1"/>
          <table:covered-table-cell table:style-name="ce5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6">
          <table:table-cell table:style-name="ce31" office:value-type="string" calcext:value-type="string">
            <text:p>Mass (g) →</text:p>
          </table:table-cell>
          <table:table-cell table:style-name="ce34" office:value-type="float" office:value="0" calcext:value-type="float">
            <text:p>0</text:p>
          </table:table-cell>
          <table:table-cell table:style-name="ce37" table:number-columns-spanned="1" table:number-rows-spanned="14"/>
          <table:table-cell table:style-name="ce38" office:value-type="float" office:value="50.2" calcext:value-type="float" table:number-columns-spanned="2" table:number-rows-spanned="1">
            <text:p>50.2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00.4" calcext:value-type="float" table:number-columns-spanned="2" table:number-rows-spanned="1">
            <text:p>100.4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150.6" calcext:value-type="float" table:number-columns-spanned="2" table:number-rows-spanned="1">
            <text:p>150.6</text:p>
          </table:table-cell>
          <table:covered-table-cell table:style-name="ce38"/>
          <table:table-cell table:style-name="ce42" table:number-columns-spanned="1" table:number-rows-spanned="14"/>
          <table:table-cell table:style-name="ce38" office:value-type="float" office:value="200.4" calcext:value-type="float" table:number-columns-spanned="2" table:number-rows-spanned="1">
            <text:p>200.4</text:p>
          </table:table-cell>
          <table:covered-table-cell table:style-name="ce38"/>
          <table:table-cell table:number-columns-repeated="1010"/>
        </table:table-row>
        <table:table-row table:style-name="ro8">
          <table:table-cell table:style-name="ce18" office:value-type="string" calcext:value-type="string">
            <text:p>Relative Order (n) <text:span text:style-name="T4">↓</text:span></text:p>
          </table:table-cell>
          <table:table-cell table:style-name="ce18" office:value-type="string" calcext:value-type="string">
            <text:p>d<text:span text:style-name="T1">n</text:span><text:span text:style-name="T3">2</text:span></text:p>
          </table:table-cell>
          <table:covered-table-cell table:style-name="ce18"/>
          <table:table-cell table:style-name="ce53" office:value-type="string" calcext:value-type="string">
            <text:p>diff1</text:p>
          </table:table-cell>
          <table:table-cell table:style-name="ce53" office:value-type="string" calcext:value-type="string">
            <text:p>diff1’</text:p>
          </table:table-cell>
          <table:covered-table-cell table:style-name="ce53"/>
          <table:table-cell table:style-name="ce53" office:value-type="string" calcext:value-type="string">
            <text:p>diff2</text:p>
          </table:table-cell>
          <table:table-cell table:style-name="ce53" office:value-type="string" calcext:value-type="string">
            <text:p>diff2’</text:p>
          </table:table-cell>
          <table:covered-table-cell table:style-name="ce53"/>
          <table:table-cell table:style-name="ce53" office:value-type="string" calcext:value-type="string">
            <text:p>diff3</text:p>
          </table:table-cell>
          <table:table-cell table:style-name="ce53" office:value-type="string" calcext:value-type="string">
            <text:p>diff3’</text:p>
          </table:table-cell>
          <table:covered-table-cell table:style-name="ce53"/>
          <table:table-cell table:style-name="ce53" office:value-type="string" calcext:value-type="string">
            <text:p>diff4</text:p>
          </table:table-cell>
          <table:table-cell table:style-name="ce53" office:value-type="string" calcext:value-type="string">
            <text:p>diff4’</text:p>
          </table:table-cell>
          <table:table-cell table:number-columns-repeated="1010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36" table:formula="of:=[.B18]^2" office:value-type="float" office:value="24.508687890625" calcext:value-type="float">
            <text:p>24.509</text:p>
          </table:table-cell>
          <table:covered-table-cell table:style-name="ce36"/>
          <table:table-cell table:style-name="ce55" table:formula="of:=([.$B18]*[.D18])/([.$B18]-[.D18])" office:value-type="float" office:value="5.88901095741976" calcext:value-type="float">
            <text:p>5.889</text:p>
          </table:table-cell>
          <table:table-cell table:style-name="ce55" table:formula="of:=([.E18]*[.$B18])/([.E18]-[.$B18])" office:value-type="float" office:value="37.1364326635806" calcext:value-type="float">
            <text:p>37.136</text:p>
          </table:table-cell>
          <table:covered-table-cell table:style-name="ce55"/>
          <table:table-cell table:style-name="ce55" table:formula="of:=([.$B18]*[.G18])/([.$B18]-[.G18])" office:value-type="float" office:value="44.2117798756331" calcext:value-type="float">
            <text:p>44.212</text:p>
          </table:table-cell>
          <table:table-cell table:style-name="ce55" table:formula="of:=([.H18]*[.$B18])/([.H18]-[.$B18])" office:value-type="float" office:value="37.1364326635806" calcext:value-type="float">
            <text:p>37.136</text:p>
          </table:table-cell>
          <table:covered-table-cell table:style-name="ce55"/>
          <table:table-cell table:style-name="ce55" table:number-columns-repeated="2"/>
          <table:covered-table-cell table:style-name="ce55"/>
          <table:table-cell table:style-name="ce55" table:number-columns-repeated="2"/>
          <table:table-cell table:number-columns-repeated="1010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style-name="ce36" table:formula="of:=[.B19]^2" office:value-type="float" office:value="33.454945200625" calcext:value-type="float">
            <text:p>33.455</text:p>
          </table:table-cell>
          <table:covered-table-cell table:style-name="ce36"/>
          <table:table-cell table:style-name="ce55" table:formula="of:=([.$B19]*[.D19])/([.$B19]-[.D19])" office:value-type="float" office:value="8.38264492753623" calcext:value-type="float">
            <text:p>8.383</text:p>
          </table:table-cell>
          <table:table-cell table:style-name="ce55" table:formula="of:=([.E19]*[.$B19])/([.E19]-[.$B19])" office:value-type="float" office:value="46.5392498522918" calcext:value-type="float">
            <text:p>46.539</text:p>
          </table:table-cell>
          <table:covered-table-cell table:style-name="ce55"/>
          <table:table-cell table:style-name="ce55" table:formula="of:=([.$B19]*[.G19])/([.$B19]-[.G19])" office:value-type="float" office:value="56.1781830856136" calcext:value-type="float">
            <text:p>56.178</text:p>
          </table:table-cell>
          <table:table-cell table:style-name="ce55" table:formula="of:=([.H19]*[.$B19])/([.H19]-[.$B19])" office:value-type="float" office:value="46.5392498522918" calcext:value-type="float">
            <text:p>46.539</text:p>
          </table:table-cell>
          <table:covered-table-cell table:style-name="ce55"/>
          <table:table-cell table:style-name="ce55" table:number-columns-repeated="2"/>
          <table:covered-table-cell table:style-name="ce55"/>
          <table:table-cell table:style-name="ce55" table:number-columns-repeated="2"/>
          <table:table-cell table:number-columns-repeated="1010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style-name="ce36" table:formula="of:=[.B20]^2" office:value-type="float" office:value="44.652130950625" calcext:value-type="float">
            <text:p>44.652</text:p>
          </table:table-cell>
          <table:covered-table-cell table:style-name="ce36"/>
          <table:table-cell table:style-name="ce55" table:formula="of:=([.$B20]*[.D20])/([.$B20]-[.D20])" office:value-type="float" office:value="9.96519680489146" calcext:value-type="float">
            <text:p>9.965</text:p>
          </table:table-cell>
          <table:table-cell table:style-name="ce55" table:formula="of:=([.E20]*[.$B20])/([.E20]-[.$B20])" office:value-type="float" office:value="74.1453123663834" calcext:value-type="float">
            <text:p>74.145</text:p>
          </table:table-cell>
          <table:covered-table-cell table:style-name="ce55"/>
          <table:table-cell table:style-name="ce55" table:formula="of:=([.$B20]*[.G20])/([.$B20]-[.G20])" office:value-type="float" office:value="85.9330323515688" calcext:value-type="float">
            <text:p>85.933</text:p>
          </table:table-cell>
          <table:table-cell table:style-name="ce55" table:formula="of:=([.H20]*[.$B20])/([.H20]-[.$B20])" office:value-type="float" office:value="60.7814295441465" calcext:value-type="float">
            <text:p>60.781</text:p>
          </table:table-cell>
          <table:covered-table-cell table:style-name="ce55"/>
          <table:table-cell table:style-name="ce55" table:number-columns-repeated="2"/>
          <table:covered-table-cell table:style-name="ce55"/>
          <table:table-cell table:style-name="ce55" table:number-columns-repeated="2"/>
          <table:table-cell table:number-columns-repeated="1010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6" table:formula="of:=[.B21]^2" office:value-type="float" office:value="57.608479500625" calcext:value-type="float">
            <text:p>57.608</text:p>
          </table:table-cell>
          <table:covered-table-cell table:style-name="ce36"/>
          <table:table-cell table:style-name="ce55" table:formula="of:=([.$B21]*[.D21])/([.$B21]-[.D21])" office:value-type="float" office:value="11.8229469212559" calcext:value-type="float">
            <text:p>11.823</text:p>
          </table:table-cell>
          <table:table-cell table:style-name="ce55" table:formula="of:=([.E21]*[.$B21])/([.E21]-[.$B21])" office:value-type="float" office:value="83.1842637568481" calcext:value-type="float">
            <text:p>83.184</text:p>
          </table:table-cell>
          <table:covered-table-cell table:style-name="ce55"/>
          <table:table-cell table:style-name="ce55" table:formula="of:=([.$B21]*[.G21])/([.$B21]-[.G21])" office:value-type="float" office:value="85.2632280130557" calcext:value-type="float">
            <text:p>85.263</text:p>
          </table:table-cell>
          <table:table-cell table:style-name="ce55" table:formula="of:=([.H21]*[.$B21])/([.H21]-[.$B21])" office:value-type="float" office:value="73.1977230902826" calcext:value-type="float">
            <text:p>73.198</text:p>
          </table:table-cell>
          <table:covered-table-cell table:style-name="ce55"/>
          <table:table-cell table:style-name="ce55" table:number-columns-repeated="2"/>
          <table:covered-table-cell table:style-name="ce55"/>
          <table:table-cell table:style-name="ce55" table:number-columns-repeated="2"/>
          <table:table-cell table:number-columns-repeated="1010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style-name="ce36" table:formula="of:=[.B22]^2" office:value-type="float" office:value="70.241580050625" calcext:value-type="float">
            <text:p>70.242</text:p>
          </table:table-cell>
          <table:covered-table-cell table:style-name="ce36"/>
          <table:table-cell table:style-name="ce55" table:formula="of:=([.$B22]*[.D22])/([.$B22]-[.D22])" office:value-type="float" office:value="13.6893037539767" calcext:value-type="float">
            <text:p>13.689</text:p>
          </table:table-cell>
          <table:table-cell table:style-name="ce55" table:formula="of:=([.E22]*[.$B22])/([.E22]-[.$B22])" office:value-type="float" office:value="103.382316699915" calcext:value-type="float">
            <text:p>103.382</text:p>
          </table:table-cell>
          <table:covered-table-cell table:style-name="ce55"/>
          <table:table-cell table:style-name="ce55" table:formula="of:=([.$B22]*[.G22])/([.$B22]-[.G22])" office:value-type="float" office:value="83.6274631299734" calcext:value-type="float">
            <text:p>83.627</text:p>
          </table:table-cell>
          <table:table-cell table:style-name="ce55" table:formula="of:=([.H22]*[.$B22])/([.H22]-[.$B22])" office:value-type="float" office:value="79.868270299977" calcext:value-type="float">
            <text:p>79.868</text:p>
          </table:table-cell>
          <table:covered-table-cell table:style-name="ce55"/>
          <table:table-cell table:style-name="ce55" table:formula="of:=([.$B22]*[.J22])/([.$B22]-[.J22])" office:value-type="float" office:value="31.1666307396721" calcext:value-type="float">
            <text:p>31.167</text:p>
          </table:table-cell>
          <table:table-cell table:style-name="ce55" table:formula="of:=([.$B22]*[.K22])/([.$B22]-[.K22])" office:value-type="float" office:value="19.9865170467969" calcext:value-type="float">
            <text:p>19.987</text:p>
          </table:table-cell>
          <table:covered-table-cell table:style-name="ce55"/>
          <table:table-cell table:style-name="ce55" table:formula="of:=([.$B22]*[.M22])/([.$B22]-[.M22])" office:value-type="float" office:value="24.5803809199798" calcext:value-type="float">
            <text:p>24.580</text:p>
          </table:table-cell>
          <table:table-cell table:style-name="ce55" table:formula="of:=([.$B22]*[.N22])/([.$B22]-[.N22])" office:value-type="float" office:value="26.210088598338" calcext:value-type="float">
            <text:p>26.210</text:p>
          </table:table-cell>
          <table:table-cell table:number-columns-repeated="1010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style-name="ce36" table:formula="of:=[.B23]^2" office:value-type="float" office:value="84.28892481" calcext:value-type="float">
            <text:p>84.289</text:p>
          </table:table-cell>
          <table:covered-table-cell table:style-name="ce36"/>
          <table:table-cell table:style-name="ce55" table:formula="of:=([.$B23]*[.D23])/([.$B23]-[.D23])" office:value-type="float" office:value="15.8098865304791" calcext:value-type="float">
            <text:p>15.810</text:p>
          </table:table-cell>
          <table:table-cell table:style-name="ce55" table:formula="of:=([.E23]*[.$B23])/([.E23]-[.$B23])" office:value-type="float" office:value="106.287956232719" calcext:value-type="float">
            <text:p>106.288</text:p>
          </table:table-cell>
          <table:covered-table-cell table:style-name="ce55"/>
          <table:table-cell table:style-name="ce55" table:formula="of:=([.$B23]*[.G23])/([.$B23]-[.G23])" office:value-type="float" office:value="92.5190575410232" calcext:value-type="float">
            <text:p>92.519</text:p>
          </table:table-cell>
          <table:table-cell table:style-name="ce55" table:formula="of:=([.H23]*[.$B23])/([.H23]-[.$B23])" office:value-type="float" office:value="84.2244584134615" calcext:value-type="float">
            <text:p>84.224</text:p>
          </table:table-cell>
          <table:covered-table-cell table:style-name="ce55"/>
          <table:table-cell table:style-name="ce55" table:formula="of:=([.$B23]*[.J23])/([.$B23]-[.J23])" office:value-type="float" office:value="38.1060143394109" calcext:value-type="float">
            <text:p>38.106</text:p>
          </table:table-cell>
          <table:table-cell table:style-name="ce55" table:formula="of:=([.$B23]*[.K23])/([.$B23]-[.K23])" office:value-type="float" office:value="27.2054262723937" calcext:value-type="float">
            <text:p>27.205</text:p>
          </table:table-cell>
          <table:covered-table-cell table:style-name="ce55"/>
          <table:table-cell table:style-name="ce55" table:formula="of:=([.$B23]*[.M23])/([.$B23]-[.M23])" office:value-type="float" office:value="28.0491904637809" calcext:value-type="float">
            <text:p>28.049</text:p>
          </table:table-cell>
          <table:table-cell table:style-name="ce55" table:formula="of:=([.$B23]*[.N23])/([.$B23]-[.N23])" office:value-type="float" office:value="34.1597647521596" calcext:value-type="float">
            <text:p>34.160</text:p>
          </table:table-cell>
          <table:table-cell table:number-columns-repeated="1010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style-name="ce36" table:formula="of:=[.B24]^2" office:value-type="float" office:value="100.344796700625" calcext:value-type="float">
            <text:p>100.345</text:p>
          </table:table-cell>
          <table:covered-table-cell table:style-name="ce36"/>
          <table:table-cell table:style-name="ce55" table:formula="of:=([.$B24]*[.D24])/([.$B24]-[.D24])" office:value-type="float" office:value="18.1250492718668" calcext:value-type="float">
            <text:p>18.125</text:p>
          </table:table-cell>
          <table:table-cell table:style-name="ce55" table:formula="of:=([.E24]*[.$B24])/([.E24]-[.$B24])" office:value-type="float" office:value="116.894920860072" calcext:value-type="float">
            <text:p>116.895</text:p>
          </table:table-cell>
          <table:covered-table-cell table:style-name="ce55"/>
          <table:table-cell table:style-name="ce55" table:formula="of:=([.$B24]*[.G24])/([.$B24]-[.G24])" office:value-type="float" office:value="94.8225782656391" calcext:value-type="float">
            <text:p>94.823</text:p>
          </table:table-cell>
          <table:table-cell table:style-name="ce55" table:formula="of:=([.H24]*[.$B24])/([.H24]-[.$B24])" office:value-type="float" office:value="93.2719151749601" calcext:value-type="float">
            <text:p>93.272</text:p>
          </table:table-cell>
          <table:covered-table-cell table:style-name="ce55"/>
          <table:table-cell table:style-name="ce55" table:formula="of:=([.$B24]*[.J24])/([.$B24]-[.J24])" office:value-type="float" office:value="44.588473497041" calcext:value-type="float">
            <text:p>44.588</text:p>
          </table:table-cell>
          <table:table-cell table:style-name="ce55" table:formula="of:=([.$B24]*[.K24])/([.$B24]-[.K24])" office:value-type="float" office:value="36.0711658188749" calcext:value-type="float">
            <text:p>36.071</text:p>
          </table:table-cell>
          <table:covered-table-cell table:style-name="ce55"/>
          <table:table-cell table:style-name="ce55" table:formula="of:=([.$B24]*[.M24])/([.$B24]-[.M24])" office:value-type="float" office:value="33.8239584459275" calcext:value-type="float">
            <text:p>33.824</text:p>
          </table:table-cell>
          <table:table-cell table:style-name="ce55" table:formula="of:=([.$B24]*[.N24])/([.$B24]-[.N24])" office:value-type="float" office:value="42.9428598147489" calcext:value-type="float">
            <text:p>42.943</text:p>
          </table:table-cell>
          <table:table-cell table:number-columns-repeated="1010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style-name="ce36" table:formula="of:=[.B25]^2" office:value-type="float" office:value="117.16114081" calcext:value-type="float">
            <text:p>117.161</text:p>
          </table:table-cell>
          <table:covered-table-cell table:style-name="ce36"/>
          <table:table-cell table:style-name="ce55" table:formula="of:=([.$B25]*[.D25])/([.$B25]-[.D25])" office:value-type="float" office:value="19.9948027804082" calcext:value-type="float">
            <text:p>19.995</text:p>
          </table:table-cell>
          <table:table-cell table:style-name="ce55" table:formula="of:=([.E25]*[.$B25])/([.E25]-[.$B25])" office:value-type="float" office:value="119.467591107196" calcext:value-type="float">
            <text:p>119.468</text:p>
          </table:table-cell>
          <table:covered-table-cell table:style-name="ce55"/>
          <table:table-cell table:style-name="ce55" table:formula="of:=([.$B25]*[.G25])/([.$B25]-[.G25])" office:value-type="float" office:value="96.6927769477839" calcext:value-type="float">
            <text:p>96.693</text:p>
          </table:table-cell>
          <table:table-cell table:style-name="ce55" table:formula="of:=([.H25]*[.$B25])/([.H25]-[.$B25])" office:value-type="float" office:value="101.907937992692" calcext:value-type="float">
            <text:p>101.908</text:p>
          </table:table-cell>
          <table:covered-table-cell table:style-name="ce55"/>
          <table:table-cell table:style-name="ce55" table:formula="of:=([.$B25]*[.J25])/([.$B25]-[.J25])" office:value-type="float" office:value="51.3633420435245" calcext:value-type="float">
            <text:p>51.363</text:p>
          </table:table-cell>
          <table:table-cell table:style-name="ce55" table:formula="of:=([.$B25]*[.K25])/([.$B25]-[.K25])" office:value-type="float" office:value="49.4532786129547" calcext:value-type="float">
            <text:p>49.453</text:p>
          </table:table-cell>
          <table:covered-table-cell table:style-name="ce55"/>
          <table:table-cell table:style-name="ce55" table:formula="of:=([.$B25]*[.M25])/([.$B25]-[.M25])" office:value-type="float" office:value="37.707916407771" calcext:value-type="float">
            <text:p>37.708</text:p>
          </table:table-cell>
          <table:table-cell table:style-name="ce55" table:formula="of:=([.$B25]*[.N25])/([.$B25]-[.N25])" office:value-type="float" office:value="55.5937802777777" calcext:value-type="float">
            <text:p>55.594</text:p>
          </table:table-cell>
          <table:table-cell table:number-columns-repeated="1010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style-name="ce36" table:formula="of:=[.B26]^2" office:value-type="float" office:value="136.80577296" calcext:value-type="float">
            <text:p>136.806</text:p>
          </table:table-cell>
          <table:covered-table-cell table:style-name="ce36"/>
          <table:table-cell table:style-name="ce55" table:formula="of:=([.$B26]*[.D26])/([.$B26]-[.D26])" office:value-type="float" office:value="21.8442916151809" calcext:value-type="float">
            <text:p>21.844</text:p>
          </table:table-cell>
          <table:table-cell table:style-name="ce55" table:formula="of:=([.E26]*[.$B26])/([.E26]-[.$B26])" office:value-type="float" office:value="133.844411571428" calcext:value-type="float">
            <text:p>133.844</text:p>
          </table:table-cell>
          <table:covered-table-cell table:style-name="ce55"/>
          <table:table-cell table:style-name="ce55" table:formula="of:=([.$B26]*[.G26])/([.$B26]-[.G26])" office:value-type="float" office:value="96.5788457142858" calcext:value-type="float">
            <text:p>96.579</text:p>
          </table:table-cell>
          <table:table-cell table:style-name="ce55" table:formula="of:=([.H26]*[.$B26])/([.H26]-[.$B26])" office:value-type="float" office:value="114.11892972973" calcext:value-type="float">
            <text:p>114.119</text:p>
          </table:table-cell>
          <table:covered-table-cell table:style-name="ce55"/>
          <table:table-cell table:style-name="ce55" table:formula="of:=([.$B26]*[.J26])/([.$B26]-[.J26])" office:value-type="float" office:value="58.031313027523" calcext:value-type="float">
            <text:p>58.031</text:p>
          </table:table-cell>
          <table:table-cell table:style-name="ce55" table:formula="of:=([.$B26]*[.K26])/([.$B26]-[.K26])" office:value-type="float" office:value="60.3255915556725" calcext:value-type="float">
            <text:p>60.326</text:p>
          </table:table-cell>
          <table:covered-table-cell table:style-name="ce55"/>
          <table:table-cell table:style-name="ce55" table:formula="of:=([.$B26]*[.M26])/([.$B26]-[.M26])" office:value-type="float" office:value="41.4114311180124" calcext:value-type="float">
            <text:p>41.411</text:p>
          </table:table-cell>
          <table:table-cell table:style-name="ce55" table:formula="of:=([.$B26]*[.N26])/([.$B26]-[.N26])" office:value-type="float" office:value="71.3420054385433" calcext:value-type="float">
            <text:p>71.342</text:p>
          </table:table-cell>
          <table:table-cell table:number-columns-repeated="1010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style-name="ce36" table:formula="of:=[.B27]^2" office:value-type="float" office:value="156.155639250625" calcext:value-type="float">
            <text:p>156.156</text:p>
          </table:table-cell>
          <table:covered-table-cell table:style-name="ce36"/>
          <table:table-cell table:style-name="ce55" table:formula="of:=([.$B27]*[.D27])/([.$B27]-[.D27])" office:value-type="float" office:value="24.1658374748346" calcext:value-type="float">
            <text:p>24.166</text:p>
          </table:table-cell>
          <table:table-cell table:style-name="ce55" table:formula="of:=([.E27]*[.$B27])/([.E27]-[.$B27])" office:value-type="float" office:value="143.304492261942" calcext:value-type="float">
            <text:p>143.304</text:p>
          </table:table-cell>
          <table:covered-table-cell table:style-name="ce55"/>
          <table:table-cell table:style-name="ce55" table:formula="of:=([.$B27]*[.G27])/([.$B27]-[.G27])" office:value-type="float" office:value="98.4629629989519" calcext:value-type="float">
            <text:p>98.463</text:p>
          </table:table-cell>
          <table:table-cell table:style-name="ce55" table:formula="of:=([.H27]*[.$B27])/([.H27]-[.$B27])" office:value-type="float" office:value="117.20204295365" calcext:value-type="float">
            <text:p>117.202</text:p>
          </table:table-cell>
          <table:covered-table-cell table:style-name="ce55"/>
          <table:table-cell table:style-name="ce55" table:formula="of:=([.$B27]*[.J27])/([.$B27]-[.J27])" office:value-type="float" office:value="63.185327470224" calcext:value-type="float">
            <text:p>63.185</text:p>
          </table:table-cell>
          <table:table-cell table:style-name="ce55" table:formula="of:=([.$B27]*[.K27])/([.$B27]-[.K27])" office:value-type="float" office:value="77.3607164357747" calcext:value-type="float">
            <text:p>77.361</text:p>
          </table:table-cell>
          <table:covered-table-cell table:style-name="ce55"/>
          <table:table-cell table:style-name="ce55" table:formula="of:=([.$B27]*[.M27])/([.$B27]-[.M27])" office:value-type="float" office:value="46.7293528696724" calcext:value-type="float">
            <text:p>46.729</text:p>
          </table:table-cell>
          <table:table-cell table:style-name="ce55" table:formula="of:=([.$B27]*[.N27])/([.$B27]-[.N27])" office:value-type="float" office:value="98.4629629989519" calcext:value-type="float">
            <text:p>98.463</text:p>
          </table:table-cell>
          <table:table-cell table:number-columns-repeated="1010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36" table:formula="of:=[.B28]^2" office:value-type="float" office:value="179.44209936" calcext:value-type="float">
            <text:p>179.442</text:p>
          </table:table-cell>
          <table:covered-table-cell table:style-name="ce36"/>
          <table:table-cell table:style-name="ce55" table:formula="of:=([.$B28]*[.D28])/([.$B28]-[.D28])" office:value-type="float" office:value="26.346183167966" calcext:value-type="float">
            <text:p>26.346</text:p>
          </table:table-cell>
          <table:table-cell table:style-name="ce55" table:formula="of:=([.E28]*[.$B28])/([.E28]-[.$B28])" office:value-type="float" office:value="185.209176560705" calcext:value-type="float">
            <text:p>185.209</text:p>
          </table:table-cell>
          <table:covered-table-cell table:style-name="ce55"/>
          <table:table-cell table:style-name="ce55" table:formula="of:=([.$B28]*[.G28])/([.$B28]-[.G28])" office:value-type="float" office:value="96.6443211136322" calcext:value-type="float">
            <text:p>96.644</text:p>
          </table:table-cell>
          <table:table-cell table:style-name="ce55" table:formula="of:=([.H28]*[.$B28])/([.H28]-[.$B28])" office:value-type="float" office:value="132.705506489362" calcext:value-type="float">
            <text:p>132.706</text:p>
          </table:table-cell>
          <table:covered-table-cell table:style-name="ce55"/>
          <table:table-cell table:style-name="ce55" table:formula="of:=([.$B28]*[.J28])/([.$B28]-[.J28])" office:value-type="float" office:value="69.1786484745294" calcext:value-type="float">
            <text:p>69.179</text:p>
          </table:table-cell>
          <table:table-cell table:style-name="ce55" table:formula="of:=([.$B28]*[.K28])/([.$B28]-[.K28])" office:value-type="float" office:value="92.2082720338982" calcext:value-type="float">
            <text:p>92.208</text:p>
          </table:table-cell>
          <table:covered-table-cell table:style-name="ce55"/>
          <table:table-cell table:style-name="ce55" table:formula="of:=([.$B28]*[.M28])/([.$B28]-[.M28])" office:value-type="float" office:value="48.5236889440994" calcext:value-type="float">
            <text:p>48.524</text:p>
          </table:table-cell>
          <table:table-cell table:style-name="ce55" table:formula="of:=([.$B28]*[.N28])/([.$B28]-[.N28])" office:value-type="float" office:value="119.063320321842" calcext:value-type="float">
            <text:p>119.063</text:p>
          </table:table-cell>
          <table:table-cell table:number-columns-repeated="1010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style-name="ce36" table:formula="of:=[.B29]^2" office:value-type="float" office:value="199.87173376" calcext:value-type="float">
            <text:p>199.872</text:p>
          </table:table-cell>
          <table:covered-table-cell table:style-name="ce36"/>
          <table:table-cell table:style-name="ce55" table:formula="of:=([.$B29]*[.D29])/([.$B29]-[.D29])" office:value-type="float" office:value="29.4121840200458" calcext:value-type="float">
            <text:p>29.412</text:p>
          </table:table-cell>
          <table:table-cell table:style-name="ce55" table:formula="of:=([.E29]*[.$B29])/([.E29]-[.$B29])" office:value-type="float" office:value="187.863574584963" calcext:value-type="float">
            <text:p>187.864</text:p>
          </table:table-cell>
          <table:covered-table-cell table:style-name="ce55"/>
          <table:table-cell table:style-name="ce44" table:number-columns-spanned="2" table:number-rows-spanned="1"/>
          <table:covered-table-cell table:style-name="ce55" table:formula="of:=([.H29]*[.$B29])/([.H29]-[.$B29])" office:value-type="float" office:value="-0" calcext:value-type="float">
            <text:p>0.000</text:p>
          </table:covered-table-cell>
          <table:covered-table-cell table:style-name="ce55"/>
          <table:table-cell table:style-name="ce55" table:formula="of:=([.$B29]*[.J29])/([.$B29]-[.J29])" office:value-type="float" office:value="78.1392853924285" calcext:value-type="float">
            <text:p>78.139</text:p>
          </table:table-cell>
          <table:table-cell table:style-name="ce55" table:formula="of:=([.$B29]*[.K29])/([.$B29]-[.K29])" office:value-type="float" office:value="110.315534346202" calcext:value-type="float">
            <text:p>110.316</text:p>
          </table:table-cell>
          <table:covered-table-cell table:style-name="ce55"/>
          <table:table-cell table:style-name="ce46" table:number-columns-spanned="2" table:number-rows-spanned="1"/>
          <table:covered-table-cell table:style-name="ce55" table:formula="of:=([.N29]*[.$B29])/([.N29]-[.$B29])" office:value-type="float" office:value="-0" calcext:value-type="float">
            <text:p>0.000</text:p>
          </table:covered-table-cell>
          <table:table-cell table:number-columns-repeated="101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 Calculations" table:style-name="ta2">
        <table:table-column table:style-name="co5" table:number-columns-repeated="6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Slopes</text:p>
          </table:table-cell>
          <table:table-cell office:value-type="string" calcext:value-type="string">
            <text:p>R0/R1/R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isson</text:p>
          </table:table-cell>
        </table:table-row>
        <table:table-row table:style-name="ro2">
          <table:table-cell office:value-type="string" calcext:value-type="string">
            <text:p>R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2]/(4*[.$B$14]*10000)" office:value-type="float" office:value="679.11714770798" calcext:value-type="float">
            <text:p>679.11714770798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0502" calcext:value-type="float">
            <text:p>0.0502</text:p>
          </table:table-cell>
          <table:table-cell office:value-type="float" office:value="2.067" calcext:value-type="float">
            <text:p>2.067</text:p>
          </table:table-cell>
          <table:table-cell table:formula="of:=[.C3]/(4*[.$B$14]*10000)" office:value-type="float" office:value="87.7334465195246" calcext:value-type="float">
            <text:p>87.7334465195246</text:p>
          </table:table-cell>
          <table:table-cell table:style-name="ce62" table:formula="of:=(12*[.B3]*[.$B$15]*[.$B$16]*[.D3]) / ([.$B$17] * [.$B$18]^3)" office:value-type="float" office:value="30654605890.2896" calcext:value-type="float">
            <text:p>3.07E+10</text:p>
          </table:table-cell>
          <table:table-cell table:formula="of:=[.D3]/[.D4]" office:value-type="float" office:value="0.159675550405562" calcext:value-type="float">
            <text:p>0.15967555040556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0502" calcext:value-type="float">
            <text:p>0.0502</text:p>
          </table:table-cell>
          <table:table-cell office:value-type="float" office:value="12.945" calcext:value-type="float">
            <text:p>12.945</text:p>
          </table:table-cell>
          <table:table-cell table:formula="of:=[.C4]/(4*[.$B$14]*10000)" office:value-type="float" office:value="549.448217317487" calcext:value-type="float">
            <text:p>549.448217317487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1004" calcext:value-type="float">
            <text:p>0.1004</text:p>
          </table:table-cell>
          <table:table-cell office:value-type="float" office:value="4.521" calcext:value-type="float">
            <text:p>4.521</text:p>
          </table:table-cell>
          <table:table-cell table:formula="of:=[.C5]/(4*[.$B$14]*10000)" office:value-type="float" office:value="191.893039049236" calcext:value-type="float">
            <text:p>191.893039049236</text:p>
          </table:table-cell>
          <table:table-cell table:style-name="ce62" table:formula="of:=(12*[.B5]*[.$B$15]*[.$B$16]*[.D5]) / ([.$B$17] * [.$B$18]^3)" office:value-type="float" office:value="134097216477.987" calcext:value-type="float">
            <text:p>1.34E+11</text:p>
          </table:table-cell>
          <table:table-cell table:formula="of:=[.D5]/[.D6]" office:value-type="float" office:value="0.501664447403462" calcext:value-type="float">
            <text:p>0.50166444740346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1004" calcext:value-type="float">
            <text:p>0.1004</text:p>
          </table:table-cell>
          <table:table-cell office:value-type="float" office:value="9.012" calcext:value-type="float">
            <text:p>9.012</text:p>
          </table:table-cell>
          <table:table-cell table:formula="of:=[.C6]/(4*[.$B$14]*10000)" office:value-type="float" office:value="382.51273344652" calcext:value-type="float">
            <text:p>382.51273344652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1506" calcext:value-type="float">
            <text:p>0.1506</text:p>
          </table:table-cell>
          <table:table-cell office:value-type="float" office:value="6.507" calcext:value-type="float">
            <text:p>6.507</text:p>
          </table:table-cell>
          <table:table-cell table:formula="of:=[.C7]/(4*[.$B$14]*10000)" office:value-type="float" office:value="276.188455008489" calcext:value-type="float">
            <text:p>276.188455008489</text:p>
          </table:table-cell>
          <table:table-cell table:style-name="ce62" table:formula="of:=(12*[.B7]*[.$B$15]*[.$B$16]*[.D7]) / ([.$B$17] * [.$B$18]^3)" office:value-type="float" office:value="289505835309.309" calcext:value-type="float">
            <text:p>2.90E+11</text:p>
          </table:table-cell>
          <table:table-cell table:formula="of:=[.D7]/[.D8]" office:value-type="float" office:value="0.50049996154142" calcext:value-type="float">
            <text:p>0.50049996154142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1506" calcext:value-type="float">
            <text:p>0.1506</text:p>
          </table:table-cell>
          <table:table-cell office:value-type="float" office:value="13.001" calcext:value-type="float">
            <text:p>13.001</text:p>
          </table:table-cell>
          <table:table-cell table:formula="of:=[.C8]/(4*[.$B$14]*10000)" office:value-type="float" office:value="551.825127334465" calcext:value-type="float">
            <text:p>551.825127334465</text:p>
          </table:table-cell>
          <table:table-cell table:style-name="ce62"/>
          <table:table-cell/>
        </table:table-row>
        <table:table-row table:style-name="ro9">
          <table:table-cell office:value-type="string" calcext:value-type="string">
            <text:p>4<text:span text:style-name="T5">λR</text:span><text:span text:style-name="T6">1</text:span></text:p>
          </table:table-cell>
          <table:table-cell office:value-type="float" office:value="0.2004" calcext:value-type="float">
            <text:p>0.2004</text:p>
          </table:table-cell>
          <table:table-cell office:value-type="float" office:value="4.171" calcext:value-type="float">
            <text:p>4.171</text:p>
          </table:table-cell>
          <table:table-cell table:formula="of:=[.C9]/(4*[.$B$14]*10000)" office:value-type="float" office:value="177.037351443124" calcext:value-type="float">
            <text:p>177.037351443124</text:p>
          </table:table-cell>
          <table:table-cell table:style-name="ce62" table:formula="of:=(12*[.B9]*[.$B$15]*[.$B$16]*[.D9]) / ([.$B$17] * [.$B$18]^3)" office:value-type="float" office:value="246938866480.348" calcext:value-type="float">
            <text:p>2.47E+11</text:p>
          </table:table-cell>
          <table:table-cell table:formula="of:=[.D9]/[.D10]" office:value-type="float" office:value="0.268128053484186" calcext:value-type="float">
            <text:p>0.268128053484186</text:p>
          </table:table-cell>
        </table:table-row>
        <table:table-row table:style-name="ro9">
          <table:table-cell office:value-type="string" calcext:value-type="string">
            <text:p>4λR<text:span text:style-name="T1">2</text:span></text:p>
          </table:table-cell>
          <table:table-cell office:value-type="float" office:value="0.2004" calcext:value-type="float">
            <text:p>0.2004</text:p>
          </table:table-cell>
          <table:table-cell office:value-type="float" office:value="15.556" calcext:value-type="float">
            <text:p>15.556</text:p>
          </table:table-cell>
          <table:table-cell table:formula="of:=[.C10]/(4*[.$B$14]*10000)" office:value-type="float" office:value="660.271646859083" calcext:value-type="float">
            <text:p>660.271646859083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λ (m)</text:p>
          </table:table-cell>
          <table:table-cell table:style-name="ce62" office:value-type="float" office:value="0.000000589" calcext:value-type="float">
            <text:p>5.89E-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 (m/s<text:span text:style-name="T3">2</text:span><text:span text:style-name="T7">)</text:span></text:p>
          </table:table-cell>
          <table:table-cell office:value-type="float" office:value="9.78563" calcext:value-type="float">
            <text:p>9.785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 (m)</text:p>
          </table:table-cell>
          <table:table-cell office:value-type="float" office:value="0.134" calcext:value-type="float">
            <text:p>0.1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 (m)</text:p>
          </table:table-cell>
          <table:table-cell office:value-type="float" office:value="0.0412" calcext:value-type="float">
            <text:p>0.04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 (m)</text:p>
          </table:table-cell>
          <table:table-cell office:value-type="float" office:value="0.0038" calcext:value-type="float">
            <text:p>0.0038</text:p>
          </table:table-cell>
          <table:table-cell table:number-columns-repeated="4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rlito1" svg:font-family="Carlito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3:54:29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>thushar sm</meta:initial-creator>
    <meta:creation-date>2020-02-01T15:05:36Z</meta:creation-date>
    <dc:date>2020-02-11T00:30:59.137000000</dc:date>
    <meta:editing-duration>PT3H12M23S</meta:editing-duration>
    <meta:editing-cycles>9</meta:editing-cycles>
    <meta:document-statistic meta:table-count="5" meta:cell-count="1262" meta:object-count="1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34cm" svg:height="7.878cm" xlink:href=".." xlink:type="simple" chart:class="chart:scatter" chart:style-name="ch1">
        <chart:title svg:x="5.555cm" svg:y="0.293cm" chart:style-name="ch2">
          <text:p>dn^2 ~ n</text:p>
        </chart:title>
        <chart:plot-area chart:style-name="ch3" table:cell-range-address="'Modified Data Calculations'.A33:'Modified Data Calculations'.B44" svg:x="1.261cm" svg:y="1.255cm" svg:width="11.513cm" svg:height="5.495cm">
          <chartooo:coordinate-region svg:x="2.761cm" svg:y="1.457cm" svg:width="9.821cm" svg:height="4.64cm"/>
          <chart:axis chart:dimension="x" chart:name="primary-x" chart:style-name="ch4">
            <chart:title svg:x="6.875cm" svg:y="6.907cm" chart:style-name="ch5">
              <text:p>n</text:p>
            </chart:title>
          </chart:axis>
          <chart:axis chart:dimension="y" chart:name="primary-y" chart:style-name="ch6">
            <chart:title svg:x="0.451cm" svg:y="4.229cm" chart:style-name="ch7">
              <text:p>dn</text:p>
            </chart:title>
            <chart:grid chart:style-name="ch8" chart:class="major"/>
          </chart:axis>
          <chart:series chart:style-name="ch9" chart:values-cell-range-address="'Modified Data Calculations'.B33:'Modified Data Calculations'.B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711cm" svg:y="1.805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24.508687890625">
                <text:p>24.508687890625</text:p>
                <draw:g>
                  <svg:desc>'Modified Data Calculations'.B33:'Modified Data Calculations'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454945200625">
                <text:p>33.4549452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652130950625">
                <text:p>44.65213095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608479500625">
                <text:p>57.60847950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241580050625">
                <text:p>70.2415800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8892481">
                <text:p>84.28892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.344796700625">
                <text:p>100.3447967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16114081">
                <text:p>117.16114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6.80577296">
                <text:p>136.80577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6.155639250625">
                <text:p>156.15563925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.44209936">
                <text:p>179.4420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.87173376">
                <text:p>199.87173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16cm" svg:height="8.014cm" xlink:href=".." xlink:type="simple" chart:class="chart:scatter" chart:style-name="ch1">
        <chart:title svg:x="5.993cm" svg:y="0.296cm" chart:style-name="ch2">
          <text:p>diff 4' ~ n</text:p>
        </chart:title>
        <chart:plot-area chart:style-name="ch3" table:cell-range-address="Calculations.A33:Calculations.A43 Calculations.N33:Calculations.N43" svg:x="1.281cm" svg:y="1.261cm" svg:width="12.455cm" svg:height="5.622cm">
          <chartooo:coordinate-region svg:x="2.59cm" svg:y="1.463cm" svg:width="10.763cm" svg:height="4.767cm"/>
          <chart:axis chart:dimension="x" chart:name="primary-x" chart:style-name="ch4">
            <chart:title svg:x="7.366cm" svg:y="7.043cm" chart:style-name="ch5">
              <text:p>n</text:p>
            </chart:title>
          </chart:axis>
          <chart:axis chart:dimension="y" chart:name="primary-y" chart:style-name="ch6">
            <chart:title svg:x="0.451cm" svg:y="4.489cm" chart:style-name="ch7">
              <text:p>diff 4'</text:p>
            </chart:title>
            <chart:grid chart:style-name="ch8" chart:class="major"/>
          </chart:axis>
          <chart:series chart:style-name="ch9" chart:values-cell-range-address="Calculations.N33:Calculations.N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569cm" svg:y="1.797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22.459644585737">
                <text:p>22.459644585737</text:p>
                <draw:g>
                  <svg:desc>Calculations.N33:Calculations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8234308162458">
                <text:p>28.8234308162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.68472865425">
                <text:p>37.68472865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7774674778498">
                <text:p>46.7774674778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.4954400794424">
                <text:p>50.4954400794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.3574853301886">
                <text:p>53.3574853301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.6026558130628">
                <text:p>59.6026558130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3.8862108740942">
                <text:p>63.8862108740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5155001901863">
                <text:p>69.5155001901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.4450753131708">
                <text:p>75.445075313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6.7930555628273">
                <text:p>86.79305556282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5cm" svg:height="7.849cm" xlink:href=".." xlink:type="simple" chart:class="chart:scatter" chart:style-name="ch1">
        <chart:title svg:x="6cm" svg:y="0.292cm" chart:style-name="ch2">
          <text:p>diff 1 ~ n</text:p>
        </chart:title>
        <chart:plot-area chart:style-name="ch3" table:cell-range-address="'Modified Data Calculations'.A33:'Modified Data Calculations'.A44 'Modified Data Calculations'.D33:'Modified Data Calculations'.D44" svg:x="1.279cm" svg:y="1.253cm" svg:width="12.388cm" svg:height="5.469cm">
          <chartooo:coordinate-region svg:x="2.588cm" svg:y="1.455cm" svg:width="10.887cm" svg:height="4.614cm"/>
          <chart:axis chart:dimension="x" chart:name="primary-x" chart:style-name="ch4">
            <chart:title svg:x="7.331cm" svg:y="6.878cm" chart:style-name="ch5">
              <text:p>n</text:p>
            </chart:title>
          </chart:axis>
          <chart:axis chart:dimension="y" chart:name="primary-y" chart:style-name="ch6">
            <chart:title svg:x="0.451cm" svg:y="4.372cm" chart:style-name="ch7">
              <text:p>diff 1</text:p>
            </chart:title>
            <chart:grid chart:style-name="ch8" chart:class="major"/>
          </chart:axis>
          <chart:series chart:style-name="ch9" chart:values-cell-range-address="'Modified Data Calculations'.D33:'Modified Data Calculations'.D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901cm" svg:y="1.79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5.88901095741976">
                <text:p>5.88901095741976</text:p>
                <draw:g>
                  <svg:desc>'Modified Data Calculations'.D33:'Modified Data Calculations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8264492753623">
                <text:p>8.3826449275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6519680489146">
                <text:p>9.9651968048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8229469212559">
                <text:p>11.822946921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6893037539767">
                <text:p>13.689303753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8098865304791">
                <text:p>15.8098865304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1250492718668">
                <text:p>18.1250492718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9948027804082">
                <text:p>19.994802780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8442916151809">
                <text:p>21.844291615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1658374748346">
                <text:p>24.1658374748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346183167966">
                <text:p>26.346183167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.4121840200458">
                <text:p>29.41218402004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3cm" svg:height="7.727cm" xlink:href=".." xlink:type="simple" chart:class="chart:scatter" chart:style-name="ch1">
        <chart:title svg:x="5.971cm" svg:y="0.29cm" chart:style-name="ch2">
          <text:p>diff 1' ~ n</text:p>
        </chart:title>
        <chart:plot-area chart:style-name="ch3" table:cell-range-address="'Modified Data Calculations'.A33:'Modified Data Calculations'.A44 'Modified Data Calculations'.E33:'Modified Data Calculations'.E44" svg:x="1.28cm" svg:y="1.249cm" svg:width="12.414cm" svg:height="5.353cm">
          <chartooo:coordinate-region svg:x="2.589cm" svg:y="1.451cm" svg:width="10.722cm" svg:height="4.498cm"/>
          <chart:axis chart:dimension="x" chart:name="primary-x" chart:style-name="ch4">
            <chart:title svg:x="7.345cm" svg:y="6.756cm" chart:style-name="ch5">
              <text:p>n</text:p>
            </chart:title>
          </chart:axis>
          <chart:axis chart:dimension="y" chart:name="primary-y" chart:style-name="ch6">
            <chart:title svg:x="0.451cm" svg:y="4.384cm" chart:style-name="ch7">
              <text:p>diff 1' </text:p>
            </chart:title>
            <chart:grid chart:style-name="ch8" chart:class="major"/>
          </chart:axis>
          <chart:series chart:style-name="ch9" chart:values-cell-range-address="'Modified Data Calculations'.E33:'Modified Data Calculations'.E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37.1364326635806">
                <text:p>37.1364326635806</text:p>
                <draw:g>
                  <svg:desc>'Modified Data Calculations'.E33:'Modified Data Calculations'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.1453123663834">
                <text:p>74.145312366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3.1842637568481">
                <text:p>83.184263756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382316699915">
                <text:p>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6.287956232719">
                <text:p>106.287956232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.894920860072">
                <text:p>116.89492086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.467591107196">
                <text:p>119.4675911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.844411571428">
                <text:p>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3.304492261942">
                <text:p>143.304492261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.209176560705">
                <text:p>185.209176560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7.863574584963">
                <text:p>187.8635745849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35cm" svg:height="7.288cm" xlink:href=".." xlink:type="simple" chart:class="chart:scatter" chart:style-name="ch1">
        <chart:title svg:x="6.245cm" svg:y="0.281cm" chart:style-name="ch2">
          <text:p>diff 2 ~ n</text:p>
        </chart:title>
        <chart:plot-area chart:style-name="ch3" table:cell-range-address="'Modified Data Calculations'.A33:'Modified Data Calculations'.A43 'Modified Data Calculations'.G33:'Modified Data Calculations'.G43" svg:x="1.289cm" svg:y="1.231cm" svg:width="12.858cm" svg:height="4.941cm">
          <chartooo:coordinate-region svg:x="2.598cm" svg:y="1.433cm" svg:width="11.166cm" svg:height="4.086cm"/>
          <chart:axis chart:dimension="x" chart:name="primary-x" chart:style-name="ch4">
            <chart:title svg:x="7.576cm" svg:y="6.317cm" chart:style-name="ch5">
              <text:p>n</text:p>
            </chart:title>
          </chart:axis>
          <chart:axis chart:dimension="y" chart:name="primary-y" chart:style-name="ch6">
            <chart:title svg:x="0.451cm" svg:y="4.086cm" chart:style-name="ch7">
              <text:p>diff 2</text:p>
            </chart:title>
            <chart:grid chart:style-name="ch8" chart:class="major"/>
          </chart:axis>
          <chart:series chart:style-name="ch9" chart:values-cell-range-address="'Modified Data Calculations'.G33:'Modified Data Calculations'.G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5.134cm" svg:y="3.71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44.2117798756331">
                <text:p>44.2117798756331</text:p>
                <draw:g>
                  <svg:desc>'Modified Data Calculations'.G33:'Modified Data Calculations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1781830856136">
                <text:p>56.1781830856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9330323515688">
                <text:p>85.9330323515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5.2632280130557">
                <text:p>85.263228013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.6274631299734">
                <text:p>83.6274631299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5190575410232">
                <text:p>92.5190575410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4.8225782656391">
                <text:p>94.8225782656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.6927769477839">
                <text:p>96.692776947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5788457142858">
                <text:p>96.5788457142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.6443211136322">
                <text:p>96.64432111363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1cm" svg:height="7.486cm" xlink:href=".." xlink:type="simple" chart:class="chart:scatter" chart:style-name="ch1">
        <chart:title svg:x="5.585cm" svg:y="0.285cm" chart:style-name="ch2">
          <text:p>diff 2' ~ n</text:p>
        </chart:title>
        <chart:plot-area chart:style-name="ch3" table:cell-range-address="'Modified Data Calculations'.A33:'Modified Data Calculations'.A43 'Modified Data Calculations'.H33:'Modified Data Calculations'.H43" svg:x="1.265cm" svg:y="1.239cm" svg:width="11.672cm" svg:height="5.127cm">
          <chartooo:coordinate-region svg:x="2.574cm" svg:y="1.441cm" svg:width="9.98cm" svg:height="4.272cm"/>
          <chart:axis chart:dimension="x" chart:name="primary-x" chart:style-name="ch4">
            <chart:title svg:x="6.959cm" svg:y="6.515cm" chart:style-name="ch5">
              <text:p>n</text:p>
            </chart:title>
          </chart:axis>
          <chart:axis chart:dimension="y" chart:name="primary-y" chart:style-name="ch6">
            <chart:title svg:x="0.451cm" svg:y="4.219cm" chart:style-name="ch7">
              <text:p>diff 2'</text:p>
            </chart:title>
            <chart:grid chart:style-name="ch8" chart:class="major"/>
          </chart:axis>
          <chart:series chart:style-name="ch9" chart:values-cell-range-address="'Modified Data Calculations'.H33:'Modified Data Calculations'.H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568cm" svg:y="1.58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37.1364326635806">
                <text:p>37.1364326635806</text:p>
                <draw:g>
                  <svg:desc>'Modified Data Calculations'.H33:'Modified Data Calculations'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.7814295441465">
                <text:p>60.781429544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.1977230902826">
                <text:p>73.1977230902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868270299977">
                <text:p>79.8682702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244584134615">
                <text:p>84.224458413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.2719151749601">
                <text:p>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.907937992692">
                <text:p>101.907937992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.11892972973">
                <text:p>114.11892972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.20204295365">
                <text:p>117.2020429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2.705506489362">
                <text:p>132.705506489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.305cm" xlink:href=".." xlink:type="simple" chart:class="chart:scatter" chart:style-name="ch1">
        <chart:title svg:x="5.518cm" svg:y="0.282cm" chart:style-name="ch2">
          <text:p>diff 3 ~ n</text:p>
        </chart:title>
        <chart:plot-area chart:style-name="ch3" table:cell-range-address="'Modified Data Calculations'.A33:'Modified Data Calculations'.A44 'Modified Data Calculations'.J33:'Modified Data Calculations'.J44" svg:x="1.132cm" svg:y="1.031cm" svg:width="11.588cm" svg:height="5.607cm">
          <chartooo:coordinate-region svg:x="2.441cm" svg:y="1.233cm" svg:width="10.087cm" svg:height="4.752cm"/>
          <chart:axis chart:dimension="x" chart:name="primary-x" chart:style-name="ch4">
            <chart:title svg:x="6.784cm" svg:y="6.755cm" chart:style-name="ch5">
              <text:p>n</text:p>
            </chart:title>
          </chart:axis>
          <chart:axis chart:dimension="y" chart:name="primary-y" chart:style-name="ch6">
            <chart:title svg:x="0.323cm" svg:y="4.219cm" chart:style-name="ch7">
              <text:p>diff 3</text:p>
            </chart:title>
            <chart:grid chart:style-name="ch8" chart:class="major"/>
          </chart:axis>
          <chart:series chart:style-name="ch9" chart:values-cell-range-address="'Modified Data Calculations'.J33:'Modified Data Calculations'.J44" chart:class="chart:scatter">
            <chart:domain table:cell-range-address="'Modified Data Calculations'.A33:'Modified Data Calculations'.A44"/>
            <chart:regression-curve chart:style-name="ch10">
              <chart:equation chart:display-equation="true" chart:display-r-square="true" svg:x="2.736cm" svg:y="4.97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NaN">
                <text:p>NaN</text:p>
                <draw:g>
                  <svg:desc>'Modified Data Calculations'.J33:'Modified Data Calculations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.1666307396721">
                <text:p>31.1666307396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.1060143394109">
                <text:p>38.1060143394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.588473497041">
                <text:p>44.588473497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.3633420435245">
                <text:p>51.3633420435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.031313027523">
                <text:p>58.031313027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185327470224">
                <text:p>63.185327470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1786484745294">
                <text:p>69.1786484745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8.1392853924285">
                <text:p>78.13928539242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77cm" svg:height="7.247cm" xlink:href=".." xlink:type="simple" chart:class="chart:scatter" chart:style-name="ch1">
        <chart:title svg:x="5.423cm" svg:y="0.28cm" chart:style-name="ch2">
          <text:p>diff 3' ~ n</text:p>
        </chart:title>
        <chart:plot-area chart:style-name="ch3" table:cell-range-address="'Modified Data Calculations'.A33:'Modified Data Calculations'.A44 'Modified Data Calculations'.K33:'Modified Data Calculations'.K44" svg:x="-0.102cm" svg:y="1.388cm" svg:width="12.67cm" svg:height="5.206cm">
          <chartooo:coordinate-region svg:x="1.398cm" svg:y="1.59cm" svg:width="10.978cm" svg:height="4.351cm"/>
          <chart:axis chart:dimension="x" chart:name="primary-x" chart:style-name="ch4">
            <chart:title svg:x="6.091cm" svg:y="6.697cm" chart:style-name="ch5">
              <text:p>n</text:p>
            </chart:title>
          </chart:axis>
          <chart:axis chart:dimension="y" chart:name="primary-y" chart:style-name="ch4">
            <chart:title svg:x="0cm" svg:y="4.408cm" chart:style-name="ch6">
              <text:p>diff 3'</text:p>
            </chart:title>
            <chart:grid chart:style-name="ch7" chart:class="major"/>
          </chart:axis>
          <chart:series chart:style-name="ch8" chart:values-cell-range-address="'Modified Data Calculations'.K33:'Modified Data Calculations'.K44" chart:class="chart:scatter">
            <chart:domain table:cell-range-address="'Modified Data Calculations'.A33:'Modified Data Calculations'.A44"/>
            <chart:regression-curve chart:style-name="ch9">
              <chart:equation chart:display-equation="true" chart:display-r-square="true" svg:x="1.769cm" svg:y="1.785cm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4</svg:desc>
                </draw:g>
              </table:table-cell>
              <table:table-cell office:value-type="float" office:value="NaN">
                <text:p>NaN</text:p>
                <draw:g>
                  <svg:desc>'Modified Data Calculations'.K33:'Modified Data Calculations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9865170467969">
                <text:p>19.9865170467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2054262723937">
                <text:p>27.2054262723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.0711658188749">
                <text:p>36.0711658188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9.4532786129547">
                <text:p>49.4532786129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.3255915556725">
                <text:p>60.3255915556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7.3607164357747">
                <text:p>77.3607164357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2.2082720338982">
                <text:p>92.2082720338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0.315534346202">
                <text:p>110.3155343462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78cm" svg:height="7.183cm" xlink:href=".." xlink:type="simple" chart:class="chart:scatter" chart:style-name="ch1">
        <chart:title svg:x="5.517cm" svg:y="0.279cm" chart:style-name="ch2">
          <text:p>diff 4 ~ n</text:p>
        </chart:title>
        <chart:plot-area chart:style-name="ch3" table:cell-range-address="'Modified Data Calculations'.A33:'Modified Data Calculations'.A43 'Modified Data Calculations'.M33:'Modified Data Calculations'.M43" svg:x="0.985cm" svg:y="0.934cm" svg:width="11.645cm" svg:height="5.933cm">
          <chartooo:coordinate-region svg:x="2.294cm" svg:y="1.136cm" svg:width="10.144cm" svg:height="5.078cm"/>
          <chart:axis chart:dimension="x" chart:name="primary-x" chart:style-name="ch4">
            <chart:title svg:x="6.665cm" svg:y="6.633cm" chart:style-name="ch5">
              <text:p>n</text:p>
            </chart:title>
          </chart:axis>
          <chart:axis chart:dimension="y" chart:name="primary-y" chart:style-name="ch6">
            <chart:title svg:x="0.176cm" svg:y="4.285cm" chart:style-name="ch7">
              <text:p>diff 4</text:p>
            </chart:title>
            <chart:grid chart:style-name="ch8" chart:class="major"/>
          </chart:axis>
          <chart:series chart:style-name="ch9" chart:values-cell-range-address="'Modified Data Calculations'.M33:'Modified Data Calculations'.M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823cm" svg:y="1.3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NaN">
                <text:p>NaN</text:p>
                <draw:g>
                  <svg:desc>'Modified Data Calculations'.M33:'Modified Data Calculations'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.5803809199798">
                <text:p>24.5803809199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.0491904637809">
                <text:p>28.0491904637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.8239584459275">
                <text:p>33.8239584459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.707916407771">
                <text:p>37.70791640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.4114311180124">
                <text:p>41.4114311180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.7293528696724">
                <text:p>46.7293528696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8.5236889440994">
                <text:p>48.523688944099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16cm" svg:height="8.014cm" xlink:href=".." xlink:type="simple" chart:class="chart:scatter" chart:style-name="ch1">
        <chart:title svg:x="5.993cm" svg:y="0.296cm" chart:style-name="ch2">
          <text:p>diff 4' ~ n</text:p>
        </chart:title>
        <chart:plot-area chart:style-name="ch3" table:cell-range-address="'Modified Data Calculations'.A33:'Modified Data Calculations'.A43 'Modified Data Calculations'.N33:'Modified Data Calculations'.N43" svg:x="1.281cm" svg:y="1.261cm" svg:width="12.455cm" svg:height="5.622cm">
          <chartooo:coordinate-region svg:x="2.59cm" svg:y="1.464cm" svg:width="10.763cm" svg:height="4.766cm"/>
          <chart:axis chart:dimension="x" chart:name="primary-x" chart:style-name="ch4">
            <chart:title svg:x="7.366cm" svg:y="7.043cm" chart:style-name="ch5">
              <text:p>n</text:p>
            </chart:title>
          </chart:axis>
          <chart:axis chart:dimension="y" chart:name="primary-y" chart:style-name="ch6">
            <chart:title svg:x="0.451cm" svg:y="4.489cm" chart:style-name="ch7">
              <text:p>diff 4'</text:p>
            </chart:title>
            <chart:grid chart:style-name="ch8" chart:class="major"/>
          </chart:axis>
          <chart:series chart:style-name="ch9" chart:values-cell-range-address="'Modified Data Calculations'.N33:'Modified Data Calculations'.N43" chart:class="chart:scatter">
            <chart:domain table:cell-range-address="'Modified Data Calculations'.A33:'Modified Data Calculations'.A43"/>
            <chart:regression-curve chart:style-name="ch10">
              <chart:equation chart:display-equation="true" chart:display-r-square="true" svg:x="2.569cm" svg:y="1.797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ified Data Calculations'.A33:'Modified Data Calculations'.A43</svg:desc>
                </draw:g>
              </table:table-cell>
              <table:table-cell office:value-type="float" office:value="NaN">
                <text:p>NaN</text:p>
                <draw:g>
                  <svg:desc>'Modified Data Calculations'.N33:'Modified Data Calculations'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.210088598338">
                <text:p>26.210088598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.1597647521596">
                <text:p>34.1597647521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2.9428598147489">
                <text:p>42.9428598147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.5937802777777">
                <text:p>55.5937802777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1.3420054385433">
                <text:p>71.3420054385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9.063320321842">
                <text:p>119.0633203218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34cm" svg:height="7.878cm" xlink:href=".." xlink:type="simple" chart:class="chart:scatter" chart:style-name="ch1">
        <chart:title svg:x="5.555cm" svg:y="0.293cm" chart:style-name="ch2">
          <text:p>dn^2 ~ n</text:p>
        </chart:title>
        <chart:plot-area chart:style-name="ch3" table:cell-range-address="Calculations.A33:Calculations.B44" svg:x="1.261cm" svg:y="1.255cm" svg:width="11.513cm" svg:height="5.495cm">
          <chartooo:coordinate-region svg:x="2.761cm" svg:y="1.457cm" svg:width="9.821cm" svg:height="4.64cm"/>
          <chart:axis chart:dimension="x" chart:name="primary-x" chart:style-name="ch4">
            <chart:title svg:x="6.875cm" svg:y="6.907cm" chart:style-name="ch5">
              <text:p>n</text:p>
            </chart:title>
          </chart:axis>
          <chart:axis chart:dimension="y" chart:name="primary-y" chart:style-name="ch6">
            <chart:title svg:x="0.451cm" svg:y="4.229cm" chart:style-name="ch7">
              <text:p>dn</text:p>
            </chart:title>
            <chart:grid chart:style-name="ch8" chart:class="major"/>
          </chart:axis>
          <chart:series chart:style-name="ch9" chart:values-cell-range-address="Calculations.B33:Calculations.B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711cm" svg:y="1.805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24.508687890625">
                <text:p>24.508687890625</text:p>
                <draw:g>
                  <svg:desc>Calculations.B33:Calculations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454945200625">
                <text:p>33.4549452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652130950625">
                <text:p>44.65213095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608479500625">
                <text:p>57.60847950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241580050625">
                <text:p>70.24158005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8892481">
                <text:p>84.28892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.344796700625">
                <text:p>100.3447967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16114081">
                <text:p>117.16114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6.80577296">
                <text:p>136.80577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6.155639250625">
                <text:p>156.15563925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9.44209936">
                <text:p>179.4420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.87173376">
                <text:p>199.87173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5cm" svg:height="7.849cm" xlink:href=".." xlink:type="simple" chart:class="chart:scatter" chart:style-name="ch1">
        <chart:title svg:x="6cm" svg:y="0.292cm" chart:style-name="ch2">
          <text:p>diff 1 ~ n</text:p>
        </chart:title>
        <chart:plot-area chart:style-name="ch3" table:cell-range-address="Calculations.A33:Calculations.A44 Calculations.D33:Calculations.D44" svg:x="1.279cm" svg:y="1.253cm" svg:width="12.388cm" svg:height="5.469cm">
          <chartooo:coordinate-region svg:x="2.588cm" svg:y="1.455cm" svg:width="10.887cm" svg:height="4.614cm"/>
          <chart:axis chart:dimension="x" chart:name="primary-x" chart:style-name="ch4">
            <chart:title svg:x="7.331cm" svg:y="6.878cm" chart:style-name="ch5">
              <text:p>n</text:p>
            </chart:title>
          </chart:axis>
          <chart:axis chart:dimension="y" chart:name="primary-y" chart:style-name="ch6">
            <chart:title svg:x="0.451cm" svg:y="4.372cm" chart:style-name="ch7">
              <text:p>diff 1</text:p>
            </chart:title>
            <chart:grid chart:style-name="ch8" chart:class="major"/>
          </chart:axis>
          <chart:series chart:style-name="ch9" chart:values-cell-range-address="Calculations.D33:Calculations.D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901cm" svg:y="1.79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5.88901095741976">
                <text:p>5.88901095741976</text:p>
                <draw:g>
                  <svg:desc>Calculations.D33:Calculations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8264492753623">
                <text:p>8.3826449275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96519680489146">
                <text:p>9.96519680489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8229469212559">
                <text:p>11.8229469212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6893037539767">
                <text:p>13.689303753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8098865304791">
                <text:p>15.8098865304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1250492718668">
                <text:p>18.1250492718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9948027804082">
                <text:p>19.994802780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.8442916151809">
                <text:p>21.844291615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.1658374748346">
                <text:p>24.1658374748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346183167966">
                <text:p>26.346183167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.4121840200458">
                <text:p>29.41218402004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3cm" svg:height="7.727cm" xlink:href=".." xlink:type="simple" chart:class="chart:scatter" chart:style-name="ch1">
        <chart:title svg:x="5.971cm" svg:y="0.29cm" chart:style-name="ch2">
          <text:p>diff 1' ~ n</text:p>
        </chart:title>
        <chart:plot-area chart:style-name="ch3" table:cell-range-address="Calculations.A33:Calculations.A44 Calculations.E33:Calculations.E44" svg:x="1.28cm" svg:y="1.249cm" svg:width="12.414cm" svg:height="5.353cm">
          <chartooo:coordinate-region svg:x="2.589cm" svg:y="1.451cm" svg:width="10.722cm" svg:height="4.498cm"/>
          <chart:axis chart:dimension="x" chart:name="primary-x" chart:style-name="ch4">
            <chart:title svg:x="7.345cm" svg:y="6.756cm" chart:style-name="ch5">
              <text:p>n</text:p>
            </chart:title>
          </chart:axis>
          <chart:axis chart:dimension="y" chart:name="primary-y" chart:style-name="ch6">
            <chart:title svg:x="0.451cm" svg:y="4.384cm" chart:style-name="ch7">
              <text:p>diff 1' </text:p>
            </chart:title>
            <chart:grid chart:style-name="ch8" chart:class="major"/>
          </chart:axis>
          <chart:series chart:style-name="ch9" chart:values-cell-range-address="Calculations.E33:Calculations.E44" chart:class="chart:scatter">
            <chart:domain table:cell-range-address="Calculations.A33:Calculations.A44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37.1364326635806">
                <text:p>37.1364326635806</text:p>
                <draw:g>
                  <svg:desc>Calculations.E33:Calculations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.1453123663834">
                <text:p>74.1453123663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3.1842637568481">
                <text:p>83.1842637568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382316699915">
                <text:p>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6.287956232719">
                <text:p>106.287956232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.894920860072">
                <text:p>116.89492086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.467591107196">
                <text:p>119.4675911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3.844411571428">
                <text:p>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3.304492261942">
                <text:p>143.304492261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.209176560705">
                <text:p>185.209176560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7.863574584963">
                <text:p>187.863574584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35cm" svg:height="7.288cm" xlink:href=".." xlink:type="simple" chart:class="chart:scatter" chart:style-name="ch1">
        <chart:title svg:x="6.245cm" svg:y="0.281cm" chart:style-name="ch2">
          <text:p>diff 2 ~ n</text:p>
        </chart:title>
        <chart:plot-area chart:style-name="ch3" table:cell-range-address="Calculations.A33:Calculations.A43 Calculations.G33:Calculations.G43" svg:x="1.289cm" svg:y="1.231cm" svg:width="12.858cm" svg:height="4.941cm">
          <chartooo:coordinate-region svg:x="2.598cm" svg:y="1.433cm" svg:width="11.166cm" svg:height="4.086cm"/>
          <chart:axis chart:dimension="x" chart:name="primary-x" chart:style-name="ch4">
            <chart:title svg:x="7.576cm" svg:y="6.317cm" chart:style-name="ch5">
              <text:p>n</text:p>
            </chart:title>
          </chart:axis>
          <chart:axis chart:dimension="y" chart:name="primary-y" chart:style-name="ch6">
            <chart:title svg:x="0.451cm" svg:y="4.086cm" chart:style-name="ch7">
              <text:p>diff 2</text:p>
            </chart:title>
            <chart:grid chart:style-name="ch8" chart:class="major"/>
          </chart:axis>
          <chart:series chart:style-name="ch9" chart:values-cell-range-address="Calculations.G33:Calculations.G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5.134cm" svg:y="3.71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44.2117798756331">
                <text:p>44.2117798756331</text:p>
                <draw:g>
                  <svg:desc>Calculations.G33:Calculations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.1781830856136">
                <text:p>56.1781830856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9330323515688">
                <text:p>85.9330323515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5.2632280130557">
                <text:p>85.263228013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.6274631299734">
                <text:p>83.6274631299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5190575410232">
                <text:p>92.5190575410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4.8225782656391">
                <text:p>94.8225782656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.6927769477839">
                <text:p>96.692776947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5788457142858">
                <text:p>96.5788457142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4629629989519">
                <text:p>98.4629629989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6.6443211136322">
                <text:p>96.64432111363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1cm" svg:height="7.486cm" xlink:href=".." xlink:type="simple" chart:class="chart:scatter" chart:style-name="ch1">
        <chart:title svg:x="5.585cm" svg:y="0.285cm" chart:style-name="ch2">
          <text:p>diff 2' ~ n</text:p>
        </chart:title>
        <chart:plot-area chart:style-name="ch3" table:cell-range-address="Calculations.A33:Calculations.A43 Calculations.H33:Calculations.H43" svg:x="1.265cm" svg:y="1.239cm" svg:width="11.672cm" svg:height="5.127cm">
          <chartooo:coordinate-region svg:x="2.574cm" svg:y="1.441cm" svg:width="9.98cm" svg:height="4.272cm"/>
          <chart:axis chart:dimension="x" chart:name="primary-x" chart:style-name="ch4">
            <chart:title svg:x="6.959cm" svg:y="6.515cm" chart:style-name="ch5">
              <text:p>n</text:p>
            </chart:title>
          </chart:axis>
          <chart:axis chart:dimension="y" chart:name="primary-y" chart:style-name="ch6">
            <chart:title svg:x="0.451cm" svg:y="4.219cm" chart:style-name="ch7">
              <text:p>diff 2'</text:p>
            </chart:title>
            <chart:grid chart:style-name="ch8" chart:class="major"/>
          </chart:axis>
          <chart:series chart:style-name="ch9" chart:values-cell-range-address="Calculations.H33:Calculations.H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568cm" svg:y="1.581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37.1364326635806">
                <text:p>37.1364326635806</text:p>
                <draw:g>
                  <svg:desc>Calculations.H33:Calculations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5392498522918">
                <text:p>46.5392498522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.7814295441465">
                <text:p>60.7814295441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.1977230902826">
                <text:p>73.1977230902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868270299977">
                <text:p>79.8682702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2244584134615">
                <text:p>84.224458413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.2719151749601">
                <text:p>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.907937992692">
                <text:p>101.907937992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4.11892972973">
                <text:p>114.11892972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.20204295365">
                <text:p>117.20204295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2.705506489362">
                <text:p>132.7055064893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1cm" svg:height="7.305cm" xlink:href=".." xlink:type="simple" chart:class="chart:scatter" chart:style-name="ch1">
        <chart:title svg:x="5.518cm" svg:y="0.282cm" chart:style-name="ch2">
          <text:p>diff 3 ~ n</text:p>
        </chart:title>
        <chart:plot-area chart:style-name="ch3" table:cell-range-address="Calculations.A33:Calculations.A44 Calculations.J33:Calculations.J44" svg:x="0.814cm" svg:y="1.031cm" svg:width="11.906cm" svg:height="5.156cm">
          <chartooo:coordinate-region svg:x="2.441cm" svg:y="1.233cm" svg:width="10.087cm" svg:height="4.752cm"/>
          <chart:axis chart:dimension="x" chart:name="primary-x" chart:style-name="ch4">
            <chart:title svg:x="6.625cm" svg:y="6.333cm" chart:style-name="ch5">
              <text:p>n</text:p>
            </chart:title>
          </chart:axis>
          <chart:axis chart:dimension="y" chart:name="primary-y" chart:style-name="ch6">
            <chart:title svg:x="0.005cm" svg:y="3.994cm" chart:style-name="ch7">
              <text:p>diff 3</text:p>
            </chart:title>
            <chart:grid chart:style-name="ch8" chart:class="major"/>
          </chart:axis>
          <chart:series chart:style-name="ch9" chart:values-cell-range-address="Calculations.J33:Calculations.J44" chart:class="chart:scatter">
            <chart:domain table:cell-range-address="Calculations.A33:Calculations.A44"/>
            <chart:regression-curve chart:style-name="ch10">
              <chart:equation chart:display-equation="true" chart:display-r-square="true" svg:x="2.736cm" svg:y="4.978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-19.7659899729489">
                <text:p>-19.7659899729489</text:p>
                <draw:g>
                  <svg:desc>Calculations.J33:Calculations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6.5071811444058">
                <text:p>-26.5071811444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6.5024977777778">
                <text:p>-36.50249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0.260602190619">
                <text:p>-50.260602190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60.2820724189526">
                <text:p>-60.2820724189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76.5043223722044">
                <text:p>-76.5043223722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93.2719151749601">
                <text:p>-93.2719151749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12.925312034858">
                <text:p>-112.925312034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33.844411571428">
                <text:p>-133.844411571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61.759626678137">
                <text:p>-161.759626678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214.383614516129">
                <text:p>-214.3836145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232.147780802792">
                <text:p>-232.147780802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cm" svg:height="7.08cm" xlink:href=".." xlink:type="simple" chart:class="chart:scatter" chart:style-name="ch1">
        <chart:title svg:x="5.275cm" svg:y="0.277cm" chart:style-name="ch2">
          <text:p>diff 3' ~ n</text:p>
        </chart:title>
        <chart:plot-area chart:style-name="ch3" table:cell-range-address="Calculations.A33:Calculations.A44 Calculations.K33:Calculations.K44" svg:x="-0.134cm" svg:y="1.352cm" svg:width="12.417cm" svg:height="5.106cm">
          <chartooo:coordinate-region svg:x="1.366cm" svg:y="1.554cm" svg:width="10.725cm" svg:height="4.251cm"/>
          <chart:axis chart:dimension="x" chart:name="primary-x" chart:style-name="ch4">
            <chart:title svg:x="5.932cm" svg:y="6.53cm" chart:style-name="ch5">
              <text:p>n</text:p>
            </chart:title>
          </chart:axis>
          <chart:axis chart:dimension="y" chart:name="primary-y" chart:style-name="ch4">
            <chart:title svg:x="0cm" svg:y="4.322cm" chart:style-name="ch6">
              <text:p>diff 3'</text:p>
            </chart:title>
            <chart:grid chart:style-name="ch7" chart:class="major"/>
          </chart:axis>
          <chart:series chart:style-name="ch8" chart:values-cell-range-address="Calculations.K33:Calculations.K44" chart:class="chart:scatter">
            <chart:domain table:cell-range-address="Calculations.A33:Calculations.A44"/>
            <chart:regression-curve chart:style-name="ch9">
              <chart:equation chart:display-equation="true" chart:display-r-square="true" svg:x="1.728cm" svg:y="1.744cm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4</svg:desc>
                </draw:g>
              </table:table-cell>
              <table:table-cell office:value-type="float" office:value="30.6336701291556">
                <text:p>30.6336701291556</text:p>
                <draw:g>
                  <svg:desc>Calculations.K33:Calculations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7500740113387">
                <text:p>36.7500740113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.249417201097">
                <text:p>45.249417201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.2347829196939">
                <text:p>52.2347829196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.9910400441423">
                <text:p>57.9910400441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.612865014263">
                <text:p>62.612865014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9.7756162937157">
                <text:p>69.7756162937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9.4397022313323">
                <text:p>79.4397022313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8.8787824880112">
                <text:p>88.8787824880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6.0969152231815">
                <text:p>96.0969152231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4.44598530546">
                <text:p>104.44598530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5.653961611722">
                <text:p>105.6539616117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78cm" svg:height="7.183cm" xlink:href=".." xlink:type="simple" chart:class="chart:scatter" chart:style-name="ch1">
        <chart:title svg:x="5.517cm" svg:y="0.279cm" chart:style-name="ch2">
          <text:p>diff 4 ~ n</text:p>
        </chart:title>
        <chart:plot-area chart:style-name="ch3" table:cell-range-address="Calculations.A33:Calculations.A43 Calculations.M33:Calculations.M43" svg:x="0.477cm" svg:y="0.933cm" svg:width="12.153cm" svg:height="5.483cm">
          <chartooo:coordinate-region svg:x="2.294cm" svg:y="1.136cm" svg:width="10.144cm" svg:height="5.078cm"/>
          <chart:axis chart:dimension="x" chart:name="primary-x" chart:style-name="ch4">
            <chart:title svg:x="6.411cm" svg:y="6.559cm" chart:style-name="ch5">
              <text:p>n</text:p>
            </chart:title>
          </chart:axis>
          <chart:axis chart:dimension="y" chart:name="primary-y" chart:style-name="ch6">
            <chart:title svg:x="0cm" svg:y="4.059cm" chart:style-name="ch7">
              <text:p>diff 4</text:p>
            </chart:title>
            <chart:grid chart:style-name="ch8" chart:class="major"/>
          </chart:axis>
          <chart:series chart:style-name="ch9" chart:values-cell-range-address="Calculations.M33:Calculations.M43" chart:class="chart:scatter">
            <chart:domain table:cell-range-address="Calculations.A33:Calculations.A43"/>
            <chart:regression-curve chart:style-name="ch10">
              <chart:equation chart:display-equation="true" chart:display-r-square="true" svg:x="2.823cm" svg:y="1.305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culations.A33:Calculations.A43</svg:desc>
                </draw:g>
              </table:table-cell>
              <table:table-cell office:value-type="float" office:value="-23.8125300625301">
                <text:p>-23.8125300625301</text:p>
                <draw:g>
                  <svg:desc>Calculations.M33:Calculations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35.3150369833389">
                <text:p>-35.3150369833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9.3635459555045">
                <text:p>-49.363545955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7.8464102564102">
                <text:p>-77.8464102564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3.382316699915">
                <text:p>-103.38231669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3.372626550759">
                <text:p>-133.37262655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18.905690679156">
                <text:p>-218.905690679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04.903268699799">
                <text:p>-304.903268699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508.810400581392">
                <text:p>-508.81040058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892.866284200143">
                <text:p>-892.86628420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41.35268125848">
                <text:p>2441.352681258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